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ntium1" svg:font-family="Gentium"/>
    <style:font-face style:name="Gentium-Italic1" svg:font-family="Gentium-Italic" style:font-family-generic="script"/>
    <style:font-face style:name="Gentium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8" style:family="table-cell" style:parent-style-name="Default">
      <style:table-cell-properties fo:background-color="#ff3366"/>
    </style:style>
    <style:style style:name="ce9" style:family="table-cell" style:parent-style-name="Default">
      <style:table-cell-properties fo:background-color="#99ff33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66ff"/>
    </style:style>
    <style:style style:name="T1" style:family="text">
      <style:text-properties style:font-name="Gentium1" fo:font-size="10pt" style:font-name-asian="Gentium1" style:font-size-asian="10pt" style:font-name-complex="Gentium1" style:font-size-complex="5.69999980926514pt"/>
    </style:style>
    <style:style style:name="T2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3" style:family="text">
      <style:text-properties style:font-name="Gentium-Italic1" fo:font-size="10pt" fo:font-style="italic" style:font-name-asian="Gentium-Italic1" style:font-size-asian="10pt" style:font-style-asian="italic" style:font-name-complex="Gentium-Italic1" style:font-size-complex="5.69999980926514pt" style:font-style-complex="italic"/>
    </style:style>
    <style:style style:name="T4" style:family="text">
      <style:text-properties style:font-name="Gentium" fo:font-size="10pt" style:font-name-asian="Gentium" style:font-size-asian="10pt" style:font-name-complex="Gentium" style:font-size-complex="5.69999980926514pt"/>
    </style:style>
  </office:automatic-styles>
  <office:body>
    <office:spreadsheet>
      <table:table table:name="Feuille1" table:style-name="ta1" table:print="false">
        <table:table-column table:style-name="co1" table:number-columns-repeated="18" table:default-cell-style-name="Default"/>
        <table:table-row table:style-name="ro2">
          <table:table-cell office:value-type="string">
            <text:p>pk initiale</text:p>
          </table:table-cell>
          <table:table-cell office:value-type="string">
            <text:p>pk rime</text:p>
          </table:table-cell>
          <table:table-cell office:value-type="string">
            <text:p>coda</text:p>
          </table:table-cell>
          <table:table-cell office:value-type="string">
            <text:p>khaling1</text:p>
          </table:table-cell>
          <table:table-cell office:value-type="string">
            <text:p>rime</text:p>
          </table:table-cell>
          <table:table-cell office:value-type="string">
            <text:p>meaning</text:p>
          </table:table-cell>
          <table:table-cell office:value-type="string">
            <text:p>ps</text:p>
          </table:table-cell>
          <table:table-cell office:value-type="string">
            <text:p>khaling2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meaning</text:p>
          </table:table-cell>
          <table:table-cell office:value-type="string">
            <text:p>limbu2</text:p>
          </table:table-cell>
          <table:table-cell office:value-type="string">
            <text:p>meaning</text:p>
          </table:table-cell>
          <table:table-cell office:value-type="string">
            <text:p>bantawa</text:p>
          </table:table-cell>
          <table:table-cell office:value-type="string">
            <text:p>meaning</text:p>
          </table:table-cell>
          <table:table-cell office:value-type="string">
            <text:p>Tibetan</text:p>
          </table:table-cell>
          <table:table-cell office:value-type="string">
            <text:p>Japhug</text:p>
          </table:table-cell>
          <table:table-cell office:value-type="string">
            <text:p>other</text:p>
          </table:table-cell>
        </table:table-row>
        <table:table-row table:style-name="ro2">
          <table:table-cell office:value-type="string">
            <text:p>??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table:style-name="ce2" office:value-type="string">
            <text:p>jakt</text:p>
          </table:table-cell>
          <table:table-cell office:value-type="string">
            <text:p>akt</text:p>
          </table:table-cell>
          <table:table-cell office:value-type="string">
            <text:p>strik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kt</text:p>
          </table:table-cell>
          <table:table-cell office:value-type="string">
            <text:p>to strike, to kick, to stamp</text:p>
          </table:table-cell>
          <table:table-cell table:number-columns-repeated="6"/>
          <table:table-cell office:value-type="string">
            <text:p>???initial</text:p>
          </table:table-cell>
        </table:table-row>
        <table:table-row table:style-name="ro2">
          <table:table-cell office:value-type="string">
            <text:p>??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rikt</text:p>
          </table:table-cell>
          <table:table-cell office:value-type="string">
            <text:p>ikt</text:p>
          </table:table-cell>
          <table:table-cell office:value-type="string">
            <text:p>shake (with a horizontal motion), sprinkle with wat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iks </text:p>
          </table:table-cell>
          <table:table-cell office:value-type="string">
            <text:p>to shake, to brandish (a weapon), to wag (the tail)</text:p>
          </table:table-cell>
          <table:table-cell table:number-columns-repeated="7"/>
        </table:table-row>
        <table:table-row table:style-name="ro2">
          <table:table-cell office:value-type="string">
            <text:p>??</text:p>
          </table:table-cell>
          <table:table-cell table:number-columns-repeated="8"/>
          <table:table-cell table:style-name="ce4" office:value-type="string">
            <text:p>muts</text:p>
          </table:table-cell>
          <table:table-cell office:value-type="string">
            <text:p>forget</text:p>
          </table:table-cell>
          <table:table-cell table:number-columns-repeated="2"/>
          <table:table-cell office:value-type="string">
            <text:p>manma</text:p>
          </table:table-cell>
          <table:table-cell office:value-type="string">
            <text:p>forget</text:p>
          </table:table-cell>
          <table:table-cell table:number-columns-repeated="3"/>
        </table:table-row>
        <table:table-row table:style-name="ro2"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i</text:p>
          </table:table-cell>
          <table:table-cell office:value-type="string">
            <text:p>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i</text:p>
          </table:table-cell>
          <table:table-cell office:value-type="string">
            <text:p>give</text:p>
          </table:table-cell>
          <table:table-cell table:number-columns-repeated="2"/>
          <table:table-cell office:value-type="string">
            <text:p>pɨma (pɨ)</text:p>
          </table:table-cell>
          <table:table-cell office:value-type="string">
            <text:p>give</text:p>
          </table:table-cell>
          <table:table-cell office:value-type="string">
            <text:p>ɴbʲin</text:p>
          </table:table-cell>
          <table:table-cell office:value-type="string">
            <text:p>mbi</text:p>
          </table:table-cell>
          <table:table-cell office:value-type="string">
            <text:p>畀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office:value-type="string">
            <text:p>buk</text:p>
          </table:table-cell>
          <table:table-cell office:value-type="string">
            <text:p>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pukma, pua</text:p>
          </table:table-cell>
          <table:table-cell office:value-type="string">
            <text:p>give birth</text:p>
          </table:table-cell>
          <table:table-cell table:number-columns-repeated="3"/>
        </table:table-row>
        <table:table-row table:style-name="ro2">
          <table:table-cell office:value-type="string">
            <text:p>b/mb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bher</text:p>
          </table:table-cell>
          <table:table-cell office:value-type="string">
            <text:p>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office:value-type="string">
            <text:p>bhert</text:p>
          </table:table-cell>
          <table:table-cell office:value-type="string">
            <text:p>cause to fly</text:p>
          </table:table-cell>
          <table:table-cell office:value-type="string">
            <text:p>pɛːr</text:p>
          </table:table-cell>
          <table:table-cell office:value-type="string">
            <text:p>fly</text:p>
          </table:table-cell>
          <table:table-cell office:value-type="string">
            <text:p>phɛs</text:p>
          </table:table-cell>
          <table:table-cell office:value-type="string">
            <text:p>to cause to fly</text:p>
          </table:table-cell>
          <table:table-cell office:value-type="string">
            <text:p>penma, pia</text:p>
          </table:table-cell>
          <table:table-cell office:value-type="string">
            <text:p>fly</text:p>
          </table:table-cell>
          <table:table-cell office:value-type="string">
            <text:p>bʲer</text:p>
          </table:table-cell>
          <table:table-cell/>
          <table:table-cell office:value-type="string">
            <text:p>causative</text:p>
          </table:table-cell>
        </table:table-row>
        <table:table-row table:style-name="ro3">
          <table:table-cell office:value-type="string">
            <text:p>b/mb</text:p>
          </table:table-cell>
          <table:table-cell office:value-type="string">
            <text:p>okt</text:p>
          </table:table-cell>
          <table:table-cell office:value-type="string">
            <text:p>kt</text:p>
          </table:table-cell>
          <table:table-cell office:value-type="string">
            <text:p>bhokt</text:p>
          </table:table-cell>
          <table:table-cell office:value-type="string">
            <text:p>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number-columns-repeated="6"/>
          <table:table-cell table:style-name="ce9" office:value-type="string">
            <text:p>bʰokma (bʰoktu)</text:p>
          </table:table-cell>
          <table:table-cell office:value-type="string">
            <text:p>to mend, to patch</text:p>
          </table:table-cell>
          <table:table-cell table:number-columns-repeated="3"/>
        </table:table-row>
        <table:table-row table:style-name="ro2">
          <table:table-cell office:value-type="string">
            <text:p>b/mb</text:p>
          </table:table-cell>
          <table:table-cell office:value-type="string">
            <text:p>or</text:p>
          </table:table-cell>
          <table:table-cell office:value-type="string">
            <text:p>r</text:p>
          </table:table-cell>
          <table:table-cell office:value-type="string">
            <text:p>bhor</text:p>
          </table:table-cell>
          <table:table-cell office:value-type="string">
            <text:p>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or</text:p>
          </table:table-cell>
          <table:table-cell office:value-type="string">
            <text:p>grow</text:p>
          </table:table-cell>
          <table:table-cell table:number-columns-repeated="2"/>
          <table:table-cell table:style-name="ce10" office:value-type="string">
            <text:p>ponma (poya</text:p>
          </table:table-cell>
          <table:table-cell office:value-type="string">
            <text:p>to grow, to wax (of the moon)</text:p>
          </table:table-cell>
          <table:table-cell table:number-columns-repeated="3"/>
        </table:table-row>
        <table:table-row table:style-name="ro2">
          <table:table-cell office:value-type="string">
            <text:p>bl</text:p>
          </table:table-cell>
          <table:table-cell office:value-type="string">
            <text:p>a:t</text:p>
          </table:table-cell>
          <table:table-cell office:value-type="string">
            <text:p>t</text:p>
          </table:table-cell>
          <table:table-cell office:value-type="string">
            <text:p>blɛtt</text:p>
          </table:table-cell>
          <table:table-cell office:value-type="string">
            <text:p>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aːt</text:p>
          </table:table-cell>
          <table:table-cell office:value-type="string">
            <text:p>to speak</text:p>
          </table:table-cell>
          <table:table-cell table:number-columns-repeated="7"/>
        </table:table-row>
        <table:table-row table:style-name="ro3">
          <table:table-cell office:value-type="string">
            <text:p>bl/mbl</text:p>
          </table:table-cell>
          <table:table-cell office:value-type="string">
            <text:p>ep/m</text:p>
          </table:table-cell>
          <table:table-cell office:value-type="string">
            <text:p>m/p</text:p>
          </table:table-cell>
          <table:table-cell table:style-name="ce3" office:value-type="string">
            <text:p>bhlept</text:p>
          </table:table-cell>
          <table:table-cell office:value-type="string">
            <text:p>ept</text:p>
          </table:table-cell>
          <table:table-cell office:value-type="string">
            <text:p>flatten tothe ground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pemma (pemtu)</text:p>
          </table:table-cell>
          <table:table-cell office:value-type="string">
            <text:p>press</text:p>
          </table:table-cell>
          <table:table-cell table:number-columns-repeated="3"/>
        </table:table-row>
        <table:table-row table:style-name="ro2">
          <table:table-cell office:value-type="string">
            <text:p>bl/mbl</text:p>
          </table:table-cell>
          <table:table-cell table:number-columns-repeated="2" office:value-type="string">
            <text:p>ut</text:p>
          </table:table-cell>
          <table:table-cell office:value-type="string">
            <text:p>bhlitt</text:p>
          </table:table-cell>
          <table:table-cell office:value-type="string">
            <text:p>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2"/>
          <table:table-cell office:value-type="string">
            <text:p>putma (puttu)</text:p>
          </table:table-cell>
          <table:table-cell office:value-type="string">
            <text:p>to boil over, steam</text:p>
          </table:table-cell>
          <table:table-cell table:number-columns-repeated="3"/>
        </table:table-row>
        <table:table-row table:style-name="ro3">
          <table:table-cell office:value-type="string">
            <text:p>br/mbr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bhrot</text:p>
          </table:table-cell>
          <table:table-cell office:value-type="string">
            <text:p>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number-columns-repeated="6"/>
          <table:table-cell table:style-name="ce3" office:value-type="string">
            <text:p>patma, para / butma (buttu) « to call »</text:p>
          </table:table-cell>
          <table:table-cell office:value-type="string">
            <text:p>to cry out, to shout</text:p>
          </table:table-cell>
          <table:table-cell table:style-name="ce9" office:value-type="string">
            <text:p>ɴbod, bos</text:p>
          </table:table-cell>
          <table:table-cell table:number-columns-repeated="2"/>
        </table:table-row>
        <table:table-row table:style-name="ro2">
          <table:table-cell office:value-type="string">
            <text:p>d</text:p>
          </table:table-cell>
          <table:table-cell office:value-type="string">
            <text:p>aŋ/k</text:p>
          </table:table-cell>
          <table:table-cell office:value-type="string">
            <text:p>ŋ/k</text:p>
          </table:table-cell>
          <table:table-cell office:value-type="string">
            <text:p>daŋt</text:p>
          </table:table-cell>
          <table:table-cell office:value-type="string">
            <text:p>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style-name="ce3" office:value-type="string">
            <text:p>dok</text:p>
          </table:table-cell>
          <table:table-cell office:value-type="string">
            <text:p>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number-columns-repeated="2"/>
          <table:table-cell table:style-name="ce2" office:value-type="string">
            <text:p>tɛkt </text:p>
          </table:table-cell>
          <table:table-cell office:value-type="string">
            <text:p>to be enough, to be enough for (so.), to reach (a certain quantity)</text:p>
          </table:table-cell>
          <table:table-cell table:number-columns-repeated="2"/>
          <table:table-cell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dom</text:p>
          </table:table-cell>
          <table:table-cell office:value-type="string">
            <text:p>om</text:p>
          </table:table-cell>
          <table:table-cell office:value-type="string">
            <text:p>collec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tamma (tamsu)</text:p>
          </table:table-cell>
          <table:table-cell office:value-type="string">
            <text:p>to fill up, to collect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um</text:p>
          </table:table-cell>
          <table:table-cell office:value-type="string">
            <text:p>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2"/>
          <table:table-cell office:value-type="string">
            <text:p>tupma (tuu)</text:p>
          </table:table-cell>
          <table:table-cell office:value-type="string">
            <text:p>to meet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umt</text:p>
          </table:table-cell>
          <table:table-cell office:value-type="string">
            <text:p>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number-columns-repeated="2"/>
          <table:table-cell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2"/>
          <table:table-cell office:value-type="string">
            <text:p>tumma, tuma</text:p>
          </table:table-cell>
          <table:table-cell office:value-type="string">
            <text:p>to be ripe; to become ripe, to ripen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10"/>
          <table:table-cell office:value-type="string">
            <text:p>tukma, tua</text:p>
          </table:table-cell>
          <table:table-cell office:value-type="string">
            <text:p>hurt</text:p>
          </table:table-cell>
          <table:table-cell office:value-type="string">
            <text:p>sdug.po</text:p>
          </table:table-cell>
          <table:table-cell table:number-columns-repeated="2"/>
        </table:table-row>
        <table:table-row table:style-name="ro2">
          <table:table-cell office:value-type="string">
            <text:p>d/nd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dhA</text:p>
          </table:table-cell>
          <table:table-cell office:value-type="string">
            <text:p>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7"/>
        </table:table-row>
        <table:table-row table:style-name="ro2">
          <table:table-cell office:value-type="string">
            <text:p>d/nd</text:p>
          </table:table-cell>
          <table:table-cell office:value-type="string">
            <text:p>ont</text:p>
          </table:table-cell>
          <table:table-cell office:value-type="string">
            <text:p>nt</text:p>
          </table:table-cell>
          <table:table-cell office:value-type="string">
            <text:p>dhont</text:p>
          </table:table-cell>
          <table:table-cell office:value-type="string">
            <text:p>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7"/>
        </table:table-row>
        <table:table-row table:style-name="ro2">
          <table:table-cell office:value-type="string">
            <text:p>d/nd</text:p>
          </table:table-cell>
          <table:table-cell office:value-type="string">
            <text:p>ɔŋ</text:p>
          </table:table-cell>
          <table:table-cell office:value-type="string">
            <text:p>ŋ</text:p>
          </table:table-cell>
          <table:table-cell office:value-type="string">
            <text:p>dhoŋ</text:p>
          </table:table-cell>
          <table:table-cell office:value-type="string">
            <text:p>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office:value-type="string">
            <text:p>tɔŋs</text:p>
          </table:table-cell>
          <table:table-cell office:value-type="string">
            <text:p>to settle (a dispute), to bring to an agreement; to mix together</text:p>
          </table:table-cell>
          <table:table-cell table:number-columns-repeated="5"/>
        </table:table-row>
        <table:table-row table:style-name="ro2">
          <table:table-cell office:value-type="string">
            <text:p>d/n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hum</text:p>
          </table:table-cell>
          <table:table-cell office:value-type="string">
            <text:p>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office:value-type="string">
            <text:p>ɴdum</text:p>
          </table:table-cell>
          <table:table-cell table:number-columns-repeated="2"/>
        </table:table-row>
        <table:table-row table:style-name="ro2">
          <table:table-cell office:value-type="string">
            <text:p>d/t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dhuk</text:p>
          </table:table-cell>
          <table:table-cell office:value-type="string">
            <text:p>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number-columns-repeated="2"/>
          <table:table-cell table:style-name="ce2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2"/>
          <table:table-cell office:value-type="string">
            <text:p>dʰuŋma, dʰuŋsa</text:p>
          </table:table-cell>
          <table:table-cell office:value-type="string">
            <text:p>bump</text:p>
          </table:table-cell>
          <table:table-cell table:number-columns-repeated="3"/>
        </table:table-row>
        <table:table-row table:style-name="ro2">
          <table:table-cell office:value-type="string">
            <text:p>dz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dz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a</text:p>
          </table:table-cell>
          <table:table-cell office:value-type="string">
            <text:p>eat</text:p>
          </table:table-cell>
          <table:table-cell office:value-type="string">
            <text:p>caːtt</text:p>
          </table:table-cell>
          <table:table-cell office:value-type="string">
            <text:p>feed</text:p>
          </table:table-cell>
          <table:table-cell office:value-type="string">
            <text:p>cama</text:p>
          </table:table-cell>
          <table:table-cell office:value-type="string">
            <text:p>eat</text:p>
          </table:table-cell>
          <table:table-cell office:value-type="string">
            <text:p>za</text:p>
          </table:table-cell>
          <table:table-cell office:value-type="string">
            <text:p>ndza</text:p>
          </table:table-cell>
          <table:table-cell/>
        </table:table-row>
        <table:table-row table:style-name="ro2">
          <table:table-cell office:value-type="string">
            <text:p>dz</text:p>
          </table:table-cell>
          <table:table-cell office:value-type="string">
            <text:p>ikt</text:p>
          </table:table-cell>
          <table:table-cell office:value-type="string">
            <text:p>ikt</text:p>
          </table:table-cell>
          <table:table-cell office:value-type="string">
            <text:p>ʣikt</text:p>
          </table:table-cell>
          <table:table-cell office:value-type="string">
            <text:p>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ɨkma (cɨktu)</text:p>
          </table:table-cell>
          <table:table-cell office:value-type="string">
            <text:p>dye</text:p>
          </table:table-cell>
          <table:table-cell table:number-columns-repeated="3"/>
        </table:table-row>
        <table:table-row table:style-name="ro2">
          <table:table-cell office:value-type="string">
            <text:p>dz</text:p>
          </table:table-cell>
          <table:table-cell office:value-type="string">
            <text:p>a: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2"/>
          <table:table-cell office:value-type="string">
            <text:p>cakma, caa</text:p>
          </table:table-cell>
          <table:table-cell office:value-type="string">
            <text:p>bathe</text:p>
          </table:table-cell>
          <table:table-cell/>
          <table:table-cell office:value-type="string">
            <text:p>ndʑaʁ</text:p>
          </table:table-cell>
          <table:table-cell/>
        </table:table-row>
        <table:table-row table:style-name="ro3">
          <table:table-cell office:value-type="string">
            <text:p>dz ~ts</text:p>
          </table:table-cell>
          <table:table-cell office:value-type="string">
            <text:p>u/itt</text:p>
          </table:table-cell>
          <table:table-cell office:value-type="string">
            <text:p>t</text:p>
          </table:table-cell>
          <table:table-cell table:number-columns-repeated="6"/>
          <table:table-cell office:value-type="string">
            <text:p>suːt</text:p>
          </table:table-cell>
          <table:table-cell office:value-type="string">
            <text:p>to finish, to have already</text:p>
          </table:table-cell>
          <table:table-cell table:number-columns-repeated="2"/>
          <table:table-cell office:value-type="string">
            <text:p>citma (cittu)</text:p>
          </table:table-cell>
          <table:table-cell office:value-type="string">
            <text:p>to finish, to finalise</text:p>
          </table:table-cell>
          <table:table-cell table:number-columns-repeated="2"/>
          <table:table-cell office:value-type="string">
            <text:p>卒</text:p>
          </table:table-cell>
        </table:table-row>
        <table:table-row table:style-name="ro2">
          <table:table-cell office:value-type="string">
            <text:p>dz/ndz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ʣhekt</text:p>
          </table:table-cell>
          <table:table-cell office:value-type="string">
            <text:p>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number-columns-repeated="6"/>
          <table:table-cell office:value-type="string">
            <text:p>cekma (cektu) </text:p>
          </table:table-cell>
          <table:table-cell office:value-type="string">
            <text:p>to cut, chop up</text:p>
          </table:table-cell>
          <table:table-cell table:number-columns-repeated="3"/>
        </table:table-row>
        <table:table-row table:style-name="ro2">
          <table:table-cell office:value-type="string">
            <text:p>dz/ndz ~tsh</text:p>
          </table:table-cell>
          <table:table-cell office:value-type="string">
            <text:p>o</text:p>
          </table:table-cell>
          <table:table-cell office:value-type="string">
            <text:p>ŋ</text:p>
          </table:table-cell>
          <table:table-cell office:value-type="string">
            <text:p>ʣhoŋ</text:p>
          </table:table-cell>
          <table:table-cell office:value-type="string">
            <text:p>oŋ</text:p>
          </table:table-cell>
          <table:table-cell office:value-type="string">
            <text:p>ploug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oma (cʰou)</text:p>
          </table:table-cell>
          <table:table-cell office:value-type="string">
            <text:p>plough</text:p>
          </table:table-cell>
          <table:table-cell table:number-columns-repeated="3"/>
        </table:table-row>
        <table:table-row table:style-name="ro2">
          <table:table-cell office:value-type="string">
            <text:p>dz/ndz ~tsh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ʣhuk</text:p>
          </table:table-cell>
          <table:table-cell office:value-type="string">
            <text:p>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cʰukma (cʰukta)</text:p>
          </table:table-cell>
          <table:table-cell office:value-type="string">
            <text:p>to jump, land (birds, planes)</text:p>
          </table:table-cell>
          <table:table-cell table:number-columns-repeated="3"/>
        </table:table-row>
        <table:table-row table:style-name="ro2">
          <table:table-cell table:style-name="ce1" office:value-type="string">
            <text:p>dʑ/ndʑ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office:value-type="string">
            <text:p>dzhur</text:p>
          </table:table-cell>
          <table:table-cell office:value-type="string">
            <text:p>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ːtt</text:p>
          </table:table-cell>
          <table:table-cell office:value-type="string">
            <text:p>to be sour</text:p>
          </table:table-cell>
          <table:table-cell table:number-columns-repeated="2"/>
          <table:table-cell office:value-type="string">
            <text:p>sunma, sunta</text:p>
          </table:table-cell>
          <table:table-cell office:value-type="string">
            <text:p>to be sour</text:p>
          </table:table-cell>
          <table:table-cell/>
          <table:table-cell office:value-type="string">
            <text:p>tɕur</text:p>
          </table:table-cell>
          <table:table-cell/>
        </table:table-row>
        <table:table-row table:style-name="ro2">
          <table:table-cell office:value-type="string">
            <text:p>g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gent</text:p>
          </table:table-cell>
          <table:table-cell office:value-type="string">
            <text:p>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enma (kentu)</text:p>
          </table:table-cell>
          <table:table-cell office:value-type="string">
            <text:p>feed, keep</text:p>
          </table:table-cell>
          <table:table-cell table:number-columns-repeated="3"/>
        </table:table-row>
        <table:table-row table:style-name="ro2">
          <table:table-cell office:value-type="string">
            <text:p>g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ghaŋ</text:p>
          </table:table-cell>
          <table:table-cell office:value-type="string">
            <text:p>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kaŋma (kaŋsu)</text:p>
          </table:table-cell>
          <table:table-cell office:value-type="string">
            <text:p>agree</text:p>
          </table:table-cell>
          <table:table-cell table:number-columns-repeated="3"/>
        </table:table-row>
        <table:table-row table:style-name="ro2">
          <table:table-cell office:value-type="string">
            <text:p>g</text:p>
          </table:table-cell>
          <table:table-cell office:value-type="string">
            <text:p>up</text:p>
          </table:table-cell>
          <table:table-cell office:value-type="string">
            <text:p>p</text:p>
          </table:table-cell>
          <table:table-cell office:value-type="string">
            <text:p>gup</text:p>
          </table:table-cell>
          <table:table-cell office:value-type="string">
            <text:p>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umma, kumsu</text:p>
          </table:table-cell>
          <table:table-cell office:value-type="string">
            <text:p>hide</text:p>
          </table:table-cell>
          <table:table-cell table:number-columns-repeated="3"/>
        </table:table-row>
        <table:table-row table:style-name="ro2">
          <table:table-cell office:value-type="string">
            <text:p>g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table:number-columns-repeated="6"/>
          <table:table-cell office:value-type="string">
            <text:p>kis</text:p>
          </table:table-cell>
          <table:table-cell office:value-type="string">
            <text:p>to be afraid</text:p>
          </table:table-cell>
          <table:table-cell office:value-type="string">
            <text:p>kit</text:p>
          </table:table-cell>
          <table:table-cell office:value-type="string">
            <text:p>fear</text:p>
          </table:table-cell>
          <table:table-cell office:value-type="string">
            <text:p>kɨma, kɨsa ; kitma (kittu) vt (middle)</text:p>
          </table:table-cell>
          <table:table-cell office:value-type="string">
            <text:p>to be afraid</text:p>
          </table:table-cell>
          <table:table-cell table:number-columns-repeated="3"/>
        </table:table-row>
        <table:table-row table:style-name="ro2">
          <table:table-cell office:value-type="string">
            <text:p>g/kh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gek</text:p>
          </table:table-cell>
          <table:table-cell office:value-type="string">
            <text:p>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number-columns-repeated="3"/>
        </table:table-row>
        <table:table-row table:style-name="ro2">
          <table:table-cell office:value-type="string">
            <text:p>g/ŋg</text:p>
          </table:table-cell>
          <table:table-cell office:value-type="string">
            <text:p>e/ak</text:p>
          </table:table-cell>
          <table:table-cell office:value-type="string">
            <text:p>k</text:p>
          </table:table-cell>
          <table:table-cell table:style-name="ce2" office:value-type="string">
            <text:p>ghekt</text:p>
          </table:table-cell>
          <table:table-cell office:value-type="string">
            <text:p>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kak</text:p>
          </table:table-cell>
          <table:table-cell office:value-type="string">
            <text:p>to crack</text:p>
          </table:table-cell>
          <table:table-cell table:number-columns-repeated="7"/>
        </table:table-row>
        <table:table-row table:style-name="ro2">
          <table:table-cell office:value-type="string">
            <text:p>g/ŋg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ghɛm</text:p>
          </table:table-cell>
          <table:table-cell office:value-type="string">
            <text:p>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am</text:p>
          </table:table-cell>
          <table:table-cell office:value-type="string">
            <text:p>to fit, to fit together (intr.)</text:p>
          </table:table-cell>
          <table:table-cell office:value-type="string">
            <text:p>kams</text:p>
          </table:table-cell>
          <table:table-cell office:value-type="string">
            <text:p>to fit together, to assemble (tr.)</text:p>
          </table:table-cell>
          <table:table-cell table:number-columns-repeated="5"/>
        </table:table-row>
        <table:table-row table:style-name="ro2">
          <table:table-cell office:value-type="string">
            <text:p>g/ŋg ~ k</text:p>
          </table:table-cell>
          <table:table-cell office:value-type="string">
            <text:p>i/ek</text:p>
          </table:table-cell>
          <table:table-cell office:value-type="string">
            <text:p>k</text:p>
          </table:table-cell>
          <table:table-cell office:value-type="string">
            <text:p>ghik</text:p>
          </table:table-cell>
          <table:table-cell office:value-type="string">
            <text:p>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keks</text:p>
          </table:table-cell>
          <table:table-cell office:value-type="string">
            <text:p>to be caught (on sth.), to be hooked (of a fish), to be tangled up in sth..</text:p>
          </table:table-cell>
          <table:table-cell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2"/>
          <table:table-cell office:value-type="string">
            <text:p>bkʲigs</text:p>
          </table:table-cell>
          <table:table-cell/>
          <table:table-cell office:value-type="string">
            <text:p>系</text:p>
          </table:table-cell>
        </table:table-row>
        <table:table-row table:style-name="ro2">
          <table:table-cell office:value-type="string">
            <text:p>g/ŋg ~ k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kukt</text:p>
          </table:table-cell>
          <table:table-cell office:value-type="string">
            <text:p>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office:value-type="string">
            <text:p>ghuk</text:p>
          </table:table-cell>
          <table:table-cell office:value-type="string">
            <text:p>bend (it)</text:p>
          </table:table-cell>
          <table:table-cell table:number-columns-repeated="4"/>
          <table:table-cell office:value-type="string">
            <text:p>kuŋma (kuŋtu)</text:p>
          </table:table-cell>
          <table:table-cell office:value-type="string">
            <text:p>bend</text:p>
          </table:table-cell>
          <table:table-cell office:value-type="string">
            <text:p>gug.po</text:p>
          </table:table-cell>
          <table:table-cell office:value-type="string">
            <text:p>ŋgɤɣ</text:p>
          </table:table-cell>
          <table:table-cell/>
        </table:table-row>
        <table:table-row table:style-name="ro2">
          <table:table-cell office:value-type="string">
            <text:p>gl</text:p>
          </table:table-cell>
          <table:table-cell office:value-type="string">
            <text:p>um/p</text:p>
          </table:table-cell>
          <table:table-cell office:value-type="string">
            <text:p>m/p</text:p>
          </table:table-cell>
          <table:table-cell office:value-type="string">
            <text:p>glumt</text:p>
          </table:table-cell>
          <table:table-cell office:value-type="string">
            <text:p>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number-columns-repeated="3"/>
        </table:table-row>
        <table:table-row table:style-name="ro2">
          <table:table-cell office:value-type="string">
            <text:p>gr/ŋgr ~g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ghrikt</text:p>
          </table:table-cell>
          <table:table-cell office:value-type="string">
            <text:p>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number-columns-repeated="2"/>
          <table:table-cell office:value-type="string">
            <text:p>noter ghr:t dans ghrʌŋ : tɨŋ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???</text:p>
          </table:table-cell>
          <table:table-cell office:value-type="string">
            <text:p>ŋ</text:p>
          </table:table-cell>
          <table:table-cell table:style-name="ce4" office:value-type="string">
            <text:p>ɦak</text:p>
          </table:table-cell>
          <table:table-cell office:value-type="string">
            <text:p>ak</text:p>
          </table:table-cell>
          <table:table-cell office:value-type="string">
            <text:p>open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hoŋma (hoŋsu) </text:p>
          </table:table-cell>
          <table:table-cell office:value-type="string">
            <text:p>to open, to uncover</text:p>
          </table:table-cell>
          <table:table-cell table:number-columns-repeated="3"/>
        </table:table-row>
        <table:table-row table:style-name="ro2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haŋma</text:p>
          </table:table-cell>
          <table:table-cell office:value-type="string">
            <text:p>itch</text:p>
          </table:table-cell>
          <table:table-cell table:number-columns-repeated="3"/>
        </table:table-row>
        <table:table-row table:style-name="ro2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7"/>
        </table:table-row>
        <table:table-row table:style-name="ro2">
          <table:table-cell office:value-type="string">
            <text:p>h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office:value-type="string">
            <text:p>ɦek</text:p>
          </table:table-cell>
          <table:table-cell office:value-type="string">
            <text:p>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2"/>
          <table:table-cell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number-columns-repeated="3"/>
        </table:table-row>
        <table:table-row table:style-name="ro2">
          <table:table-cell office:value-type="string">
            <text:p>h</text:p>
          </table:table-cell>
          <table:table-cell office:value-type="string">
            <text:p>ɛpt</text:p>
          </table:table-cell>
          <table:table-cell office:value-type="string">
            <text:p>pt</text:p>
          </table:table-cell>
          <table:table-cell office:value-type="string">
            <text:p>ɦept</text:p>
          </table:table-cell>
          <table:table-cell office:value-type="string">
            <text:p>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ɛpt</text:p>
          </table:table-cell>
          <table:table-cell office:value-type="string">
            <text:p>to embrace</text:p>
          </table:table-cell>
          <table:table-cell table:number-columns-repeated="2"/>
          <table:table-cell office:value-type="string">
            <text:p>hepma (heptu) </text:p>
          </table:table-cell>
          <table:table-cell office:value-type="string">
            <text:p>to hug (out of love)</text:p>
          </table:table-cell>
          <table:table-cell table:number-columns-repeated="3"/>
        </table:table-row>
        <table:table-row table:style-name="ro2">
          <table:table-cell office:value-type="string">
            <text:p>h</text:p>
          </table:table-cell>
          <table:table-cell office:value-type="string">
            <text:p>apt</text:p>
          </table:table-cell>
          <table:table-cell office:value-type="string">
            <text:p>pt</text:p>
          </table:table-cell>
          <table:table-cell office:value-type="string">
            <text:p>ɦɛpt</text:p>
          </table:table-cell>
          <table:table-cell office:value-type="string">
            <text:p>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7"/>
        </table:table-row>
        <table:table-row table:style-name="ro2">
          <table:table-cell office:value-type="string">
            <text:p>h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3" office:value-type="string">
            <text:p>ɦil</text:p>
          </table:table-cell>
          <table:table-cell office:value-type="string">
            <text:p>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hinma (hila) </text:p>
          </table:table-cell>
          <table:table-cell office:value-type="string">
            <text:p>to be stirred</text:p>
          </table:table-cell>
          <table:table-cell table:number-columns-repeated="3"/>
        </table:table-row>
        <table:table-row table:style-name="ro2">
          <table:table-cell office:value-type="string">
            <text:p>h</text:p>
          </table:table-cell>
          <table:table-cell office:value-type="string">
            <text:p>ip</text:p>
          </table:table-cell>
          <table:table-cell office:value-type="string">
            <text:p>p</text:p>
          </table:table-cell>
          <table:table-cell office:value-type="string">
            <text:p>ɦip</text:p>
          </table:table-cell>
          <table:table-cell office:value-type="string">
            <text:p>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number-columns-repeated="3"/>
        </table:table-row>
        <table:table-row table:style-name="ro2">
          <table:table-cell office:value-type="string">
            <text:p>h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ɦok</text:p>
          </table:table-cell>
          <table:table-cell office:value-type="string">
            <text:p>ok</text:p>
          </table:table-cell>
          <table:table-cell office:value-type="string">
            <text:p>peel off</text:p>
          </table:table-cell>
          <table:table-cell office:value-type="string">
            <text:p>vlab</text:p>
          </table:table-cell>
          <table:table-cell table:number-columns-repeated="2"/>
          <table:table-cell table:style-name="ce4" office:value-type="string">
            <text:p>aːks</text:p>
          </table:table-cell>
          <table:table-cell office:value-type="string">
            <text:p>to uproot, to pull out</text:p>
          </table:table-cell>
          <table:table-cell office:value-type="string">
            <text:p>ɔk</text:p>
          </table:table-cell>
          <table:table-cell office:value-type="string">
            <text:p>to come unstuck, to come loose (e.g. a rock from a slope)</text:p>
          </table:table-cell>
          <table:table-cell office:value-type="string">
            <text:p>ukma (uu)</text:p>
          </table:table-cell>
          <table:table-cell office:value-type="string">
            <text:p>to peel</text:p>
          </table:table-cell>
          <table:table-cell table:number-columns-repeated="3"/>
        </table:table-row>
        <table:table-row table:style-name="ro2">
          <table:table-cell office:value-type="string">
            <text:p>h</text:p>
          </table:table-cell>
          <table:table-cell office:value-type="string">
            <text:p>ɔl</text:p>
          </table:table-cell>
          <table:table-cell office:value-type="string">
            <text:p>l</text:p>
          </table:table-cell>
          <table:table-cell office:value-type="string">
            <text:p>ɦol</text:p>
          </table:table-cell>
          <table:table-cell office:value-type="string">
            <text:p>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ɔnt</text:p>
          </table:table-cell>
          <table:table-cell office:value-type="string">
            <text:p>to open</text:p>
          </table:table-cell>
          <table:table-cell table:number-columns-repeated="7"/>
        </table:table-row>
        <table:table-row table:style-name="ro2">
          <table:table-cell office:value-type="string">
            <text:p>h</text:p>
          </table:table-cell>
          <table:table-cell office:value-type="string">
            <text:p>ɔm</text:p>
          </table:table-cell>
          <table:table-cell office:value-type="string">
            <text:p>m</text:p>
          </table:table-cell>
          <table:table-cell office:value-type="string">
            <text:p>ɦom</text:p>
          </table:table-cell>
          <table:table-cell office:value-type="string">
            <text:p>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2"/>
          <table:table-cell office:value-type="string">
            <text:p>homma, homa</text:p>
          </table:table-cell>
          <table:table-cell office:value-type="string">
            <text:p>swell</text:p>
          </table:table-cell>
          <table:table-cell table:number-columns-repeated="3"/>
        </table:table-row>
        <table:table-row table:style-name="ro2">
          <table:table-cell office:value-type="string">
            <text:p>h</text:p>
          </table:table-cell>
          <table:table-cell office:value-type="string">
            <text:p>ɑŋ</text:p>
          </table:table-cell>
          <table:table-cell office:value-type="string">
            <text:p>ŋ</text:p>
          </table:table-cell>
          <table:table-cell office:value-type="string">
            <text:p>ɦoŋ</text:p>
          </table:table-cell>
          <table:table-cell office:value-type="string">
            <text:p>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ŋ</text:p>
          </table:table-cell>
          <table:table-cell office:value-type="string">
            <text:p>send</text:p>
          </table:table-cell>
          <table:table-cell table:number-columns-repeated="7"/>
        </table:table-row>
        <table:table-row table:style-name="ro2">
          <table:table-cell office:value-type="string">
            <text:p>h</text:p>
          </table:table-cell>
          <table:table-cell office:value-type="string">
            <text:p>opt</text:p>
          </table:table-cell>
          <table:table-cell office:value-type="string">
            <text:p>pt</text:p>
          </table:table-cell>
          <table:table-cell table:style-name="ce3" office:value-type="string">
            <text:p>ɦopt</text:p>
          </table:table-cell>
          <table:table-cell office:value-type="string">
            <text:p>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2"/>
          <table:table-cell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number-columns-repeated="3"/>
        </table:table-row>
        <table:table-row table:style-name="ro2">
          <table:table-cell office:value-type="string">
            <text:p>h</text:p>
          </table:table-cell>
          <table:table-cell office:value-type="string">
            <text:p>u:k</text:p>
          </table:table-cell>
          <table:table-cell office:value-type="string">
            <text:p>uk</text:p>
          </table:table-cell>
          <table:table-cell office:value-type="string">
            <text:p>ɦuk</text:p>
          </table:table-cell>
          <table:table-cell office:value-type="string">
            <text:p>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ːkt </text:p>
          </table:table-cell>
          <table:table-cell office:value-type="string">
            <text:p>to thunder, to roar</text:p>
          </table:table-cell>
          <table:table-cell office:value-type="string">
            <text:p>uːkt</text:p>
          </table:table-cell>
          <table:table-cell office:value-type="string">
            <text:p>to roar (of a tiger), to thunder</text:p>
          </table:table-cell>
          <table:table-cell office:value-type="string">
            <text:p>hukma, hukta</text:p>
          </table:table-cell>
          <table:table-cell office:value-type="string">
            <text:p>bark</text:p>
          </table:table-cell>
          <table:table-cell table:number-columns-repeated="3"/>
        </table:table-row>
        <table:table-row table:style-name="ro2">
          <table:table-cell office:value-type="string">
            <text:p>h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ɦum</text:p>
          </table:table-cell>
          <table:table-cell office:value-type="string">
            <text:p>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7"/>
        </table:table-row>
        <table:table-row table:style-name="ro2">
          <table:table-cell office:value-type="string">
            <text:p>h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style-name="ce3" office:value-type="string">
            <text:p>ɦuŋ</text:p>
          </table:table-cell>
          <table:table-cell office:value-type="string">
            <text:p>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number-columns-repeated="2"/>
          <table:table-cell table:style-name="ce4" office:value-type="string">
            <text:p>haŋs</text:p>
          </table:table-cell>
          <table:table-cell office:value-type="string">
            <text:p>wait for</text:p>
          </table:table-cell>
          <table:table-cell table:number-columns-repeated="2"/>
          <table:table-cell office:value-type="string">
            <text:p>huŋma (huŋu)</text:p>
          </table:table-cell>
          <table:table-cell office:value-type="string">
            <text:p>wait</text:p>
          </table:table-cell>
          <table:table-cell table:number-columns-repeated="3"/>
        </table:table-row>
        <table:table-row table:style-name="ro2">
          <table:table-cell office:value-type="string">
            <text:p>h</text:p>
          </table:table-cell>
          <table:table-cell office:value-type="string">
            <text:p>ut</text:p>
          </table:table-cell>
          <table:table-cell office:value-type="string">
            <text:p>t</text:p>
          </table:table-cell>
          <table:table-cell office:value-type="string">
            <text:p>ɦut</text:p>
          </table:table-cell>
          <table:table-cell office:value-type="string">
            <text:p>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office:value-type="string">
            <text:p>ɦutt</text:p>
          </table:table-cell>
          <table:table-cell office:value-type="string">
            <text:p>burn (tr)</text:p>
          </table:table-cell>
          <table:table-cell table:style-name="ce7"/>
          <table:table-cell/>
          <table:table-cell table:style-name="ce7"/>
          <table:table-cell/>
          <table:table-cell table:style-name="ce7" office:value-type="string">
            <text:p>h<text:span text:style-name="T1">ɨ</text:span>tma, <text:span text:style-name="T2">h</text:span><text:span text:style-name="T3">ɨ</text:span><text:span text:style-name="T2">ttu</text:span></text:p>
          </table:table-cell>
          <table:table-cell office:value-type="string">
            <text:p>burn</text:p>
          </table:table-cell>
          <table:table-cell table:number-columns-repeated="3"/>
        </table:table-row>
        <table:table-row table:style-name="ro2">
          <table:table-cell office:value-type="string">
            <text:p>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table:number-columns-repeated="6"/>
          <table:table-cell office:value-type="string">
            <text:p>hiŋ</text:p>
          </table:table-cell>
          <table:table-cell office:value-type="string">
            <text:p>be alive</text:p>
          </table:table-cell>
          <table:table-cell table:number-columns-repeated="2"/>
          <table:table-cell table:style-name="ce7" office:value-type="string">
            <text:p>h<text:span text:style-name="T1">ɨŋ</text:span>ma, <text:span text:style-name="T2">h</text:span><text:span text:style-name="T3">ɨŋ</text:span><text:span text:style-name="T2">a</text:span></text:p>
          </table:table-cell>
          <table:table-cell office:value-type="string">
            <text:p>live</text:p>
          </table:table-cell>
          <table:table-cell table:number-columns-repeated="3"/>
        </table:table-row>
        <table:table-row table:style-name="ro2">
          <table:table-cell office:value-type="string">
            <text:p>j</text:p>
          </table:table-cell>
          <table:table-cell office:value-type="string">
            <text:p>e/i</text:p>
          </table:table-cell>
          <table:table-cell office:value-type="string">
            <text:p>-</text:p>
          </table:table-cell>
          <table:table-cell office:value-type="string">
            <text:p>je</text:p>
          </table:table-cell>
          <table:table-cell office:value-type="string">
            <text:p>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yima, yua</text:p>
          </table:table-cell>
          <table:table-cell office:value-type="string">
            <text:p>come down</text:p>
          </table:table-cell>
          <table:table-cell table:number-columns-repeated="3"/>
        </table:table-row>
        <table:table-row table:style-name="ro2">
          <table:table-cell office:value-type="string">
            <text:p>j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office:value-type="string">
            <text:p>jil</text:p>
          </table:table-cell>
          <table:table-cell office:value-type="string">
            <text:p>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7"/>
        </table:table-row>
        <table:table-row table:style-name="ro2">
          <table:table-cell office:value-type="string">
            <text:p>j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joŋ</text:p>
          </table:table-cell>
          <table:table-cell office:value-type="string">
            <text:p>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融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a:kt</text:p>
          </table:table-cell>
          <table:table-cell office:value-type="string">
            <text:p>kt</text:p>
          </table:table-cell>
          <table:table-cell table:number-columns-repeated="6"/>
          <table:table-cell office:value-type="string">
            <text:p>yaːkt</text:p>
          </table:table-cell>
          <table:table-cell office:value-type="string">
            <text:p>to stay (esp. overnight), to remain behind</text:p>
          </table:table-cell>
          <table:table-cell table:number-columns-repeated="5"/>
          <table:table-cell office:value-type="string">
            <text:p>rʑaʁ</text:p>
          </table:table-cell>
          <table:table-cell/>
        </table:table-row>
        <table:table-row table:style-name="ro2"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k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9"/>
          <table:table-cell office:value-type="string">
            <text:p>nɤŋka</text:p>
          </table:table-cell>
          <table:table-cell/>
        </table:table-row>
        <table:table-row table:style-name="ro2">
          <table:table-cell office:value-type="string">
            <text:p>k</text:p>
          </table:table-cell>
          <table:table-cell office:value-type="string">
            <text:p>e/ipt</text:p>
          </table:table-cell>
          <table:table-cell office:value-type="string">
            <text:p>e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ipt</text:p>
          </table:table-cell>
          <table:table-cell office:value-type="string">
            <text:p>to adhere, to stick</text:p>
          </table:table-cell>
          <table:table-cell office:value-type="string">
            <text:p>khips</text:p>
          </table:table-cell>
          <table:table-cell office:value-type="string">
            <text:p>to stick (tr.), to cause to adhere</text:p>
          </table:table-cell>
          <table:table-cell table:number-columns-repeated="5"/>
        </table:table-row>
        <table:table-row table:style-name="ro2">
          <table:table-cell office:value-type="string">
            <text:p>k</text:p>
          </table:table-cell>
          <table:table-cell office:value-type="string">
            <text:p>al</text:p>
          </table:table-cell>
          <table:table-cell office:value-type="string">
            <text:p>l</text:p>
          </table:table-cell>
          <table:table-cell office:value-type="string">
            <text:p>kɛl</text:p>
          </table:table-cell>
          <table:table-cell office:value-type="string">
            <text:p>ɛt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7"/>
        </table:table-row>
        <table:table-row table:style-name="ro2">
          <table:table-cell office:value-type="string">
            <text:p>k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kɛm</text:p>
          </table:table-cell>
          <table:table-cell office:value-type="string">
            <text:p>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mt</text:p>
          </table:table-cell>
          <table:table-cell office:value-type="string">
            <text:p>to bite down on, to chew</text:p>
          </table:table-cell>
          <table:table-cell office:value-type="string">
            <text:p>khapt</text:p>
          </table:table-cell>
          <table:table-cell office:value-type="string">
            <text:p>to cover (e.g. with a blanket), to roof</text:p>
          </table:table-cell>
          <table:table-cell table:number-columns-repeated="5"/>
        </table:table-row>
        <table:table-row table:style-name="ro2">
          <table:table-cell office:value-type="string">
            <text:p>k</text:p>
          </table:table-cell>
          <table:table-cell office:value-type="string">
            <text:p>i/e</text:p>
          </table:table-cell>
          <table:table-cell office:value-type="string">
            <text:p>-</text:p>
          </table:table-cell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e</text:p>
          </table:table-cell>
          <table:table-cell office:value-type="string">
            <text:p>to quarrel</text:p>
          </table:table-cell>
          <table:table-cell office:value-type="string">
            <text:p>khett</text:p>
          </table:table-cell>
          <table:table-cell office:value-type="string">
            <text:p>to quarrel over</text:p>
          </table:table-cell>
          <table:table-cell office:value-type="string">
            <text:p>kʰima, kʰiya</text:p>
          </table:table-cell>
          <table:table-cell office:value-type="string">
            <text:p>quarrel</text:p>
          </table:table-cell>
          <table:table-cell table:number-columns-repeated="3"/>
        </table:table-row>
        <table:table-row table:style-name="ro2">
          <table:table-cell office:value-type="string">
            <text:p>k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kokt</text:p>
          </table:table-cell>
          <table:table-cell office:value-type="string">
            <text:p>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okma (kʰoktu)</text:p>
          </table:table-cell>
          <table:table-cell office:value-type="string">
            <text:p>to chop off</text:p>
          </table:table-cell>
          <table:table-cell table:number-columns-repeated="3"/>
        </table:table-row>
        <table:table-row table:style-name="ro2">
          <table:table-cell office:value-type="string">
            <text:p>k</text:p>
          </table:table-cell>
          <table:table-cell office:value-type="string">
            <text:p>oŋt</text:p>
          </table:table-cell>
          <table:table-cell office:value-type="string">
            <text:p>ŋt</text:p>
          </table:table-cell>
          <table:table-cell office:value-type="string">
            <text:p>koŋt</text:p>
          </table:table-cell>
          <table:table-cell office:value-type="string">
            <text:p>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oŋma (kʰoŋtu)</text:p>
          </table:table-cell>
          <table:table-cell office:value-type="string">
            <text:p>freeze</text:p>
          </table:table-cell>
          <table:table-cell table:number-columns-repeated="3"/>
        </table:table-row>
        <table:table-row table:style-name="ro2">
          <table:table-cell office:value-type="string">
            <text:p>k</text:p>
          </table:table-cell>
          <table:table-cell office:value-type="string">
            <text:p>ɑpt</text:p>
          </table:table-cell>
          <table:table-cell office:value-type="string">
            <text:p>pt</text:p>
          </table:table-cell>
          <table:table-cell office:value-type="string">
            <text:p>kopt</text:p>
          </table:table-cell>
          <table:table-cell office:value-type="string">
            <text:p>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2"/>
          <table:table-cell office:value-type="string">
            <text:p>kʰapma (kʰaptu) </text:p>
          </table:table-cell>
          <table:table-cell office:value-type="string">
            <text:p>to thatch a roof</text:p>
          </table:table-cell>
          <table:table-cell table:number-columns-repeated="3"/>
        </table:table-row>
        <table:table-row table:style-name="ro2">
          <table:table-cell office:value-type="string">
            <text:p>k</text:p>
          </table:table-cell>
          <table:table-cell office:value-type="string">
            <text:p>unt</text:p>
          </table:table-cell>
          <table:table-cell office:value-type="string">
            <text:p>nt</text:p>
          </table:table-cell>
          <table:table-cell office:value-type="string">
            <text:p>kunt</text:p>
          </table:table-cell>
          <table:table-cell office:value-type="string">
            <text:p>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ɨnma (kʰɨnta) ;kʰɨnma (kʰɨntu)</text:p>
          </table:table-cell>
          <table:table-cell office:value-type="string">
            <text:p>to stretch ;to pull</text:p>
          </table:table-cell>
          <table:table-cell table:number-columns-repeated="3"/>
        </table:table-row>
        <table:table-row table:style-name="ro2">
          <table:table-cell office:value-type="string">
            <text:p>k</text:p>
          </table:table-cell>
          <table:table-cell office:value-type="string">
            <text:p>ur ???</text:p>
          </table:table-cell>
          <table:table-cell office:value-type="string">
            <text:p>r</text:p>
          </table:table-cell>
          <table:table-cell table:style-name="ce3"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office:value-type="string">
            <text:p>kurt</text:p>
          </table:table-cell>
          <table:table-cell office:value-type="string">
            <text:p>bring for someone</text:p>
          </table:table-cell>
          <table:table-cell table:style-name="ce5" office:value-type="string">
            <text:p>ku</text:p>
          </table:table-cell>
          <table:table-cell office:value-type="string">
            <text:p>to carry (on the back)</text:p>
          </table:table-cell>
          <table:table-cell office:value-type="string">
            <text:p>kuːtt</text:p>
          </table:table-cell>
          <table:table-cell office:value-type="string">
            <text:p>to have so. (obj.) carry (on the back)</text:p>
          </table:table-cell>
          <table:table-cell office:value-type="string">
            <text:p>kʰunma (kʰuyu)</text:p>
          </table:table-cell>
          <table:table-cell office:value-type="string">
            <text:p>to carry</text:p>
          </table:table-cell>
          <table:table-cell office:value-type="string">
            <text:p>bkur</text:p>
          </table:table-cell>
          <table:table-cell office:value-type="string">
            <text:p>fkur</text:p>
          </table:table-cell>
          <table:table-cell/>
        </table:table-row>
        <table:table-row table:style-name="ro3">
          <table:table-cell office:value-type="string">
            <text:p>k/kh</text:p>
          </table:table-cell>
          <table:table-cell office:value-type="string">
            <text:p>u:tt</text:p>
          </table:table-cell>
          <table:table-cell office:value-type="string">
            <text:p>tt</text:p>
          </table:table-cell>
          <table:table-cell table:number-columns-repeated="6"/>
          <table:table-cell office:value-type="string">
            <text:p>khuːtt</text:p>
          </table:table-cell>
          <table:table-cell office:value-type="string">
            <text:p>steal</text:p>
          </table:table-cell>
          <table:table-cell table:number-columns-repeated="4"/>
          <table:table-cell office:value-type="string">
            <text:p>rku</text:p>
          </table:table-cell>
          <table:table-cell office:value-type="string">
            <text:p>mɯrkɯ</text:p>
          </table:table-cell>
          <table:table-cell/>
        </table:table-row>
        <table:table-row table:style-name="ro2">
          <table:table-cell office:value-type="string">
            <text:p>k/g</text:p>
          </table:table-cell>
          <table:table-cell office:value-type="string">
            <text:p>aŋt</text:p>
          </table:table-cell>
          <table:table-cell office:value-type="string">
            <text:p>ŋt</text:p>
          </table:table-cell>
          <table:table-cell office:value-type="string">
            <text:p>kaŋt</text:p>
          </table:table-cell>
          <table:table-cell office:value-type="string">
            <text:p>aŋt</text:p>
          </table:table-cell>
          <table:table-cell office:value-type="string">
            <text:p>put over a heat source 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office:value-type="string">
            <text:p>kaŋs</text:p>
          </table:table-cell>
          <table:table-cell office:value-type="string">
            <text:p>to heat, to dry, to bake</text:p>
          </table:table-cell>
          <table:table-cell table:style-name="ce7" office:value-type="string">
            <text:p>ka<text:span text:style-name="T1">ŋ</text:span>ma, <text:span text:style-name="T2">ka</text:span><text:span text:style-name="T3">ŋ</text:span><text:span text:style-name="T2">tu</text:span></text:p>
          </table:table-cell>
          <table:table-cell office:value-type="string">
            <text:p>warm indirectly</text:p>
          </table:table-cell>
          <table:table-cell/>
          <table:table-cell office:value-type="string">
            <text:p>ɕkho</text:p>
          </table:table-cell>
          <table:table-cell/>
        </table:table-row>
        <table:table-row table:style-name="ro2">
          <table:table-cell office:value-type="string">
            <text:p>k/g</text:p>
          </table:table-cell>
          <table:table-cell office:value-type="string">
            <text:p>eŋ</text:p>
          </table:table-cell>
          <table:table-cell office:value-type="string">
            <text:p>ŋ</text:p>
          </table:table-cell>
          <table:table-cell office:value-type="string">
            <text:p>keŋ</text:p>
          </table:table-cell>
          <table:table-cell office:value-type="string">
            <text:p>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keŋma (keŋa)</text:p>
          </table:table-cell>
          <table:table-cell office:value-type="string">
            <text:p>be cold</text:p>
          </table:table-cell>
          <table:table-cell table:number-columns-repeated="3"/>
        </table:table-row>
        <table:table-row table:style-name="ro2">
          <table:table-cell office:value-type="string">
            <text:p>k/g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number-columns-repeated="6"/>
          <table:table-cell office:value-type="string">
            <text:p>kepma (keptu)</text:p>
          </table:table-cell>
          <table:table-cell office:value-type="string">
            <text:p>sting</text:p>
          </table:table-cell>
          <table:table-cell table:number-columns-repeated="3"/>
        </table:table-row>
        <table:table-row table:style-name="ro3">
          <table:table-cell office:value-type="string">
            <text:p>k/kh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ck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epma (kʰeptu)</text:p>
          </table:table-cell>
          <table:table-cell office:value-type="string">
            <text:p>to stick (to a wall)</text:p>
          </table:table-cell>
          <table:table-cell table:number-columns-repeated="3"/>
        </table:table-row>
        <table:table-row table:style-name="ro2">
          <table:table-cell office:value-type="string">
            <text:p>kh</text:p>
          </table:table-cell>
          <table:table-cell office:value-type="string">
            <text:p>es</text:p>
          </table:table-cell>
          <table:table-cell office:value-type="string">
            <text:p>s</text:p>
          </table:table-cell>
          <table:table-cell office:value-type="string">
            <text:p>khe</text:p>
          </table:table-cell>
          <table:table-cell office:value-type="string">
            <text:p>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number-columns-repeated="6"/>
          <table:table-cell office:value-type="string">
            <text:p>kʰɨma (kʰɨsu)</text:p>
          </table:table-cell>
          <table:table-cell office:value-type="string">
            <text:p>steal</text:p>
          </table:table-cell>
          <table:table-cell table:number-columns-repeated="3"/>
        </table:table-row>
        <table:table-row table:style-name="ro2">
          <table:table-cell office:value-type="string">
            <text:p>kh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khɛ</text:p>
          </table:table-cell>
          <table:table-cell office:value-type="string">
            <text:p>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ha</text:p>
          </table:table-cell>
          <table:table-cell table:number-columns-repeated="2"/>
        </table:table-row>
        <table:table-row table:style-name="ro2">
          <table:table-cell office:value-type="string">
            <text:p>kh</text:p>
          </table:table-cell>
          <table:table-cell office:value-type="string">
            <text:p>ok ~os</text:p>
          </table:table-cell>
          <table:table-cell office:value-type="string">
            <text:p>k</text:p>
          </table:table-cell>
          <table:table-cell table:style-name="ce2" office:value-type="string">
            <text:p>khok</text:p>
          </table:table-cell>
          <table:table-cell office:value-type="string">
            <text:p>ok</text:p>
          </table:table-cell>
          <table:table-cell office:value-type="string">
            <text:p>shave, grat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oma (kʰosu)</text:p>
          </table:table-cell>
          <table:table-cell office:value-type="string">
            <text:p>to shave oneself; to dig with kodalo; scrape off</text:p>
          </table:table-cell>
          <table:table-cell table:number-columns-repeated="3"/>
        </table:table-row>
        <table:table-row table:style-name="ro2">
          <table:table-cell office:value-type="string">
            <text:p>kh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khol</text:p>
          </table:table-cell>
          <table:table-cell office:value-type="string">
            <text:p>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number-columns-repeated="6"/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number-columns-repeated="3"/>
        </table:table-row>
        <table:table-row table:style-name="ro2">
          <table:table-cell office:value-type="string">
            <text:p>kh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khoŋ</text:p>
          </table:table-cell>
          <table:table-cell office:value-type="string">
            <text:p>oŋ</text:p>
          </table:table-cell>
          <table:table-cell office:value-type="string">
            <text:p>come from below</text:p>
          </table:table-cell>
          <table:table-cell office:value-type="string">
            <text:p>vi</text:p>
          </table:table-cell>
          <table:table-cell table:number-columns-repeated="6"/>
          <table:table-cell table:style-name="ce10" office:value-type="string">
            <text:p>kʰonma, kʰonta</text:p>
          </table:table-cell>
          <table:table-cell office:value-type="string">
            <text:p>to rise, to resurrect</text:p>
          </table:table-cell>
          <table:table-cell table:number-columns-repeated="3"/>
        </table:table-row>
        <table:table-row table:style-name="ro2">
          <table:table-cell office:value-type="string">
            <text:p>kh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khot</text:p>
          </table:table-cell>
          <table:table-cell office:value-type="string">
            <text:p>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office:value-type="string">
            <text:p>khott</text:p>
          </table:table-cell>
          <table:table-cell office:value-type="string">
            <text:p>take away</text:p>
          </table:table-cell>
          <table:table-cell table:number-columns-repeated="4"/>
          <table:table-cell office:value-type="string">
            <text:p>kʰatma (kʰara)</text:p>
          </table:table-cell>
          <table:table-cell office:value-type="string">
            <text:p>go</text:p>
          </table:table-cell>
          <table:table-cell table:number-columns-repeated="3"/>
        </table:table-row>
        <table:table-row table:style-name="ro2">
          <table:table-cell office:value-type="string">
            <text:p>kh</text:p>
          </table:table-cell>
          <table:table-cell office:value-type="string">
            <text:p>u/ott</text:p>
          </table:table-cell>
          <table:table-cell office:value-type="string">
            <text:p>t</text:p>
          </table:table-cell>
          <table:table-cell office:value-type="string">
            <text:p>khutt</text:p>
          </table:table-cell>
          <table:table-cell office:value-type="string">
            <text:p>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ott</text:p>
          </table:table-cell>
          <table:table-cell office:value-type="string">
            <text:p>comb</text:p>
          </table:table-cell>
          <table:table-cell table:number-columns-repeated="2"/>
          <table:table-cell office:value-type="string">
            <text:p>kʰɨtma (kʰɨttu)</text:p>
          </table:table-cell>
          <table:table-cell office:value-type="string">
            <text:p>comb</text:p>
          </table:table-cell>
          <table:table-cell table:number-columns-repeated="3"/>
        </table:table-row>
        <table:table-row table:style-name="ro2">
          <table:table-cell office:value-type="string">
            <text:p>kh ~ ŋg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khekt</text:p>
          </table:table-cell>
          <table:table-cell office:value-type="string">
            <text:p>ekt</text:p>
          </table:table-cell>
          <table:table-cell office:value-type="string">
            <text:p>hang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ɨŋma (kɨŋsu) vt (middle)</text:p>
          </table:table-cell>
          <table:table-cell office:value-type="string">
            <text:p>hang, hang up</text:p>
          </table:table-cell>
          <table:table-cell table:number-columns-repeated="3"/>
        </table:table-row>
        <table:table-row table:style-name="ro2">
          <table:table-cell office:value-type="string">
            <text:p>kh/g</text:p>
          </table:table-cell>
          <table:table-cell office:value-type="string">
            <text:p>ɑp</text:p>
          </table:table-cell>
          <table:table-cell office:value-type="string">
            <text:p>ɑp</text:p>
          </table:table-cell>
          <table:table-cell office:value-type="string">
            <text:p>khop</text:p>
          </table:table-cell>
          <table:table-cell office:value-type="string">
            <text:p>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number-columns-repeated="6"/>
          <table:table-cell table:style-name="ce7" office:value-type="string">
            <text:p>kapma, <text:span text:style-name="T2">kaptu</text:span></text:p>
          </table:table-cell>
          <table:table-cell office:value-type="string">
            <text:p>to put together (things that are related</text:p>
          </table:table-cell>
          <table:table-cell table:number-columns-repeated="3"/>
        </table:table-row>
        <table:table-row table:style-name="ro2">
          <table:table-cell office:value-type="string">
            <text:p>khl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khlum</text:p>
          </table:table-cell>
          <table:table-cell office:value-type="string">
            <text:p>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ʰumma (kʰumtu)</text:p>
          </table:table-cell>
          <table:table-cell office:value-type="string">
            <text:p>to bury; to plan</text:p>
          </table:table-cell>
          <table:table-cell table:number-columns-repeated="3"/>
        </table:table-row>
        <table:table-row table:style-name="ro2">
          <table:table-cell office:value-type="string">
            <text:p>khr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khri</text:p>
          </table:table-cell>
          <table:table-cell office:value-type="string">
            <text:p>i</text:p>
          </table:table-cell>
          <table:table-cell office:value-type="string">
            <text:p>help to walk from behing (a child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ɴkʰrid</text:p>
          </table:table-cell>
          <table:table-cell table:number-columns-repeated="2"/>
        </table:table-row>
        <table:table-row table:style-name="ro2">
          <table:table-cell office:value-type="string">
            <text:p>khr</text:p>
          </table:table-cell>
          <table:table-cell office:value-type="string">
            <text:p>a:p</text:p>
          </table:table-cell>
          <table:table-cell office:value-type="string">
            <text:p>p</text:p>
          </table:table-cell>
          <table:table-cell table:number-columns-repeated="6"/>
          <table:table-cell office:value-type="string">
            <text:p>haːp</text:p>
          </table:table-cell>
          <table:table-cell office:value-type="string">
            <text:p>weep</text:p>
          </table:table-cell>
          <table:table-cell office:value-type="string">
            <text:p>haːpt</text:p>
          </table:table-cell>
          <table:table-cell office:value-type="string">
            <text:p>mourn</text:p>
          </table:table-cell>
          <table:table-cell office:value-type="string">
            <text:p>kʰapma, kʰawa</text:p>
          </table:table-cell>
          <table:table-cell office:value-type="string">
            <text:p>to cry, weep</text:p>
          </table:table-cell>
          <table:table-cell table:number-columns-repeated="2"/>
          <table:table-cell office:value-type="string">
            <text:p>泣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lA</text:p>
          </table:table-cell>
          <table:table-cell office:value-type="string">
            <text:p>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7"/>
        </table:table-row>
        <table:table-row table:style-name="ro2">
          <table:table-cell office:value-type="string">
            <text:p>l</text:p>
          </table:table-cell>
          <table:table-cell office:value-type="string">
            <text:p>a/ek</text:p>
          </table:table-cell>
          <table:table-cell office:value-type="string">
            <text:p>k</text:p>
          </table:table-cell>
          <table:table-cell office:value-type="string">
            <text:p>lak</text:p>
          </table:table-cell>
          <table:table-cell office:value-type="string">
            <text:p>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ak</text:p>
          </table:table-cell>
          <table:table-cell office:value-type="string">
            <text:p>lick</text:p>
          </table:table-cell>
          <table:table-cell table:number-columns-repeated="2"/>
          <table:table-cell office:value-type="string">
            <text:p>lekma, lea</text:p>
          </table:table-cell>
          <table:table-cell office:value-type="string">
            <text:p>lick</text:p>
          </table:table-cell>
          <table:table-cell table:number-columns-repeated="3"/>
        </table:table-row>
        <table:table-row table:style-name="ro2">
          <table:table-cell office:value-type="string">
            <text:p>l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office:value-type="string">
            <text:p>lakt</text:p>
          </table:table-cell>
          <table:table-cell office:value-type="string">
            <text:p>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number-columns-repeated="3"/>
        </table:table-row>
        <table:table-row table:style-name="ro2">
          <table:table-cell office:value-type="string">
            <text:p>l</text:p>
          </table:table-cell>
          <table:table-cell office:value-type="string">
            <text:p>es</text:p>
          </table:table-cell>
          <table:table-cell office:value-type="string">
            <text:p>s</text:p>
          </table:table-cell>
          <table:table-cell office:value-type="string">
            <text:p>le</text:p>
          </table:table-cell>
          <table:table-cell office:value-type="string">
            <text:p>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ɨma (lɨsu)</text:p>
          </table:table-cell>
          <table:table-cell office:value-type="string">
            <text:p>to have intercourse</text:p>
          </table:table-cell>
          <table:table-cell table:number-columns-repeated="3"/>
        </table:table-row>
        <table:table-row table:style-name="ro2">
          <table:table-cell office:value-type="string">
            <text:p>l</text:p>
          </table:table-cell>
          <table:table-cell office:value-type="string">
            <text:p>e/im</text:p>
          </table:table-cell>
          <table:table-cell office:value-type="string">
            <text:p>m</text:p>
          </table:table-cell>
          <table:table-cell office:value-type="string">
            <text:p>lemt</text:p>
          </table:table-cell>
          <table:table-cell office:value-type="string">
            <text:p>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office:value-type="string">
            <text:p>lem</text:p>
          </table:table-cell>
          <table:table-cell office:value-type="string">
            <text:p>be sweet</text:p>
          </table:table-cell>
          <table:table-cell office:value-type="string">
            <text:p>lɛm</text:p>
          </table:table-cell>
          <table:table-cell office:value-type="string">
            <text:p>coax</text:p>
          </table:table-cell>
          <table:table-cell office:value-type="string">
            <text:p>limt</text:p>
          </table:table-cell>
          <table:table-cell office:value-type="string">
            <text:p>be sweet</text:p>
          </table:table-cell>
          <table:table-cell office:value-type="string">
            <text:p>lemma (lemtu)</text:p>
          </table:table-cell>
          <table:table-cell office:value-type="string">
            <text:p>to flatter, make sweet</text:p>
          </table:table-cell>
          <table:table-cell table:number-columns-repeated="2"/>
          <table:table-cell office:value-type="string">
            <text:p>ablaut ?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lent</text:p>
          </table:table-cell>
          <table:table-cell office:value-type="string">
            <text:p>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enma (lentu)</text:p>
          </table:table-cell>
          <table:table-cell office:value-type="string">
            <text:p>to pour in</text:p>
          </table:table-cell>
          <table:table-cell table:number-columns-repeated="3"/>
        </table:table-row>
        <table:table-row table:style-name="ro2">
          <table:table-cell office:value-type="string">
            <text:p>l</text:p>
          </table:table-cell>
          <table:table-cell office:value-type="string">
            <text:p>ɛt</text:p>
          </table:table-cell>
          <table:table-cell office:value-type="string">
            <text:p>t</text:p>
          </table:table-cell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2"/>
          <table:table-cell office:value-type="string">
            <text:p>letma (leru)</text:p>
          </table:table-cell>
          <table:table-cell office:value-type="string">
            <text:p>to leave, to let go, to release</text:p>
          </table:table-cell>
          <table:table-cell/>
          <table:table-cell office:value-type="string">
            <text:p>lɤt</text:p>
          </table:table-cell>
          <table:table-cell/>
        </table:table-row>
        <table:table-row table:style-name="ro2">
          <table:table-cell office:value-type="string">
            <text:p>l</text:p>
          </table:table-cell>
          <table:table-cell office:value-type="string">
            <text:p>an/at</text:p>
          </table:table-cell>
          <table:table-cell office:value-type="string">
            <text:p>t</text:p>
          </table:table-cell>
          <table:table-cell office:value-type="string">
            <text:p>lɛn</text:p>
          </table:table-cell>
          <table:table-cell office:value-type="string">
            <text:p>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office:value-type="string">
            <text:p>lɛnt</text:p>
          </table:table-cell>
          <table:table-cell office:value-type="string">
            <text:p>take out </text:p>
          </table:table-cell>
          <table:table-cell table:number-columns-repeated="4"/>
          <table:table-cell office:value-type="string">
            <text:p>latma (laru) vt</text:p>
          </table:table-cell>
          <table:table-cell office:value-type="string">
            <text:p>to take out</text:p>
          </table:table-cell>
          <table:table-cell table:number-columns-repeated="3"/>
        </table:table-row>
        <table:table-row table:style-name="ro2">
          <table:table-cell office:value-type="string">
            <text:p>l</text:p>
          </table:table-cell>
          <table:table-cell office:value-type="string">
            <text:p>im</text:p>
          </table:table-cell>
          <table:table-cell office:value-type="string">
            <text:p>m</text:p>
          </table:table-cell>
          <table:table-cell office:value-type="string">
            <text:p>lim</text:p>
          </table:table-cell>
          <table:table-cell office:value-type="string">
            <text:p>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limma, lima</text:p>
          </table:table-cell>
          <table:table-cell office:value-type="string">
            <text:p>to bud; to sprout</text:p>
          </table:table-cell>
          <table:table-cell table:number-columns-repeated="3"/>
        </table:table-row>
        <table:table-row table:style-name="ro2">
          <table:table-cell office:value-type="string">
            <text:p>l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office:value-type="string">
            <text:p>liŋ</text:p>
          </table:table-cell>
          <table:table-cell office:value-type="string">
            <text:p>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7"/>
        </table:table-row>
        <table:table-row table:style-name="ro2">
          <table:table-cell office:value-type="string">
            <text:p>l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lom</text:p>
          </table:table-cell>
          <table:table-cell office:value-type="string">
            <text:p>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amma (lamu)</text:p>
          </table:table-cell>
          <table:table-cell office:value-type="string">
            <text:p>to seek, to search</text:p>
          </table:table-cell>
          <table:table-cell table:number-columns-repeated="3"/>
        </table:table-row>
        <table:table-row table:style-name="ro2">
          <table:table-cell office:value-type="string">
            <text:p>l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lop</text:p>
          </table:table-cell>
          <table:table-cell office:value-type="string">
            <text:p>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number-columns-repeated="3"/>
        </table:table-row>
        <table:table-row table:style-name="ro2"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lu</text:p>
          </table:table-cell>
          <table:table-cell office:value-type="string">
            <text:p>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luma, luwa</text:p>
          </table:table-cell>
          <table:table-cell office:value-type="string">
            <text:p>feel</text:p>
          </table:table-cell>
          <table:table-cell table:number-columns-repeated="3"/>
        </table:table-row>
        <table:table-row table:style-name="ro2">
          <table:table-cell office:value-type="string">
            <text:p>l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luk</text:p>
          </table:table-cell>
          <table:table-cell office:value-type="string">
            <text:p>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office:value-type="string">
            <text:p>luks</text:p>
          </table:table-cell>
          <table:table-cell office:value-type="string">
            <text:p>to complete, to reach the end of</text:p>
          </table:table-cell>
          <table:table-cell office:value-type="string">
            <text:p>lukma (luktu)</text:p>
          </table:table-cell>
          <table:table-cell office:value-type="string">
            <text:p>to finish</text:p>
          </table:table-cell>
          <table:table-cell table:number-columns-repeated="3"/>
        </table:table-row>
        <table:table-row table:style-name="ro2">
          <table:table-cell office:value-type="string">
            <text:p>l</text:p>
          </table:table-cell>
          <table:table-cell office:value-type="string">
            <text:p>u/im</text:p>
          </table:table-cell>
          <table:table-cell office:value-type="string">
            <text:p>m</text:p>
          </table:table-cell>
          <table:table-cell office:value-type="string">
            <text:p>lum</text:p>
          </table:table-cell>
          <table:table-cell office:value-type="string">
            <text:p>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imma, limta</text:p>
          </table:table-cell>
          <table:table-cell office:value-type="string">
            <text:p>parboil</text:p>
          </table:table-cell>
          <table:table-cell table:number-columns-repeated="3"/>
        </table:table-row>
        <table:table-row table:style-name="ro2">
          <table:table-cell office:value-type="string">
            <text:p>l</text:p>
          </table:table-cell>
          <table:table-cell office:value-type="string">
            <text:p>ut ~ ʊt</text:p>
          </table:table-cell>
          <table:table-cell office:value-type="string">
            <text:p>t</text:p>
          </table:table-cell>
          <table:table-cell office:value-type="string">
            <text:p>lut</text:p>
          </table:table-cell>
          <table:table-cell office:value-type="string">
            <text:p>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utma (luttu)</text:p>
          </table:table-cell>
          <table:table-cell office:value-type="string">
            <text:p>to tell (of a story</text:p>
          </table:table-cell>
          <table:table-cell table:number-columns-repeated="3"/>
        </table:table-row>
        <table:table-row table:style-name="ro2">
          <table:table-cell office:value-type="string">
            <text:p>l</text:p>
          </table:table-cell>
          <table:table-cell office:value-type="string">
            <text:p>ɔ/o</text:p>
          </table:table-cell>
          <table:table-cell office:value-type="string">
            <text:p>- ?</text:p>
          </table:table-cell>
          <table:table-cell table:number-columns-repeated="6"/>
          <table:table-cell office:value-type="string">
            <text:p>lɔˀr</text:p>
          </table:table-cell>
          <table:table-cell office:value-type="string">
            <text:p>to say, to make a noise, to seem, to act in a certain way</text:p>
          </table:table-cell>
          <table:table-cell table:number-columns-repeated="2"/>
          <table:table-cell office:value-type="string">
            <text:p>loma (lo)</text:p>
          </table:table-cell>
          <table:table-cell office:value-type="string">
            <text:p>to tell; to say sth. to so.; to relate</text:p>
          </table:table-cell>
          <table:table-cell table:number-columns-repeated="3"/>
        </table:table-row>
        <table:table-row table:style-name="ro2">
          <table:table-cell office:value-type="string">
            <text:p>l</text:p>
          </table:table-cell>
          <table:table-cell office:value-type="string">
            <text:p>up/m</text:p>
          </table:table-cell>
          <table:table-cell office:value-type="string">
            <text:p>m/p</text:p>
          </table:table-cell>
          <table:table-cell table:style-name="ce5" office:value-type="string">
            <text:p>plum</text:p>
          </table:table-cell>
          <table:table-cell office:value-type="string">
            <text:p>um</text:p>
          </table:table-cell>
          <table:table-cell office:value-type="string">
            <text:p>rinse</text:p>
          </table:table-cell>
          <table:table-cell office:value-type="string">
            <text:p>blum</text:p>
          </table:table-cell>
          <table:table-cell office:value-type="string">
            <text:p>sink</text:p>
          </table:table-cell>
          <table:table-cell/>
          <table:table-cell office:value-type="string">
            <text:p>lup</text:p>
          </table:table-cell>
          <table:table-cell office:value-type="string">
            <text:p>to sink, to be buried, to go under</text:p>
          </table:table-cell>
          <table:table-cell office:value-type="string">
            <text:p>lupt</text:p>
          </table:table-cell>
          <table:table-cell office:value-type="string">
            <text:p>to bury, to fill in, to cover</text:p>
          </table:table-cell>
          <table:table-cell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number-columns-repeated="3"/>
        </table:table-row>
        <table:table-row table:style-name="ro2">
          <table:table-cell office:value-type="string">
            <text:p>l</text:p>
          </table:table-cell>
          <table:table-cell office:value-type="string">
            <text:p>ɛkt</text:p>
          </table:table-cell>
          <table:table-cell office:value-type="string">
            <text:p>kt</text:p>
          </table:table-cell>
          <table:table-cell table:number-columns-repeated="6"/>
          <table:table-cell office:value-type="string">
            <text:p>lɛkt</text:p>
          </table:table-cell>
          <table:table-cell office:value-type="string">
            <text:p>exchange,change</text:p>
          </table:table-cell>
          <table:table-cell table:number-columns-repeated="6"/>
          <table:table-cell office:value-type="string">
            <text:p>易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it</text:p>
          </table:table-cell>
          <table:table-cell office:value-type="string">
            <text:p>t</text:p>
          </table:table-cell>
          <table:table-cell office:value-type="string">
            <text:p>mit</text:p>
          </table:table-cell>
          <table:table-cell office:value-type="string">
            <text:p>it</text:p>
          </table:table-cell>
          <table:table-cell office:value-type="string">
            <text:p>die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滅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ɑŋ/k</text:p>
          </table:table-cell>
          <table:table-cell office:value-type="string">
            <text:p>ŋ/k</text:p>
          </table:table-cell>
          <table:table-cell office:value-type="string">
            <text:p>moŋ</text:p>
          </table:table-cell>
          <table:table-cell office:value-type="string">
            <text:p>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2"/>
          <table:table-cell office:value-type="string">
            <text:p>makma (maktu)</text:p>
          </table:table-cell>
          <table:table-cell office:value-type="string">
            <text:p>to see in a dream</text:p>
          </table:table-cell>
          <table:table-cell/>
          <table:table-cell office:value-type="string">
            <text:p>tɯ-jmŋo</text:p>
          </table:table-cell>
          <table:table-cell office:value-type="string">
            <text:p>夢 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mop</text:p>
          </table:table-cell>
          <table:table-cell office:value-type="string">
            <text:p>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mapma</text:p>
          </table:table-cell>
          <table:table-cell office:value-type="string">
            <text:p>to grab, snatch</text:p>
          </table:table-cell>
          <table:table-cell table:number-columns-repeated="3"/>
        </table:table-row>
        <table:table-row table:style-name="ro2">
          <table:table-cell office:value-type="string">
            <text:p>m</text:p>
          </table:table-cell>
          <table:table-cell office:value-type="string">
            <text:p>ɑ:t</text:p>
          </table:table-cell>
          <table:table-cell office:value-type="string">
            <text:p>t</text:p>
          </table:table-cell>
          <table:table-cell office:value-type="string">
            <text:p>mot</text:p>
          </table:table-cell>
          <table:table-cell office:value-type="string">
            <text:p>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7"/>
        </table:table-row>
        <table:table-row table:style-name="ro2"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muma</text:p>
          </table:table-cell>
          <table:table-cell office:value-type="string">
            <text:p>be</text:p>
          </table:table-cell>
          <table:table-cell table:number-columns-repeated="3"/>
        </table:table-row>
        <table:table-row table:style-name="ro2"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do</text:p>
          </table:table-cell>
          <table:table-cell office:value-type="string">
            <text:p>vt-i </text:p>
          </table:table-cell>
          <table:table-cell table:number-columns-repeated="6"/>
          <table:table-cell office:value-type="string">
            <text:p>muma</text:p>
          </table:table-cell>
          <table:table-cell office:value-type="string">
            <text:p>to cause; to make</text:p>
          </table:table-cell>
          <table:table-cell table:number-columns-repeated="3"/>
        </table:table-row>
        <table:table-row table:style-name="ro2">
          <table:table-cell office:value-type="string">
            <text:p>m</text:p>
          </table:table-cell>
          <table:table-cell office:value-type="string">
            <text:p>u/ɛtt</text:p>
          </table:table-cell>
          <table:table-cell office:value-type="string">
            <text:p>tt</text:p>
          </table:table-cell>
          <table:table-cell office:value-type="string">
            <text:p>mutt</text:p>
          </table:table-cell>
          <table:table-cell office:value-type="string">
            <text:p>ut</text:p>
          </table:table-cell>
          <table:table-cell office:value-type="string">
            <text:p>causati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2"/>
          <table:table-cell office:value-type="string">
            <text:p>metma (mettu)</text:p>
          </table:table-cell>
          <table:table-cell office:value-type="string">
            <text:p>causative</text:p>
          </table:table-cell>
          <table:table-cell table:number-columns-repeated="3"/>
        </table:table-row>
        <table:table-row table:style-name="ro2">
          <table:table-cell office:value-type="string">
            <text:p>m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table:number-columns-repeated="6"/>
          <table:table-cell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2"/>
          <table:table-cell office:value-type="string">
            <text:p>makma, makta</text:p>
          </table:table-cell>
          <table:table-cell office:value-type="string">
            <text:p>be black</text:p>
          </table:table-cell>
          <table:table-cell table:number-columns-repeated="3"/>
        </table:table-row>
        <table:table-row table:style-name="ro2">
          <table:table-cell office:value-type="string">
            <text:p>m</text:p>
          </table:table-cell>
          <table:table-cell office:value-type="string">
            <text:p>u:tt</text:p>
          </table:table-cell>
          <table:table-cell office:value-type="string">
            <text:p>tt</text:p>
          </table:table-cell>
          <table:table-cell table:number-columns-repeated="6"/>
          <table:table-cell office:value-type="string">
            <text:p>muːtt</text:p>
          </table:table-cell>
          <table:table-cell office:value-type="string">
            <text:p>blow</text:p>
          </table:table-cell>
          <table:table-cell table:number-columns-repeated="2"/>
          <table:table-cell office:value-type="string">
            <text:p>mutma (muttu)</text:p>
          </table:table-cell>
          <table:table-cell office:value-type="string">
            <text:p>to blow</text:p>
          </table:table-cell>
          <table:table-cell/>
          <table:table-cell office:value-type="string">
            <text:p>ɣɤmɯt</text:p>
          </table:table-cell>
          <table:table-cell/>
        </table:table-row>
        <table:table-row table:style-name="ro2">
          <table:table-cell office:value-type="string">
            <text:p>m</text:p>
          </table:table-cell>
          <table:table-cell office:value-type="string">
            <text:p>unt</text:p>
          </table:table-cell>
          <table:table-cell office:value-type="string">
            <text:p>nt</text:p>
          </table:table-cell>
          <table:table-cell table:number-columns-repeated="6"/>
          <table:table-cell office:value-type="string">
            <text:p>munt</text:p>
          </table:table-cell>
          <table:table-cell office:value-type="string">
            <text:p>to shake, to move</text:p>
          </table:table-cell>
          <table:table-cell table:number-columns-repeated="5"/>
          <table:table-cell office:value-type="string">
            <text:p>mɯnmu</text:p>
          </table:table-cell>
          <table:table-cell/>
        </table:table-row>
        <table:table-row table:style-name="ro2">
          <table:table-cell office:value-type="string">
            <text:p>n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nom</text:p>
          </table:table-cell>
          <table:table-cell office:value-type="string">
            <text:p>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2"/>
          <table:table-cell office:value-type="string">
            <text:p>namma, nama</text:p>
          </table:table-cell>
          <table:table-cell office:value-type="string">
            <text:p>reek, stink</text:p>
          </table:table-cell>
          <table:table-cell office:value-type="string">
            <text:p>mnam</text:p>
          </table:table-cell>
          <table:table-cell office:value-type="string">
            <text:p>mnɤm</text:p>
          </table:table-cell>
          <table:table-cell/>
        </table:table-row>
        <table:table-row table:style-name="ro2">
          <table:table-cell office:value-type="string">
            <text:p>n</text:p>
          </table:table-cell>
          <table:table-cell office:value-type="string">
            <text:p>o/ɑŋ</text:p>
          </table:table-cell>
          <table:table-cell office:value-type="string">
            <text:p>ŋ</text:p>
          </table:table-cell>
          <table:table-cell office:value-type="string">
            <text:p>noŋt</text:p>
          </table:table-cell>
          <table:table-cell office:value-type="string">
            <text:p>oŋt</text:p>
          </table:table-cell>
          <table:table-cell office:value-type="string">
            <text:p>accus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noŋs</text:p>
          </table:table-cell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nu</text:p>
          </table:table-cell>
          <table:table-cell office:value-type="string">
            <text:p>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number-columns-repeated="2"/>
          <table:table-cell table:style-name="ce5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2"/>
          <table:table-cell office:value-type="string">
            <text:p>numa</text:p>
          </table:table-cell>
          <table:table-cell office:value-type="string">
            <text:p>to be good</text:p>
          </table:table-cell>
          <table:table-cell table:number-columns-repeated="3"/>
        </table:table-row>
        <table:table-row table:style-name="ro2">
          <table:table-cell office:value-type="string">
            <text:p>n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style-name="ce3" office:value-type="string">
            <text:p>nuk</text:p>
          </table:table-cell>
          <table:table-cell office:value-type="string">
            <text:p>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nuk</text:p>
          </table:table-cell>
          <table:table-cell office:value-type="string">
            <text:p>to trample, to crush against the ground; to thresh</text:p>
          </table:table-cell>
          <table:table-cell table:number-columns-repeated="2"/>
          <table:table-cell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number-columns-repeated="3"/>
        </table:table-row>
        <table:table-row table:style-name="ro2">
          <table:table-cell office:value-type="string">
            <text:p>n</text:p>
          </table:table-cell>
          <table:table-cell office:value-type="string">
            <text:p>al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naˀr</text:p>
          </table:table-cell>
          <table:table-cell office:value-type="string">
            <text:p>to desist from, to stop</text:p>
          </table:table-cell>
          <table:table-cell table:number-columns-repeated="4"/>
          <table:table-cell office:value-type="string">
            <text:p>ɲal</text:p>
          </table:table-cell>
          <table:table-cell office:value-type="string">
            <text:p>nɯna</text:p>
          </table:table-cell>
          <table:table-cell/>
        </table:table-row>
        <table:table-row table:style-name="ro2">
          <table:table-cell office:value-type="string">
            <text:p>ŋ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office:value-type="string">
            <text:p>ŋi</text:p>
          </table:table-cell>
          <table:table-cell office:value-type="string">
            <text:p>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7"/>
        </table:table-row>
        <table:table-row table:style-name="ro2">
          <table:table-cell office:value-type="string">
            <text:p>ŋ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ŋok</text:p>
          </table:table-cell>
          <table:table-cell office:value-type="string">
            <text:p>ok</text:p>
          </table:table-cell>
          <table:table-cell office:value-type="string">
            <text:p>cry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ŋu</text:p>
          </table:table-cell>
          <table:table-cell office:value-type="string">
            <text:p>ɣɤwu</text:p>
          </table:table-cell>
          <table:table-cell/>
        </table:table-row>
        <table:table-row table:style-name="ro2">
          <table:table-cell office:value-type="string">
            <text:p>ŋ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office:value-type="string">
            <text:p>ŋur</text:p>
          </table:table-cell>
          <table:table-cell office:value-type="string">
            <text:p>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sŋur</text:p>
          </table:table-cell>
          <table:table-cell table:number-columns-repeated="2"/>
        </table:table-row>
        <table:table-row table:style-name="ro2">
          <table:table-cell office:value-type="string">
            <text:p>ŋ</text:p>
          </table:table-cell>
          <table:table-cell office:value-type="string">
            <text:p>apt</text:p>
          </table:table-cell>
          <table:table-cell office:value-type="string">
            <text:p>pt</text:p>
          </table:table-cell>
          <table:table-cell table:number-columns-repeated="6"/>
          <table:table-cell office:value-type="string">
            <text:p>napt</text:p>
          </table:table-cell>
          <table:table-cell office:value-type="string">
            <text:p>snatch</text:p>
          </table:table-cell>
          <table:table-cell table:number-columns-repeated="2"/>
          <table:table-cell office:value-type="string">
            <text:p>ŋapma (ŋaptu)</text:p>
          </table:table-cell>
          <table:table-cell office:value-type="string">
            <text:p>snatch</text:p>
          </table:table-cell>
          <table:table-cell table:number-columns-repeated="3"/>
        </table:table-row>
        <table:table-row table:style-name="ro2">
          <table:table-cell office:value-type="string">
            <text:p>ŋ</text:p>
          </table:table-cell>
          <table:table-cell office:value-type="string">
            <text:p>ɔs</text:p>
          </table:table-cell>
          <table:table-cell office:value-type="string">
            <text:p>s</text:p>
          </table:table-cell>
          <table:table-cell table:number-columns-repeated="6"/>
          <table:table-cell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2"/>
          <table:table-cell office:value-type="string">
            <text:p>ŋoma (ŋosu)</text:p>
          </table:table-cell>
          <table:table-cell office:value-type="string">
            <text:p>fry dry</text:p>
          </table:table-cell>
          <table:table-cell office:value-type="string">
            <text:p>rŋo</text:p>
          </table:table-cell>
          <table:table-cell office:value-type="string">
            <text:p>rŋu</text:p>
          </table:table-cell>
          <table:table-cell/>
        </table:table-row>
        <table:table-row table:style-name="ro2">
          <table:table-cell office:value-type="string">
            <text:p>p</text:p>
          </table:table-cell>
          <table:table-cell office:value-type="string">
            <text:p>aŋ/a</text:p>
          </table:table-cell>
          <table:table-cell office:value-type="string">
            <text:p>ŋ</text:p>
          </table:table-cell>
          <table:table-cell office:value-type="string">
            <text:p>pa</text:p>
          </table:table-cell>
          <table:table-cell office:value-type="string">
            <text:p>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ɔ</text:p>
          </table:table-cell>
          <table:table-cell office:value-type="string">
            <text:p>to braid, to knit, to weave</text:p>
          </table:table-cell>
          <table:table-cell table:number-columns-repeated="2"/>
          <table:table-cell office:value-type="string">
            <text:p>baŋma, baŋtu</text:p>
          </table:table-cell>
          <table:table-cell office:value-type="string">
            <text:p>weave, to make</text:p>
          </table:table-cell>
          <table:table-cell/>
          <table:table-cell office:value-type="string">
            <text:p>pɣo</text:p>
          </table:table-cell>
          <table:table-cell office:value-type="string">
            <text:p>紡</text:p>
          </table:table-cell>
        </table:table-row>
        <table:table-row table:style-name="ro2">
          <table:table-cell office:value-type="string">
            <text:p>p</text:p>
          </table:table-cell>
          <table:table-cell office:value-type="string">
            <text:p>e/is</text:p>
          </table:table-cell>
          <table:table-cell office:value-type="string">
            <text:p>s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hes</text:p>
          </table:table-cell>
          <table:table-cell office:value-type="string">
            <text:p>fart</text:p>
          </table:table-cell>
          <table:table-cell office:value-type="string">
            <text:p>pheˀr </text:p>
          </table:table-cell>
          <table:table-cell office:value-type="string">
            <text:p>fart at</text:p>
          </table:table-cell>
          <table:table-cell office:value-type="string">
            <text:p>bʰema, bʰesu</text:p>
          </table:table-cell>
          <table:table-cell office:value-type="string">
            <text:p>fart</text:p>
          </table:table-cell>
          <table:table-cell table:number-columns-repeated="3"/>
        </table:table-row>
        <table:table-row table:style-name="ro2">
          <table:table-cell office:value-type="string">
            <text:p>p</text:p>
          </table:table-cell>
          <table:table-cell office:value-type="string">
            <text:p>i/ɛ</text:p>
          </table:table-cell>
          <table:table-cell office:value-type="string">
            <text:p>-/n?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office:value-type="string">
            <text:p>pit</text:p>
          </table:table-cell>
          <table:table-cell office:value-type="string">
            <text:p>bring</text:p>
          </table:table-cell>
          <table:table-cell office:value-type="string">
            <text:p>phɛn</text:p>
          </table:table-cell>
          <table:table-cell office:value-type="string">
            <text:p>come</text:p>
          </table:table-cell>
          <table:table-cell office:value-type="string">
            <text:p>phɛns/phɛtt</text:p>
          </table:table-cell>
          <table:table-cell office:value-type="string">
            <text:p>to bring, to send (toward the speaker)</text:p>
          </table:table-cell>
          <table:table-cell table:number-columns-repeated="3"/>
          <table:table-cell office:value-type="string">
            <text:p>pi</text:p>
          </table:table-cell>
          <table:table-cell/>
        </table:table-row>
        <table:table-row table:style-name="ro2">
          <table:table-cell office:value-type="string">
            <text:p>p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6" office:value-type="string">
            <text:p>pil</text:p>
          </table:table-cell>
          <table:table-cell table:style-name="ce6" office:value-type="string">
            <text:p>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office:value-type="string">
            <text:p>phil</text:p>
          </table:table-cell>
          <table:table-cell office:value-type="string">
            <text:p>squeeze out</text:p>
          </table:table-cell>
          <table:table-cell office:value-type="string">
            <text:p>phiːnt</text:p>
          </table:table-cell>
          <table:table-cell office:value-type="string">
            <text:p>milk</text:p>
          </table:table-cell>
          <table:table-cell office:value-type="string">
            <text:p>pinma (pilu) </text:p>
          </table:table-cell>
          <table:table-cell office:value-type="string">
            <text:p>to squeeze</text:p>
          </table:table-cell>
          <table:table-cell office:value-type="string">
            <text:p>bʰinma (bʰilu) vt to squeeze (for juice)</text:p>
          </table:table-cell>
          <table:table-cell table:number-columns-repeated="3"/>
          <table:table-cell office:value-type="string">
            <text:p>&lt; pelnu ``push, press, trample on'', borrowed into proto-kiranti, pil "milk", cf dūdh &lt; dugdha `milked out'</text:p>
          </table:table-cell>
        </table:table-row>
        <table:table-row table:style-name="ro2">
          <table:table-cell office:value-type="string">
            <text:p>p</text:p>
          </table:table-cell>
          <table:table-cell office:value-type="string">
            <text:p>at</text:p>
          </table:table-cell>
          <table:table-cell office:value-type="string">
            <text:p>t</text:p>
          </table:table-cell>
          <table:table-cell table:style-name="ce2"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number-columns-repeated="2"/>
          <table:table-cell table:style-name="ce2" office:value-type="string">
            <text:p>pont</text:p>
          </table:table-cell>
          <table:table-cell table:style-name="ce2" office:value-type="string">
            <text:p>to be numerous, to flourish (esp. of offspring)</text:p>
          </table:table-cell>
          <table:table-cell table:number-columns-repeated="2"/>
          <table:table-cell office:value-type="string">
            <text:p>batma, bara</text:p>
          </table:table-cell>
          <table:table-cell office:value-type="string">
            <text:p>bloom</text:p>
          </table:table-cell>
          <table:table-cell table:number-columns-repeated="3"/>
        </table:table-row>
        <table:table-row table:style-name="ro2"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pu</text:p>
          </table:table-cell>
          <table:table-cell office:value-type="string">
            <text:p>u</text:p>
          </table:table-cell>
          <table:table-cell office:value-type="string">
            <text:p>dry on smoke</text:p>
          </table:table-cell>
          <table:table-cell office:value-type="string">
            <text:p>vt</text:p>
          </table:table-cell>
          <table:table-cell table:number-columns-repeated="9"/>
          <table:table-cell office:value-type="string">
            <text:p>pu ou spɯ</text:p>
          </table:table-cell>
          <table:table-cell/>
        </table:table-row>
        <table:table-row table:style-name="ro2">
          <table:table-cell office:value-type="string">
            <text:p>p ~b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pum</text:p>
          </table:table-cell>
          <table:table-cell office:value-type="string">
            <text:p>umt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number-columns-repeated="3"/>
        </table:table-row>
        <table:table-row table:style-name="ro2">
          <table:table-cell office:value-type="string">
            <text:p>ph</text:p>
          </table:table-cell>
          <table:table-cell office:value-type="string">
            <text:p>a/el</text:p>
          </table:table-cell>
          <table:table-cell office:value-type="string">
            <text:p>l</text:p>
          </table:table-cell>
          <table:table-cell table:style-name="ce2" office:value-type="string">
            <text:p>phɛl</text:p>
          </table:table-cell>
          <table:table-cell office:value-type="string">
            <text:p>ɛl</text:p>
          </table:table-cell>
          <table:table-cell office:value-type="string">
            <text:p>be damaged; damage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pɛˀr</text:p>
          </table:table-cell>
          <table:table-cell office:value-type="string">
            <text:p>break (vi)</text:p>
          </table:table-cell>
          <table:table-cell office:value-type="string">
            <text:p>phɛˀr (vt)</text:p>
          </table:table-cell>
          <table:table-cell office:value-type="string">
            <text:p>break</text:p>
          </table:table-cell>
          <table:table-cell table:number-columns-repeated="4"/>
          <table:table-cell office:value-type="string">
            <text:p>pɛˀr also `vomit', from `break', unrelated to mɯjphɤt</text:p>
          </table:table-cell>
        </table:table-row>
        <table:table-row table:style-name="ro2">
          <table:table-cell office:value-type="string">
            <text:p>ph</text:p>
          </table:table-cell>
          <table:table-cell office:value-type="string">
            <text:p>ant</text:p>
          </table:table-cell>
          <table:table-cell office:value-type="string">
            <text:p>nt</text:p>
          </table:table-cell>
          <table:table-cell office:value-type="string">
            <text:p>phɛnt</text:p>
          </table:table-cell>
          <table:table-cell office:value-type="string">
            <text:p>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pʰanma (pʰantu)</text:p>
          </table:table-cell>
          <table:table-cell office:value-type="string">
            <text:p>to change</text:p>
          </table:table-cell>
          <table:table-cell table:number-columns-repeated="3"/>
        </table:table-row>
        <table:table-row table:style-name="ro2">
          <table:table-cell office:value-type="string">
            <text:p>ph</text:p>
          </table:table-cell>
          <table:table-cell office:value-type="string">
            <text:p>i/ɛ</text:p>
          </table:table-cell>
          <table:table-cell office:value-type="string">
            <text:p>-/n?</text:p>
          </table:table-cell>
          <table:table-cell office:value-type="string">
            <text:p>phi</text:p>
          </table:table-cell>
          <table:table-cell office:value-type="string">
            <text:p>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hɛn</text:p>
          </table:table-cell>
          <table:table-cell office:value-type="string">
            <text:p>be spoiled</text:p>
          </table:table-cell>
          <table:table-cell office:value-type="string">
            <text:p>phɛns</text:p>
          </table:table-cell>
          <table:table-cell office:value-type="string">
            <text:p>to spoil (sth.)</text:p>
          </table:table-cell>
          <table:table-cell table:number-columns-repeated="5"/>
        </table:table-row>
        <table:table-row table:style-name="ro2">
          <table:table-cell office:value-type="string">
            <text:p>p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office:value-type="string">
            <text:p>phiŋ</text:p>
          </table:table-cell>
          <table:table-cell office:value-type="string">
            <text:p>i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spriŋ</text:p>
          </table:table-cell>
          <table:table-cell table:number-columns-repeated="2"/>
        </table:table-row>
        <table:table-row table:style-name="ro2">
          <table:table-cell office:value-type="string">
            <text:p>ph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phipt</text:p>
          </table:table-cell>
          <table:table-cell office:value-type="string">
            <text:p>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pʰɨpma (pʰɨptu)</text:p>
          </table:table-cell>
          <table:table-cell office:value-type="string">
            <text:p><text:s/>to suck, to absorb</text:p>
          </table:table-cell>
          <table:table-cell table:number-columns-repeated="3"/>
        </table:table-row>
        <table:table-row table:style-name="ro2">
          <table:table-cell office:value-type="string">
            <text:p>ph</text:p>
          </table:table-cell>
          <table:table-cell office:value-type="string">
            <text:p>ol ~olt</text:p>
          </table:table-cell>
          <table:table-cell office:value-type="string">
            <text:p>l</text:p>
          </table:table-cell>
          <table:table-cell office:value-type="string">
            <text:p>phol</text:p>
          </table:table-cell>
          <table:table-cell office:value-type="string">
            <text:p>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os</text:p>
          </table:table-cell>
          <table:table-cell office:value-type="string">
            <text:p>to spread (drying grain)</text:p>
          </table:table-cell>
          <table:table-cell office:value-type="string">
            <text:p>phott</text:p>
          </table:table-cell>
          <table:table-cell office:value-type="string">
            <text:p>to stir, to turn (drying grain)</text:p>
          </table:table-cell>
          <table:table-cell table:number-columns-repeated="5"/>
        </table:table-row>
        <table:table-row table:style-name="ro2">
          <table:table-cell office:value-type="string">
            <text:p>ph</text:p>
          </table:table-cell>
          <table:table-cell office:value-type="string">
            <text:p>ut</text:p>
          </table:table-cell>
          <table:table-cell office:value-type="string">
            <text:p>t</text:p>
          </table:table-cell>
          <table:table-cell office:value-type="string">
            <text:p>phut</text:p>
          </table:table-cell>
          <table:table-cell office:value-type="string">
            <text:p>ut</text:p>
          </table:table-cell>
          <table:table-cell office:value-type="string">
            <text:p>take off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ɴbud, bud</text:p>
          </table:table-cell>
          <table:table-cell office:value-type="string">
            <text:p>phɯt</text:p>
          </table:table-cell>
          <table:table-cell/>
        </table:table-row>
        <table:table-row table:style-name="ro2">
          <table:table-cell office:value-type="string">
            <text:p>ph ~p</text:p>
          </table:table-cell>
          <table:table-cell office:value-type="string">
            <text:p>u/ok</text:p>
          </table:table-cell>
          <table:table-cell office:value-type="string">
            <text:p>k</text:p>
          </table:table-cell>
          <table:table-cell office:value-type="string">
            <text:p>phuk</text:p>
          </table:table-cell>
          <table:table-cell office:value-type="string">
            <text:p>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2"/>
          <table:table-cell office:value-type="string">
            <text:p>pukma, pua</text:p>
          </table:table-cell>
          <table:table-cell office:value-type="string">
            <text:p>to stand up, to rise</text:p>
          </table:table-cell>
          <table:table-cell table:number-columns-repeated="3"/>
        </table:table-row>
        <table:table-row table:style-name="ro2">
          <table:table-cell office:value-type="string">
            <text:p>phl</text:p>
          </table:table-cell>
          <table:table-cell office:value-type="string">
            <text:p>ɑs</text:p>
          </table:table-cell>
          <table:table-cell office:value-type="string">
            <text:p>s</text:p>
          </table:table-cell>
          <table:table-cell office:value-type="string">
            <text:p>phlo</text:p>
          </table:table-cell>
          <table:table-cell office:value-type="string">
            <text:p>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aˀr</text:p>
          </table:table-cell>
          <table:table-cell office:value-type="string">
            <text:p>help</text:p>
          </table:table-cell>
          <table:table-cell table:number-columns-repeated="2"/>
          <table:table-cell table:style-name="ce11" office:value-type="string">
            <text:p>pʰama (pʰasu)</text:p>
          </table:table-cell>
          <table:table-cell office:value-type="string">
            <text:p>to help, assist</text:p>
          </table:table-cell>
          <table:table-cell table:number-columns-repeated="2"/>
          <table:table-cell office:value-type="string">
            <text:p>metathesis</text:p>
          </table:table-cell>
        </table:table-row>
        <table:table-row table:style-name="ro2">
          <table:table-cell office:value-type="string">
            <text:p>phr</text:p>
          </table:table-cell>
          <table:table-cell office:value-type="string">
            <text:p>ɑ:k</text:p>
          </table:table-cell>
          <table:table-cell office:value-type="string">
            <text:p>k</text:p>
          </table:table-cell>
          <table:table-cell office:value-type="string">
            <text:p>phrok</text:p>
          </table:table-cell>
          <table:table-cell office:value-type="string">
            <text:p>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7"/>
        </table:table-row>
        <table:table-row table:style-name="ro2">
          <table:table-cell office:value-type="string">
            <text:p>pr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prɛm</text:p>
          </table:table-cell>
          <table:table-cell office:value-type="string">
            <text:p>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number-columns-repeated="3"/>
        </table:table-row>
        <table:table-row table:style-name="ro2">
          <table:table-cell office:value-type="string">
            <text:p>r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rakt</text:p>
          </table:table-cell>
          <table:table-cell office:value-type="string">
            <text:p>akt</text:p>
          </table:table-cell>
          <table:table-cell office:value-type="string">
            <text:p>make someone gag, choke on</text:p>
          </table:table-cell>
          <table:table-cell office:value-type="string">
            <text:p>vt-i </text:p>
          </table:table-cell>
          <table:table-cell table:number-columns-repeated="9"/>
          <table:table-cell office:value-type="string">
            <text:p>raʁ</text:p>
          </table:table-cell>
          <table:table-cell/>
        </table:table-row>
        <table:table-row table:style-name="ro2">
          <table:table-cell office:value-type="string">
            <text:p>r</text:p>
          </table:table-cell>
          <table:table-cell office:value-type="string">
            <text:p>ɛp</text:p>
          </table:table-cell>
          <table:table-cell office:value-type="string">
            <text:p>p</text:p>
          </table:table-cell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stan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yɛp </text:p>
          </table:table-cell>
          <table:table-cell office:value-type="string">
            <text:p>to stand, to be standing</text:p>
          </table:table-cell>
          <table:table-cell table:number-columns-repeated="6"/>
          <table:table-cell office:value-type="string">
            <text:p>立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string">
            <text:p>e/it</text:p>
          </table:table-cell>
          <table:table-cell office:value-type="string">
            <text:p>t</text:p>
          </table:table-cell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vi</text:p>
          </table:table-cell>
          <table:table-cell office:value-type="string">
            <text:p>rett</text:p>
          </table:table-cell>
          <table:table-cell office:value-type="string">
            <text:p>laugh a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ett</text:p>
          </table:table-cell>
          <table:table-cell office:value-type="string">
            <text:p>laugh at</text:p>
          </table:table-cell>
          <table:table-cell office:value-type="string">
            <text:p>ima, iya</text:p>
          </table:table-cell>
          <table:table-cell office:value-type="string">
            <text:p>laugh</text:p>
          </table:table-cell>
          <table:table-cell/>
          <table:table-cell office:value-type="string">
            <text:p>tɤ-re</text:p>
          </table:table-cell>
          <table:table-cell/>
        </table:table-row>
        <table:table-row table:style-name="ro2">
          <table:table-cell office:value-type="string">
            <text:p>r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rokt</text:p>
          </table:table-cell>
          <table:table-cell office:value-type="string">
            <text:p>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number-columns-repeated="2"/>
          <table:table-cell table:style-name="ce8" office:value-type="string">
            <text:p>hɔks</text:p>
          </table:table-cell>
          <table:table-cell office:value-type="string">
            <text:p>to look for, to search</text:p>
          </table:table-cell>
          <table:table-cell office:value-type="string">
            <text:p>yɔk </text:p>
          </table:table-cell>
          <table:table-cell office:value-type="string">
            <text:p>to extract, to dig out</text:p>
          </table:table-cell>
          <table:table-cell table:number-columns-repeated="5"/>
        </table:table-row>
        <table:table-row table:style-name="ro2">
          <table:table-cell office:value-type="string">
            <text:p>r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roŋ</text:p>
          </table:table-cell>
          <table:table-cell office:value-type="string">
            <text:p>oŋ</text:p>
          </table:table-cell>
          <table:table-cell office:value-type="string">
            <text:p>use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用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string">
            <text:p>u/ɔk</text:p>
          </table:table-cell>
          <table:table-cell office:value-type="string">
            <text:p>k</text:p>
          </table:table-cell>
          <table:table-cell office:value-type="string">
            <text:p>rukt</text:p>
          </table:table-cell>
          <table:table-cell office:value-type="string">
            <text:p>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yɔks</text:p>
          </table:table-cell>
          <table:table-cell office:value-type="string">
            <text:p>to shake, to swing, to rock, to sieve</text:p>
          </table:table-cell>
          <table:table-cell table:number-columns-repeated="7"/>
        </table:table-row>
        <table:table-row table:style-name="ro2">
          <table:table-cell office:value-type="string">
            <text:p>r</text:p>
          </table:table-cell>
          <table:table-cell office:value-type="string">
            <text:p>um/pt</text:p>
          </table:table-cell>
          <table:table-cell office:value-type="string">
            <text:p>m/p</text:p>
          </table:table-cell>
          <table:table-cell office:value-type="string">
            <text:p>rumt</text:p>
          </table:table-cell>
          <table:table-cell office:value-type="string">
            <text:p>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yups</text:p>
          </table:table-cell>
          <table:table-cell office:value-type="string">
            <text:p>to wear (a waistband)</text:p>
          </table:table-cell>
          <table:table-cell table:number-columns-repeated="7"/>
        </table:table-row>
        <table:table-row table:style-name="ro2">
          <table:table-cell office:value-type="string">
            <text:p>r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table:number-columns-repeated="4"/>
          <table:table-cell office:value-type="string">
            <text:p>rʌ̄m</text:p>
          </table:table-cell>
          <table:table-cell table:number-columns-repeated="5"/>
          <table:table-cell office:value-type="string">
            <text:p>yumma</text:p>
          </table:table-cell>
          <table:table-cell office:value-type="string">
            <text:p>to be salty</text:p>
          </table:table-cell>
          <table:table-cell table:number-columns-repeated="3"/>
        </table:table-row>
        <table:table-row table:style-name="ro2">
          <table:table-cell office:value-type="string">
            <text:p>r/j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yak</text:p>
          </table:table-cell>
          <table:table-cell office:value-type="string">
            <text:p>to be (inside of sth.)</text:p>
          </table:table-cell>
          <table:table-cell table:number-columns-repeated="2"/>
          <table:table-cell office:value-type="string">
            <text:p>yakma, yaa</text:p>
          </table:table-cell>
          <table:table-cell office:value-type="string">
            <text:p>to be (existentially, locationally)</text:p>
          </table:table-cell>
          <table:table-cell table:number-columns-repeated="3"/>
        </table:table-row>
        <table:table-row table:style-name="ro2">
          <table:table-cell office:value-type="string">
            <text:p>r/j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table:number-columns-repeated="10"/>
          <table:table-cell office:value-type="string">
            <text:p>yama (yasu)</text:p>
          </table:table-cell>
          <table:table-cell office:value-type="string">
            <text:p>to tickle</text:p>
          </table:table-cell>
          <table:table-cell office:value-type="string">
            <text:p>gja</text:p>
          </table:table-cell>
          <table:table-cell office:value-type="string">
            <text:p>rɤʑa</text:p>
          </table:table-cell>
          <table:table-cell office:value-type="string">
            <text:p>癢</text:p>
          </table:table-cell>
        </table:table-row>
        <table:table-row table:style-name="ro2">
          <table:table-cell office:value-type="string">
            <text:p>r/j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table:number-columns-repeated="6"/>
          <table:table-cell office:value-type="string">
            <text:p>yaŋyaŋba (adj)</text:p>
          </table:table-cell>
          <table:table-cell table:number-columns-repeated="3"/>
          <table:table-cell office:value-type="string">
            <text:p>yaŋma, yaŋsa</text:p>
          </table:table-cell>
          <table:table-cell office:value-type="string">
            <text:p>be lightweight</text:p>
          </table:table-cell>
          <table:table-cell office:value-type="string">
            <text:p>jaŋ.po</text:p>
          </table:table-cell>
          <table:table-cell office:value-type="string">
            <text:p>ʑo</text:p>
          </table:table-cell>
          <table:table-cell/>
        </table:table-row>
        <table:table-row table:style-name="ro2">
          <table:table-cell office:value-type="string">
            <text:p>r/j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number-columns-repeated="6"/>
          <table:table-cell office:value-type="string">
            <text:p>yuŋ </text:p>
          </table:table-cell>
          <table:table-cell office:value-type="string">
            <text:p>to sit, to stay, to be</text:p>
          </table:table-cell>
          <table:table-cell table:number-columns-repeated="2"/>
          <table:table-cell office:value-type="string">
            <text:p>yuŋma</text:p>
          </table:table-cell>
          <table:table-cell office:value-type="string">
            <text:p>sit</text:p>
          </table:table-cell>
          <table:table-cell table:number-columns-repeated="3"/>
        </table:table-row>
        <table:table-row table:style-name="ro2">
          <table:table-cell office:value-type="string">
            <text:p>r2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ript</text:p>
          </table:table-cell>
          <table:table-cell office:value-type="string">
            <text:p>ipt</text:p>
          </table:table-cell>
          <table:table-cell office:value-type="string">
            <text:p>twis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ripma (riptu</text:p>
          </table:table-cell>
          <table:table-cell office:value-type="string">
            <text:p>twist</text:p>
          </table:table-cell>
          <table:table-cell table:number-columns-repeated="3"/>
        </table:table-row>
        <table:table-row table:style-name="ro2">
          <table:table-cell office:value-type="string">
            <text:p>r2</text:p>
          </table:table-cell>
          <table:table-cell office:value-type="string">
            <text:p>uŋt</text:p>
          </table:table-cell>
          <table:table-cell office:value-type="string">
            <text:p>ŋt</text:p>
          </table:table-cell>
          <table:table-cell table:style-name="ce3" office:value-type="string">
            <text:p>ruŋt</text:p>
          </table:table-cell>
          <table:table-cell office:value-type="string">
            <text:p>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number-columns-repeated="2"/>
          <table:table-cell table:style-name="ce2" office:value-type="string">
            <text:p>yuːnt</text:p>
          </table:table-cell>
          <table:table-cell office:value-type="string">
            <text:p>to scrub, to rub, to shake (of an earthquake)</text:p>
          </table:table-cell>
          <table:table-cell table:number-columns-repeated="2"/>
          <table:table-cell office:value-type="string">
            <text:p>ruŋma (ruŋsu)</text:p>
          </table:table-cell>
          <table:table-cell office:value-type="string">
            <text:p>to shake</text:p>
          </table:table-cell>
          <table:table-cell table:number-columns-repeated="3"/>
        </table:table-row>
        <table:table-row table:style-name="ro2">
          <table:table-cell office:value-type="string">
            <text:p>r2</text:p>
          </table:table-cell>
          <table:table-cell office:value-type="string">
            <text:p>u/op</text:p>
          </table:table-cell>
          <table:table-cell office:value-type="string">
            <text:p>p</text:p>
          </table:table-cell>
          <table:table-cell office:value-type="string">
            <text:p>rup</text:p>
          </table:table-cell>
          <table:table-cell office:value-type="string">
            <text:p>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number-columns-repeated="3"/>
        </table:table-row>
        <table:table-row table:style-name="ro2"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sA</text:p>
          </table:table-cell>
          <table:table-cell office:value-type="string">
            <text:p>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7"/>
        </table:table-row>
        <table:table-row table:style-name="ro2">
          <table:table-cell office:value-type="string">
            <text:p>s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sak</text:p>
          </table:table-cell>
          <table:table-cell office:value-type="string">
            <text:p>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number-columns-repeated="2"/>
          <table:table-cell table:style-name="ce2" office:value-type="string">
            <text:p>saːkt</text:p>
          </table:table-cell>
          <table:table-cell office:value-type="string">
            <text:p>to sort, to cull, to weed by hand</text:p>
          </table:table-cell>
          <table:table-cell table:style-name="ce2" office:value-type="string">
            <text:p>sek</text:p>
          </table:table-cell>
          <table:table-cell office:value-type="string">
            <text:p>to choose</text:p>
          </table:table-cell>
          <table:table-cell office:value-type="string">
            <text:p>sakma (saktu)</text:p>
          </table:table-cell>
          <table:table-cell office:value-type="string">
            <text:p>to weed</text:p>
          </table:table-cell>
          <table:table-cell table:number-columns-repeated="3"/>
        </table:table-row>
        <table:table-row table:style-name="ro2">
          <table:table-cell office:value-type="string">
            <text:p>s</text:p>
          </table:table-cell>
          <table:table-cell office:value-type="string">
            <text:p>ɛl</text:p>
          </table:table-cell>
          <table:table-cell office:value-type="string">
            <text:p>l</text:p>
          </table:table-cell>
          <table:table-cell office:value-type="string">
            <text:p>sel</text:p>
          </table:table-cell>
          <table:table-cell office:value-type="string">
            <text:p>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4"/>
          <table:table-cell office:value-type="string">
            <text:p>sel, bsal</text:p>
          </table:table-cell>
          <table:table-cell table:number-columns-repeated="2"/>
        </table:table-row>
        <table:table-row table:style-name="ro2">
          <table:table-cell office:value-type="string">
            <text:p>s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sent</text:p>
          </table:table-cell>
          <table:table-cell office:value-type="string">
            <text:p>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sinma (sintu)</text:p>
          </table:table-cell>
          <table:table-cell office:value-type="string">
            <text:p>to know, to know about</text:p>
          </table:table-cell>
          <table:table-cell table:number-columns-repeated="3"/>
        </table:table-row>
        <table:table-row table:style-name="ro2">
          <table:table-cell office:value-type="string">
            <text:p>s</text:p>
          </table:table-cell>
          <table:table-cell office:value-type="string">
            <text:p>e/ɛt</text:p>
          </table:table-cell>
          <table:table-cell office:value-type="string">
            <text:p>t</text:p>
          </table:table-cell>
          <table:table-cell office:value-type="string">
            <text:p>set</text:p>
          </table:table-cell>
          <table:table-cell office:value-type="string">
            <text:p>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ɛt</text:p>
          </table:table-cell>
          <table:table-cell office:value-type="string">
            <text:p>kill</text:p>
          </table:table-cell>
          <table:table-cell/>
          <table:table-cell office:value-type="string">
            <text:p>setma, sera</text:p>
          </table:table-cell>
          <table:table-cell table:number-columns-repeated="2"/>
          <table:table-cell office:value-type="string">
            <text:p>gsod, bsad</text:p>
          </table:table-cell>
          <table:table-cell office:value-type="string">
            <text:p>sat</text:p>
          </table:table-cell>
          <table:table-cell/>
        </table:table-row>
        <table:table-row table:style-name="ro2">
          <table:table-cell office:value-type="string">
            <text:p>s</text:p>
          </table:table-cell>
          <table:table-cell office:value-type="string">
            <text:p>u/os</text:p>
          </table:table-cell>
          <table:table-cell office:value-type="string">
            <text:p>s</text:p>
          </table:table-cell>
          <table:table-cell office:value-type="string">
            <text:p>su</text:p>
          </table:table-cell>
          <table:table-cell office:value-type="string">
            <text:p>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os</text:p>
          </table:table-cell>
          <table:table-cell office:value-type="string">
            <text:p>itch</text:p>
          </table:table-cell>
          <table:table-cell table:number-columns-repeated="2"/>
          <table:table-cell office:value-type="string">
            <text:p>suma, susa</text:p>
          </table:table-cell>
          <table:table-cell office:value-type="string">
            <text:p>itch</text:p>
          </table:table-cell>
          <table:table-cell table:number-columns-repeated="3"/>
        </table:table-row>
        <table:table-row table:style-name="ro2">
          <table:table-cell office:value-type="string">
            <text:p>s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suŋ</text:p>
          </table:table-cell>
          <table:table-cell office:value-type="string">
            <text:p>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7"/>
        </table:table-row>
        <table:table-row table:style-name="ro2">
          <table:table-cell office:value-type="string">
            <text:p>s</text:p>
          </table:table-cell>
          <table:table-cell office:value-type="string">
            <text:p>imt</text:p>
          </table:table-cell>
          <table:table-cell office:value-type="string">
            <text:p>mt</text:p>
          </table:table-cell>
          <table:table-cell office:value-type="string">
            <text:p>sʌmt</text:p>
          </table:table-cell>
          <table:table-cell office:value-type="string">
            <text:p>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simma (simtu)</text:p>
          </table:table-cell>
          <table:table-cell office:value-type="string">
            <text:p>to numb</text:p>
          </table:table-cell>
          <table:table-cell table:number-columns-repeated="3"/>
        </table:table-row>
        <table:table-row table:style-name="ro2">
          <table:table-cell office:value-type="string">
            <text:p>s</text:p>
          </table:table-cell>
          <table:table-cell table:number-columns-repeated="2" office:value-type="string">
            <text:p>i</text:p>
          </table:table-cell>
          <table:table-cell table:number-columns-repeated="6"/>
          <table:table-cell office:value-type="string">
            <text:p>si</text:p>
          </table:table-cell>
          <table:table-cell office:value-type="string">
            <text:p>die</text:p>
          </table:table-cell>
          <table:table-cell table:number-columns-repeated="2"/>
          <table:table-cell office:value-type="string">
            <text:p>sɨma, sɨa</text:p>
          </table:table-cell>
          <table:table-cell office:value-type="string">
            <text:p>die</text:p>
          </table:table-cell>
          <table:table-cell office:value-type="string">
            <text:p>ɕi</text:p>
          </table:table-cell>
          <table:table-cell office:value-type="string">
            <text:p>si</text:p>
          </table:table-cell>
          <table:table-cell/>
        </table:table-row>
        <table:table-row table:style-name="ro2">
          <table:table-cell office:value-type="string">
            <text:p>s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2"/>
          <table:table-cell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number-columns-repeated="3"/>
        </table:table-row>
        <table:table-row table:style-name="ro2">
          <table:table-cell office:value-type="string">
            <text:p>s ~d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table:style-name="ce2" office:value-type="string">
            <text:p>sik</text:p>
          </table:table-cell>
          <table:table-cell office:value-type="string">
            <text:p>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2"/>
          <table:table-cell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ta</text:p>
          </table:table-cell>
          <table:table-cell office:value-type="string">
            <text:p>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number-columns-repeated="9"/>
          <table:table-cell office:value-type="string">
            <text:p>ta</text:p>
          </table:table-cell>
          <table:table-cell/>
        </table:table-row>
        <table:table-row table:style-name="ro2">
          <table:table-cell office:value-type="string">
            <text:p>t</text:p>
          </table:table-cell>
          <table:table-cell office:value-type="string">
            <text:p>ɛkt</text:p>
          </table:table-cell>
          <table:table-cell office:value-type="string">
            <text:p>kt</text:p>
          </table:table-cell>
          <table:table-cell office:value-type="string">
            <text:p>tekt</text:p>
          </table:table-cell>
          <table:table-cell office:value-type="string">
            <text:p>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ɛkt</text:p>
          </table:table-cell>
          <table:table-cell office:value-type="string">
            <text:p>to insert, to throw in</text:p>
          </table:table-cell>
          <table:table-cell office:value-type="string">
            <text:p>thɛkt</text:p>
          </table:table-cell>
          <table:table-cell office:value-type="string">
            <text:p>to be stopped up, to be blocked.</text:p>
          </table:table-cell>
          <table:table-cell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office:value-type="string">
            <text:p>el</text:p>
          </table:table-cell>
          <table:table-cell office:value-type="string">
            <text:p>l</text:p>
          </table:table-cell>
          <table:table-cell office:value-type="string">
            <text:p>tel</text:p>
          </table:table-cell>
          <table:table-cell office:value-type="string">
            <text:p>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dʰenma (dʰelu)</text:p>
          </table:table-cell>
          <table:table-cell office:value-type="string">
            <text:p>to uproot; to pull out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office:value-type="string">
            <text:p>ant</text:p>
          </table:table-cell>
          <table:table-cell office:value-type="string">
            <text:p>ant</text:p>
          </table:table-cell>
          <table:table-cell office:value-type="string">
            <text:p>tɛn</text:p>
          </table:table-cell>
          <table:table-cell office:value-type="string">
            <text:p>ɛn</text:p>
          </table:table-cell>
          <table:table-cell office:value-type="string">
            <text:p>drop, fall</text:p>
          </table:table-cell>
          <table:table-cell office:value-type="string">
            <text:p>vi</text:p>
          </table:table-cell>
          <table:table-cell office:value-type="string">
            <text:p>tɛnt</text:p>
          </table:table-cell>
          <table:table-cell office:value-type="string">
            <text:p>drop, sow maize</text:p>
          </table:table-cell>
          <table:table-cell table:number-columns-repeated="4"/>
          <table:table-cell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office:value-type="string">
            <text:p>int</text:p>
          </table:table-cell>
          <table:table-cell office:value-type="string">
            <text:p>nt</text:p>
          </table:table-cell>
          <table:table-cell office:value-type="string">
            <text:p>ti</text:p>
          </table:table-cell>
          <table:table-cell office:value-type="string">
            <text:p>i</text:p>
          </table:table-cell>
          <table:table-cell office:value-type="string">
            <text:p>lay an egg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2"/>
          <table:table-cell office:value-type="string">
            <text:p>dinma (dintu) </text:p>
          </table:table-cell>
          <table:table-cell office:value-type="string">
            <text:p>to lay eggs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tot</text:p>
          </table:table-cell>
          <table:table-cell office:value-type="string">
            <text:p>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datma, dara</text:p>
          </table:table-cell>
          <table:table-cell office:value-type="string">
            <text:p>be seen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tumt</text:p>
          </table:table-cell>
          <table:table-cell office:value-type="string">
            <text:p>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tuŋ</text:p>
          </table:table-cell>
          <table:table-cell office:value-type="string">
            <text:p>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uŋ</text:p>
          </table:table-cell>
          <table:table-cell office:value-type="string">
            <text:p>drink</text:p>
          </table:table-cell>
          <table:table-cell office:value-type="string">
            <text:p>thuŋs</text:p>
          </table:table-cell>
          <table:table-cell office:value-type="string">
            <text:p>give to drink</text:p>
          </table:table-cell>
          <table:table-cell office:value-type="string">
            <text:p>duŋma (duŋu)</text:p>
          </table:table-cell>
          <table:table-cell office:value-type="string">
            <text:p>drink</text:p>
          </table:table-cell>
          <table:table-cell office:value-type="string">
            <text:p>ɴtʰuŋ</text:p>
          </table:table-cell>
          <table:table-cell table:number-columns-repeated="2"/>
        </table:table-row>
        <table:table-row table:style-name="ro2">
          <table:table-cell office:value-type="string">
            <text:p>t</text:p>
          </table:table-cell>
          <table:table-cell office:value-type="string">
            <text:p>up</text:p>
          </table:table-cell>
          <table:table-cell office:value-type="string">
            <text:p>p</text:p>
          </table:table-cell>
          <table:table-cell office:value-type="string">
            <text:p>tup</text:p>
          </table:table-cell>
          <table:table-cell office:value-type="string">
            <text:p>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adʰuppa</text:p>
          </table:table-cell>
          <table:table-cell office:value-type="string">
            <text:p>blacksmith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tôː</text:p>
          </table:table-cell>
          <table:table-cell/>
          <table:table-cell office:value-type="string">
            <text:p>thak</text:p>
          </table:table-cell>
          <table:table-cell office:value-type="string">
            <text:p>weave</text:p>
          </table:table-cell>
          <table:table-cell table:number-columns-repeated="4"/>
          <table:table-cell office:value-type="string">
            <text:p>btag</text:p>
          </table:table-cell>
          <table:table-cell office:value-type="string">
            <text:p>taʁ</text:p>
          </table:table-cell>
          <table:table-cell/>
        </table:table-row>
        <table:table-row table:style-name="ro2">
          <table:table-cell office:value-type="string">
            <text:p>t~t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table:number-columns-repeated="6"/>
          <table:table-cell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2"/>
          <table:table-cell office:value-type="string">
            <text:p>tʰaŋma, tʰaŋa</text:p>
          </table:table-cell>
          <table:table-cell office:value-type="string">
            <text:p>to come up</text:p>
          </table:table-cell>
          <table:table-cell table:number-columns-repeated="3"/>
        </table:table-row>
        <table:table-row table:style-name="ro2">
          <table:table-cell office:value-type="string">
            <text:p>tɕ</text:p>
          </table:table-cell>
          <table:table-cell office:value-type="string">
            <text:p>a/em</text:p>
          </table:table-cell>
          <table:table-cell office:value-type="string">
            <text:p>m</text:p>
          </table:table-cell>
          <table:table-cell table:style-name="ce2" office:value-type="string">
            <text:p>ʦɛm</text:p>
          </table:table-cell>
          <table:table-cell office:value-type="string">
            <text:p>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office:value-type="string">
            <text:p>dzhɛm</text:p>
          </table:table-cell>
          <table:table-cell office:value-type="string">
            <text:p>lose</text:p>
          </table:table-cell>
          <table:table-cell table:number-columns-repeated="4"/>
          <table:table-cell office:value-type="string">
            <text:p>tʰemma (tʰema)</text:p>
          </table:table-cell>
          <table:table-cell office:value-type="string">
            <text:p>be lost</text:p>
          </table:table-cell>
          <table:table-cell table:number-columns-repeated="3"/>
        </table:table-row>
        <table:table-row table:style-name="ro2">
          <table:table-cell office:value-type="string">
            <text:p>tɕ</text:p>
          </table:table-cell>
          <table:table-cell office:value-type="string">
            <text:p>ɑn</text:p>
          </table:table-cell>
          <table:table-cell office:value-type="string">
            <text:p>n</text:p>
          </table:table-cell>
          <table:table-cell office:value-type="string">
            <text:p>ʦon</text:p>
          </table:table-cell>
          <table:table-cell office:value-type="string">
            <text:p>on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tanma (tanta</text:p>
          </table:table-cell>
          <table:table-cell office:value-type="string">
            <text:p>jump</text:p>
          </table:table-cell>
          <table:table-cell table:number-columns-repeated="3"/>
        </table:table-row>
        <table:table-row table:style-name="ro2">
          <table:table-cell office:value-type="string">
            <text:p>tɕh</text:p>
          </table:table-cell>
          <table:table-cell office:value-type="string">
            <text:p>om</text:p>
          </table:table-cell>
          <table:table-cell office:value-type="string">
            <text:p>m</text:p>
          </table:table-cell>
          <table:table-cell office:value-type="string">
            <text:p>tshom</text:p>
          </table:table-cell>
          <table:table-cell office:value-type="string">
            <text:p>om</text:p>
          </table:table-cell>
          <table:table-cell office:value-type="string">
            <text:p>danc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tʰomma (tʰoma)</text:p>
          </table:table-cell>
          <table:table-cell office:value-type="string">
            <text:p>to dance</text:p>
          </table:table-cell>
          <table:table-cell table:number-columns-repeated="3"/>
        </table:table-row>
        <table:table-row table:style-name="ro2">
          <table:table-cell office:value-type="string">
            <text:p>tɕh</text:p>
          </table:table-cell>
          <table:table-cell office:value-type="string">
            <text:p>o/u</text:p>
          </table:table-cell>
          <table:table-cell office:value-type="string">
            <text:p>p</text:p>
          </table:table-cell>
          <table:table-cell office:value-type="string">
            <text:p>tshop</text:p>
          </table:table-cell>
          <table:table-cell office:value-type="string">
            <text:p>op</text:p>
          </table:table-cell>
          <table:table-cell office:value-type="string">
            <text:p>gather into a bundle</text:p>
          </table:table-cell>
          <table:table-cell office:value-type="string">
            <text:p>vt</text:p>
          </table:table-cell>
          <table:table-cell table:number-columns-repeated="2"/>
          <table:table-cell table:style-name="ce5" office:value-type="string">
            <text:p>sups</text:p>
          </table:table-cell>
          <table:table-cell office:value-type="string">
            <text:p>to collect together, to gather</text:p>
          </table:table-cell>
          <table:table-cell table:number-columns-repeated="2"/>
          <table:table-cell office:value-type="string">
            <text:p>tʰupma (tʰuu</text:p>
          </table:table-cell>
          <table:table-cell office:value-type="string">
            <text:p>to hang up in a clump; make a stand for plants.</text:p>
          </table:table-cell>
          <table:table-cell table:number-columns-repeated="3"/>
        </table:table-row>
        <table:table-row table:style-name="ro2">
          <table:table-cell office:value-type="string">
            <text:p>th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thent</text:p>
          </table:table-cell>
          <table:table-cell office:value-type="string">
            <text:p>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tʰenma (tʰentu)</text:p>
          </table:table-cell>
          <table:table-cell office:value-type="string">
            <text:p>to lift up</text:p>
          </table:table-cell>
          <table:table-cell table:number-columns-repeated="3"/>
        </table:table-row>
        <table:table-row table:style-name="ro2">
          <table:table-cell office:value-type="string">
            <text:p>th</text:p>
          </table:table-cell>
          <table:table-cell office:value-type="string">
            <text:p>in</text:p>
          </table:table-cell>
          <table:table-cell office:value-type="string">
            <text:p>n</text:p>
          </table:table-cell>
          <table:table-cell office:value-type="string">
            <text:p>thin</text:p>
          </table:table-cell>
          <table:table-cell office:value-type="string">
            <text:p>in</text:p>
          </table:table-cell>
          <table:table-cell office:value-type="string">
            <text:p>wake up</text:p>
          </table:table-cell>
          <table:table-cell office:value-type="string">
            <text:p>vi</text:p>
          </table:table-cell>
          <table:table-cell office:value-type="string">
            <text:p>thint</text:p>
          </table:table-cell>
          <table:table-cell office:value-type="string">
            <text:p>wake</text:p>
          </table:table-cell>
          <table:table-cell table:number-columns-repeated="4"/>
          <table:table-cell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number-columns-repeated="3"/>
        </table:table-row>
        <table:table-row table:style-name="ro2">
          <table:table-cell office:value-type="string">
            <text:p>th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thokt</text:p>
          </table:table-cell>
          <table:table-cell office:value-type="string">
            <text:p>okt</text:p>
          </table:table-cell>
          <table:table-cell office:value-type="string">
            <text:p>understa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togs</text:p>
          </table:table-cell>
          <table:table-cell table:number-columns-repeated="2"/>
        </table:table-row>
        <table:table-row table:style-name="ro2">
          <table:table-cell office:value-type="string">
            <text:p>th</text:p>
          </table:table-cell>
          <table:table-cell office:value-type="string">
            <text:p>u/oŋ/k</text:p>
          </table:table-cell>
          <table:table-cell office:value-type="string">
            <text:p>ŋ/k</text:p>
          </table:table-cell>
          <table:table-cell office:value-type="string">
            <text:p>thuŋt</text:p>
          </table:table-cell>
          <table:table-cell office:value-type="string">
            <text:p>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oks</text:p>
          </table:table-cell>
          <table:table-cell office:value-type="string">
            <text:p>to butt, to gore, to strike (with the head or horn)</text:p>
          </table:table-cell>
          <table:table-cell table:number-columns-repeated="7"/>
        </table:table-row>
        <table:table-row table:style-name="ro2">
          <table:table-cell office:value-type="string">
            <text:p>th/t</text:p>
          </table:table-cell>
          <table:table-cell office:value-type="string">
            <text:p>ɑp</text:p>
          </table:table-cell>
          <table:table-cell office:value-type="string">
            <text:p>pt</text:p>
          </table:table-cell>
          <table:table-cell office:value-type="string">
            <text:p>thopt</text:p>
          </table:table-cell>
          <table:table-cell office:value-type="string">
            <text:p>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number-columns-repeated="3"/>
        </table:table-row>
        <table:table-row table:style-name="ro2">
          <table:table-cell office:value-type="string">
            <text:p>tr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table:number-columns-repeated="10"/>
          <table:table-cell office:value-type="string">
            <text:p>tʰupma (tʰuu)</text:p>
          </table:table-cell>
          <table:table-cell office:value-type="string">
            <text:p>to sew</text:p>
          </table:table-cell>
          <table:table-cell office:value-type="string">
            <text:p>ɴdrub</text:p>
          </table:table-cell>
          <table:table-cell office:value-type="string">
            <text:p>tʂɯβ</text:p>
          </table:table-cell>
          <table:table-cell/>
        </table:table-row>
        <table:table-row table:style-name="ro2">
          <table:table-cell office:value-type="string">
            <text:p>ts</text:p>
          </table:table-cell>
          <table:table-cell office:value-type="string">
            <text:p>e/ak</text:p>
          </table:table-cell>
          <table:table-cell office:value-type="string">
            <text:p>k</text:p>
          </table:table-cell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akt</text:p>
          </table:table-cell>
          <table:table-cell office:value-type="string">
            <text:p>be hard</text:p>
          </table:table-cell>
          <table:table-cell table:number-columns-repeated="7"/>
        </table:table-row>
        <table:table-row table:style-name="ro2">
          <table:table-cell office:value-type="string">
            <text:p>ts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ekt</text:p>
          </table:table-cell>
          <table:table-cell office:value-type="string">
            <text:p>to pinch</text:p>
          </table:table-cell>
          <table:table-cell table:number-columns-repeated="7"/>
        </table:table-row>
        <table:table-row table:style-name="ro2">
          <table:table-cell office:value-type="string">
            <text:p>ts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ʦekt</text:p>
          </table:table-cell>
          <table:table-cell office:value-type="string">
            <text:p>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2"/>
          <table:table-cell office:value-type="string">
            <text:p>cʰekma (cʰektu) vt </text:p>
          </table:table-cell>
          <table:table-cell office:value-type="string">
            <text:p>to block, lock up</text:p>
          </table:table-cell>
          <table:table-cell table:number-columns-repeated="3"/>
        </table:table-row>
        <table:table-row table:style-name="ro2">
          <table:table-cell office:value-type="string">
            <text:p>ts</text:p>
          </table:table-cell>
          <table:table-cell office:value-type="string">
            <text:p>eps ?</text:p>
          </table:table-cell>
          <table:table-cell office:value-type="string">
            <text:p>ps</text:p>
          </table:table-cell>
          <table:table-cell office:value-type="string">
            <text:p>ʦept</text:p>
          </table:table-cell>
          <table:table-cell office:value-type="string">
            <text:p>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emma (cʰemsu) </text:p>
          </table:table-cell>
          <table:table-cell office:value-type="string">
            <text:p>to taste</text:p>
          </table:table-cell>
          <table:table-cell table:number-columns-repeated="3"/>
        </table:table-row>
        <table:table-row table:style-name="ro2">
          <table:table-cell office:value-type="string">
            <text:p>ts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ʦer</text:p>
          </table:table-cell>
          <table:table-cell office:value-type="string">
            <text:p>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eˀr</text:p>
          </table:table-cell>
          <table:table-cell office:value-type="string">
            <text:p>urinate on</text:p>
          </table:table-cell>
          <table:table-cell office:value-type="string">
            <text:p>ses</text:p>
          </table:table-cell>
          <table:table-cell office:value-type="string">
            <text:p>urinate</text:p>
          </table:table-cell>
          <table:table-cell office:value-type="string">
            <text:p>cʰenma (cʰensu)</text:p>
          </table:table-cell>
          <table:table-cell office:value-type="string">
            <text:p>to urinate</text:p>
          </table:table-cell>
          <table:table-cell table:number-columns-repeated="3"/>
        </table:table-row>
        <table:table-row table:style-name="ro2">
          <table:table-cell office:value-type="string">
            <text:p>ts</text:p>
          </table:table-cell>
          <table:table-cell office:value-type="string">
            <text:p>i/ukt</text:p>
          </table:table-cell>
          <table:table-cell office:value-type="string">
            <text:p>kt</text:p>
          </table:table-cell>
          <table:table-cell table:style-name="ce2" office:value-type="string">
            <text:p>ts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kt</text:p>
          </table:table-cell>
          <table:table-cell office:value-type="string">
            <text:p>to be able </text:p>
          </table:table-cell>
          <table:table-cell table:number-columns-repeated="7"/>
        </table:table-row>
        <table:table-row table:style-name="ro2">
          <table:table-cell office:value-type="string">
            <text:p>ts</text:p>
          </table:table-cell>
          <table:table-cell office:value-type="string">
            <text:p>i:m/p</text:p>
          </table:table-cell>
          <table:table-cell office:value-type="string">
            <text:p>m/p</text:p>
          </table:table-cell>
          <table:table-cell office:value-type="string">
            <text:p>ʦim</text:p>
          </table:table-cell>
          <table:table-cell office:value-type="string">
            <text:p>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iːpt</text:p>
          </table:table-cell>
          <table:table-cell office:value-type="string">
            <text:p>sieve</text:p>
          </table:table-cell>
          <table:table-cell table:number-columns-repeated="7"/>
        </table:table-row>
        <table:table-row table:style-name="ro2">
          <table:table-cell office:value-type="string">
            <text:p>ts</text:p>
          </table:table-cell>
          <table:table-cell office:value-type="string">
            <text:p>o/uk</text:p>
          </table:table-cell>
          <table:table-cell office:value-type="string">
            <text:p>k</text:p>
          </table:table-cell>
          <table:table-cell office:value-type="string">
            <text:p>ʦok</text:p>
          </table:table-cell>
          <table:table-cell office:value-type="string">
            <text:p>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7"/>
        </table:table-row>
        <table:table-row table:style-name="ro2">
          <table:table-cell office:value-type="string">
            <text:p>ts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ʦom</text:p>
          </table:table-cell>
          <table:table-cell office:value-type="string">
            <text:p>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amma (cʰamsu)</text:p>
          </table:table-cell>
          <table:table-cell office:value-type="string">
            <text:p>to splice (with an axe)</text:p>
          </table:table-cell>
          <table:table-cell table:number-columns-repeated="3"/>
        </table:table-row>
        <table:table-row table:style-name="ro2">
          <table:table-cell office:value-type="string">
            <text:p>ts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ʦor</text:p>
          </table:table-cell>
          <table:table-cell office:value-type="string">
            <text:p>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onma (cʰoru)</text:p>
          </table:table-cell>
          <table:table-cell office:value-type="string">
            <text:p>pay</text:p>
          </table:table-cell>
          <table:table-cell table:number-columns-repeated="3"/>
        </table:table-row>
        <table:table-row table:style-name="ro2">
          <table:table-cell office:value-type="string">
            <text:p>ts</text:p>
          </table:table-cell>
          <table:table-cell office:value-type="string">
            <text:p>u/os</text:p>
          </table:table-cell>
          <table:table-cell office:value-type="string">
            <text:p>s</text:p>
          </table:table-cell>
          <table:table-cell office:value-type="string">
            <text:p>ʦu</text:p>
          </table:table-cell>
          <table:table-cell office:value-type="string">
            <text:p>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7"/>
        </table:table-row>
        <table:table-row table:style-name="ro2">
          <table:table-cell office:value-type="string">
            <text:p>ts</text:p>
          </table:table-cell>
          <table:table-cell office:value-type="string">
            <text:p>u/okt</text:p>
          </table:table-cell>
          <table:table-cell office:value-type="string">
            <text:p>kt</text:p>
          </table:table-cell>
          <table:table-cell office:value-type="string">
            <text:p>tsukt</text:p>
          </table:table-cell>
          <table:table-cell office:value-type="string">
            <text:p>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7"/>
        </table:table-row>
        <table:table-row table:style-name="ro2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cʰuma, cʰusa</text:p>
          </table:table-cell>
          <table:table-cell office:value-type="string">
            <text:p>be fat</text:p>
          </table:table-cell>
          <table:table-cell office:value-type="string">
            <text:p>tsho</text:p>
          </table:table-cell>
          <table:table-cell office:value-type="string">
            <text:p>tshu</text:p>
          </table:table-cell>
          <table:table-cell/>
        </table:table-row>
        <table:table-row table:style-name="ro2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ks</text:p>
          </table:table-cell>
          <table:table-cell table:number-columns-repeated="6"/>
          <table:table-cell office:value-type="string">
            <text:p>suks</text:p>
          </table:table-cell>
          <table:table-cell office:value-type="string">
            <text:p>cough</text:p>
          </table:table-cell>
          <table:table-cell table:number-columns-repeated="2"/>
          <table:table-cell office:value-type="string">
            <text:p>cʰuŋma, cʰuŋsa</text:p>
          </table:table-cell>
          <table:table-cell office:value-type="string">
            <text:p>cough</text:p>
          </table:table-cell>
          <table:table-cell table:number-columns-repeated="3"/>
        </table:table-row>
        <table:table-row table:style-name="ro2">
          <table:table-cell office:value-type="string">
            <text:p>ts/dz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inma(cintu)</text:p>
          </table:table-cell>
          <table:table-cell office:value-type="string">
            <text:p>teach</text:p>
          </table:table-cell>
          <table:table-cell table:number-columns-repeated="3"/>
        </table:table-row>
        <table:table-row table:style-name="ro2">
          <table:table-cell office:value-type="string">
            <text:p>tsh</text:p>
          </table:table-cell>
          <table:table-cell office:value-type="string">
            <text:p>ɛl</text:p>
          </table:table-cell>
          <table:table-cell office:value-type="string">
            <text:p>l</text:p>
          </table:table-cell>
          <table:table-cell office:value-type="string">
            <text:p>ʦhelt</text:p>
          </table:table-cell>
          <table:table-cell office:value-type="string">
            <text:p>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4"/>
          <table:table-cell office:value-type="string">
            <text:p>gsal</text:p>
          </table:table-cell>
          <table:table-cell table:number-columns-repeated="2"/>
        </table:table-row>
        <table:table-row table:style-name="ro2">
          <table:table-cell office:value-type="string">
            <text:p>tsh</text:p>
          </table:table-cell>
          <table:table-cell office:value-type="string">
            <text:p>us</text:p>
          </table:table-cell>
          <table:table-cell office:value-type="string">
            <text:p>s</text:p>
          </table:table-cell>
          <table:table-cell office:value-type="string">
            <text:p>ʦhu</text:p>
          </table:table-cell>
          <table:table-cell office:value-type="string">
            <text:p>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s</text:p>
          </table:table-cell>
          <table:table-cell office:value-type="string">
            <text:p>to be late </text:p>
          </table:table-cell>
          <table:table-cell table:number-columns-repeated="7"/>
        </table:table-row>
        <table:table-row table:style-name="ro2">
          <table:table-cell office:value-type="string">
            <text:p>tsh/dz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office:value-type="string">
            <text:p>ʦhik</text:p>
          </table:table-cell>
          <table:table-cell office:value-type="string">
            <text:p>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ciːkt </text:p>
          </table:table-cell>
          <table:table-cell office:value-type="string">
            <text:p>to become cool, cold</text:p>
          </table:table-cell>
          <table:table-cell office:value-type="string">
            <text:p>ciːks</text:p>
          </table:table-cell>
          <table:table-cell office:value-type="string">
            <text:p>to spread to cool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office:value-type="string">
            <text:p>wɛp</text:p>
          </table:table-cell>
          <table:table-cell office:value-type="string">
            <text:p>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opma (ou)</text:p>
          </table:table-cell>
          <table:table-cell office:value-type="string">
            <text:p>to scoop, to get water out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ɑŋ</text:p>
          </table:table-cell>
          <table:table-cell office:value-type="string">
            <text:p>ŋ</text:p>
          </table:table-cell>
          <table:table-cell office:value-type="string">
            <text:p>woŋ</text:p>
          </table:table-cell>
          <table:table-cell office:value-type="string">
            <text:p>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waŋma, waŋa</text:p>
          </table:table-cell>
          <table:table-cell office:value-type="string">
            <text:p>to enter, arrive, come; reach (at); to climb</text:p>
          </table:table-cell>
          <table:table-cell office:value-type="string">
            <text:p>joŋ, ɦoŋ</text:p>
          </table:table-cell>
          <table:table-cell/>
          <table:table-cell office:value-type="string">
            <text:p>往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string">
            <text:p>a:t</text:p>
          </table:table-cell>
          <table:table-cell office:value-type="string">
            <text:p>t</text:p>
          </table:table-cell>
          <table:table-cell table:number-columns-repeated="6"/>
          <table:table-cell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2"/>
          <table:table-cell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office:value-type="string">
            <text:p>(gos)</text:p>
          </table:table-cell>
          <table:table-cell office:value-type="string">
            <text:p>ŋga</text:p>
          </table:table-cell>
          <table:table-cell/>
        </table:table-row>
        <table:table-row table:style-name="ro2">
          <table:table-cell office:value-type="string">
            <text:p>ʔ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ʔak-khot</text:p>
          </table:table-cell>
          <table:table-cell office:value-type="string">
            <text:p>ak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number-columns-repeated="6"/>
          <table:table-cell office:value-type="string">
            <text:p>akma, akta</text:p>
          </table:table-cell>
          <table:table-cell office:value-type="string">
            <text:p>to feel pain, strong pain; to suffer heavily; almost die</text:p>
          </table:table-cell>
          <table:table-cell office:value-type="string">
            <text:p>ʔag.po</text:p>
          </table:table-cell>
          <table:table-cell/>
          <table:table-cell office:value-type="string">
            <text:p>恶</text:p>
          </table:table-cell>
        </table:table-row>
        <table:table-row table:style-name="ro2">
          <table:table-cell office:value-type="string">
            <text:p>ʔ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ʔe</text:p>
          </table:table-cell>
          <table:table-cell office:value-type="string">
            <text:p>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es</text:p>
          </table:table-cell>
          <table:table-cell office:value-type="string">
            <text:p>defecate</text:p>
          </table:table-cell>
          <table:table-cell office:value-type="string">
            <text:p>ett</text:p>
          </table:table-cell>
          <table:table-cell office:value-type="string">
            <text:p>defecate on</text:p>
          </table:table-cell>
          <table:table-cell table:style-name="ce7" office:value-type="string">
            <text:p>ema (<text:span text:style-name="T2">esa</text:span><text:span text:style-name="T4">)</text:span></text:p>
          </table:table-cell>
          <table:table-cell office:value-type="string">
            <text:p>defecate</text:p>
          </table:table-cell>
          <table:table-cell table:number-columns-repeated="3"/>
        </table:table-row>
        <table:table-row table:style-name="ro2">
          <table:table-cell office:value-type="string">
            <text:p>ʔ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table:style-name="ce2" office:value-type="string">
            <text:p>ʔek</text:p>
          </table:table-cell>
          <table:table-cell office:value-type="string">
            <text:p>ek</text:p>
          </table:table-cell>
          <table:table-cell office:value-type="string">
            <text:p>tea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ɛk</text:p>
          </table:table-cell>
          <table:table-cell office:value-type="string">
            <text:p>to break in two (of long objects)</text:p>
          </table:table-cell>
          <table:table-cell office:value-type="string">
            <text:p>ɛks</text:p>
          </table:table-cell>
          <table:table-cell office:value-type="string">
            <text:p>to break (a long object) in two; to harvest (maize)</text:p>
          </table:table-cell>
          <table:table-cell table:number-columns-repeated="4"/>
          <table:table-cell office:value-type="string">
            <text:p>???meaning</text:p>
          </table:table-cell>
        </table:table-row>
        <table:table-row table:style-name="ro2">
          <table:table-cell office:value-type="string">
            <text:p>ʔ</text:p>
          </table:table-cell>
          <table:table-cell office:value-type="string">
            <text:p>e/am</text:p>
          </table:table-cell>
          <table:table-cell office:value-type="string">
            <text:p>m</text:p>
          </table:table-cell>
          <table:table-cell office:value-type="string">
            <text:p>ʔemt</text:p>
          </table:table-cell>
          <table:table-cell office:value-type="string">
            <text:p>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am</text:p>
          </table:table-cell>
          <table:table-cell office:value-type="string">
            <text:p>to be warmed (of a person before a fire)</text:p>
          </table:table-cell>
          <table:table-cell office:value-type="string">
            <text:p>ams</text:p>
          </table:table-cell>
          <table:table-cell office:value-type="string">
            <text:p>to heat, to bake</text:p>
          </table:table-cell>
          <table:table-cell table:number-columns-repeated="5"/>
        </table:table-row>
        <table:table-row table:style-name="ro2">
          <table:table-cell office:value-type="string">
            <text:p>ʔ</text:p>
          </table:table-cell>
          <table:table-cell office:value-type="string">
            <text:p>a/et</text:p>
          </table:table-cell>
          <table:table-cell office:value-type="string">
            <text:p>t</text:p>
          </table:table-cell>
          <table:table-cell office:value-type="string">
            <text:p>ʔɛt</text:p>
          </table:table-cell>
          <table:table-cell office:value-type="string">
            <text:p>ɛt</text:p>
          </table:table-cell>
          <table:table-cell office:value-type="string">
            <text:p>say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etma (ettu)</text:p>
          </table:table-cell>
          <table:table-cell office:value-type="string">
            <text:p>tell</text:p>
          </table:table-cell>
          <table:table-cell table:number-columns-repeated="3"/>
        </table:table-row>
        <table:table-row table:style-name="ro2">
          <table:table-cell office:value-type="string">
            <text:p>ʔ</text:p>
          </table:table-cell>
          <table:table-cell office:value-type="string">
            <text:p>iŋ/k</text:p>
          </table:table-cell>
          <table:table-cell office:value-type="string">
            <text:p>ŋ/k</text:p>
          </table:table-cell>
          <table:table-cell office:value-type="string">
            <text:p>ʔiŋ</text:p>
          </table:table-cell>
          <table:table-cell office:value-type="string">
            <text:p>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iŋ</text:p>
          </table:table-cell>
          <table:table-cell office:value-type="string">
            <text:p>buy</text:p>
          </table:table-cell>
          <table:table-cell table:number-columns-repeated="7"/>
        </table:table-row>
        <table:table-row table:style-name="ro2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-si</text:p>
          </table:table-cell>
          <table:table-cell office:value-type="string">
            <text:p>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office:value-type="string">
            <text:p>ʔipt</text:p>
          </table:table-cell>
          <table:table-cell office:value-type="string">
            <text:p>put to sleep</text:p>
          </table:table-cell>
          <table:table-cell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ipt</text:p>
          </table:table-cell>
          <table:table-cell office:value-type="string">
            <text:p>put to sleep</text:p>
          </table:table-cell>
          <table:table-cell office:value-type="string">
            <text:p>imma, imsa</text:p>
          </table:table-cell>
          <table:table-cell office:value-type="string">
            <text:p>sleep</text:p>
          </table:table-cell>
          <table:table-cell/>
          <table:table-cell office:value-type="string">
            <text:p>nɯʑɯβ</text:p>
          </table:table-cell>
          <table:table-cell/>
        </table:table-row>
        <table:table-row table:style-name="ro2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t</text:p>
          </table:table-cell>
          <table:table-cell office:value-type="string">
            <text:p>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ipma (iptu)</text:p>
          </table:table-cell>
          <table:table-cell office:value-type="string">
            <text:p>deceive</text:p>
          </table:table-cell>
          <table:table-cell table:number-columns-repeated="3"/>
        </table:table-row>
        <table:table-row table:style-name="ro2">
          <table:table-cell office:value-type="string">
            <text:p>ʔ</text:p>
          </table:table-cell>
          <table:table-cell office:value-type="string">
            <text:p>o/ɔ:k</text:p>
          </table:table-cell>
          <table:table-cell office:value-type="string">
            <text:p>k</text:p>
          </table:table-cell>
          <table:table-cell office:value-type="string">
            <text:p>ʔok</text:p>
          </table:table-cell>
          <table:table-cell office:value-type="string">
            <text:p>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2"/>
          <table:table-cell office:value-type="string">
            <text:p>okma, oa</text:p>
          </table:table-cell>
          <table:table-cell office:value-type="string">
            <text:p>crow</text:p>
          </table:table-cell>
          <table:table-cell table:number-columns-repeated="3"/>
        </table:table-row>
        <table:table-row table:style-name="ro2">
          <table:table-cell office:value-type="string">
            <text:p>ʔ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ʔop</text:p>
          </table:table-cell>
          <table:table-cell office:value-type="string">
            <text:p>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ap</text:p>
          </table:table-cell>
          <table:table-cell office:value-type="string">
            <text:p>shoot</text:p>
          </table:table-cell>
          <table:table-cell table:number-columns-repeated="2"/>
          <table:table-cell office:value-type="string">
            <text:p>apma, au; apma, aptu</text:p>
          </table:table-cell>
          <table:table-cell office:value-type="string">
            <text:p>shoot</text:p>
          </table:table-cell>
          <table:table-cell table:number-columns-repeated="3"/>
        </table:table-row>
        <table:table-row table:style-name="ro2">
          <table:table-cell office:value-type="string">
            <text:p>ʔ</text:p>
          </table:table-cell>
          <table:table-cell office:value-type="string">
            <text:p>o/up</text:p>
          </table:table-cell>
          <table:table-cell office:value-type="string">
            <text:p>p</text:p>
          </table:table-cell>
          <table:table-cell office:value-type="string">
            <text:p>ʔopt</text:p>
          </table:table-cell>
          <table:table-cell office:value-type="string">
            <text:p>op</text:p>
          </table:table-cell>
          <table:table-cell office:value-type="string">
            <text:p>rise (sun)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upma (uptu)</text:p>
          </table:table-cell>
          <table:table-cell office:value-type="string">
            <text:p>to shine with light</text:p>
          </table:table-cell>
          <table:table-cell table:number-columns-repeated="3"/>
        </table:table-row>
        <table:table-row table:style-name="ro2">
          <table:table-cell office:value-type="string">
            <text:p>ʔ</text:p>
          </table:table-cell>
          <table:table-cell office:value-type="string">
            <text:p>ɔr</text:p>
          </table:table-cell>
          <table:table-cell office:value-type="string">
            <text:p>r</text:p>
          </table:table-cell>
          <table:table-cell office:value-type="string">
            <text:p>ʔor</text:p>
          </table:table-cell>
          <table:table-cell office:value-type="string">
            <text:p>or</text:p>
          </table:table-cell>
          <table:table-cell office:value-type="string">
            <text:p>break(cob of the corn)</text:p>
          </table:table-cell>
          <table:table-cell office:value-type="string">
            <text:p>vt</text:p>
          </table:table-cell>
          <table:table-cell table:number-columns-repeated="2"/>
          <table:table-cell table:style-name="ce5" office:value-type="string">
            <text:p>ɔˀr</text:p>
          </table:table-cell>
          <table:table-cell office:value-type="string">
            <text:p>break without separating</text:p>
          </table:table-cell>
          <table:table-cell table:number-columns-repeated="6"/>
          <table:table-cell office:value-type="string">
            <text:p>???</text:p>
          </table:table-cell>
        </table:table-row>
        <table:table-row table:style-name="ro2">
          <table:table-cell office:value-type="string">
            <text:p>ʔ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ʔum</text:p>
          </table:table-cell>
          <table:table-cell office:value-type="string">
            <text:p>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2"/>
          <table:table-cell office:value-type="string">
            <text:p>umma (umtu)</text:p>
          </table:table-cell>
          <table:table-cell office:value-type="string">
            <text:p>to close (mouth)</text:p>
          </table:table-cell>
          <table:table-cell table:number-columns-repeated="3"/>
        </table:table-row>
        <table:table-row table:style-name="ro2">
          <table:table-cell office:value-type="string">
            <text:p>ʔ</text:p>
          </table:table-cell>
          <table:table-cell office:value-type="string">
            <text:p>unt</text:p>
          </table:table-cell>
          <table:table-cell office:value-type="string">
            <text:p>nt ~tt</text:p>
          </table:table-cell>
          <table:table-cell office:value-type="string">
            <text:p>ʔutt</text:p>
          </table:table-cell>
          <table:table-cell office:value-type="string">
            <text:p>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number-columns-repeated="2"/>
          <table:table-cell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6" office:value-type="string">
            <text:p>ɦel</text:p>
          </table:table-cell>
          <table:table-cell table:style-name="ce6" office:value-type="string">
            <text:p>el</text:p>
          </table:table-cell>
          <table:table-cell office:value-type="string">
            <text:p>divert water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<text:s/>&lt; Nepali helnu</text:p>
          </table:table-cell>
        </table:table-row>
        <table:table-row table:style-name="ro2">
          <table:table-cell table:number-columns-repeated="13"/>
          <table:table-cell table:style-name="ce8" office:value-type="string">
            <text:p>bitma, bittu</text:p>
          </table:table-cell>
          <table:table-cell office:value-type="string">
            <text:p>milk (denom &lt; cow?)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2">
          <table:table-cell/>
          <table:table-cell office:value-type="string">
            <text:p>dz</text:p>
          </table:table-cell>
          <table:table-cell table:number-columns-repeated="2" office:value-type="string">
            <text:p>c</text:p>
          </table:table-cell>
          <table:table-cell table:style-name="ce12"/>
          <table:table-cell table:number-columns-repeated="3" office:value-type="string">
            <text:p>a</text:p>
          </table:table-cell>
          <table:table-cell table:style-name="ce12"/>
          <table:table-cell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cama</text:p>
          </table:table-cell>
        </table:table-row>
        <table:table-row table:style-name="ro2">
          <table:table-cell/>
          <table:table-cell table:number-columns-repeated="2" office:value-type="string">
            <text:p>l</text:p>
          </table:table-cell>
          <table:table-cell/>
          <table:table-cell table:style-name="ce12"/>
          <table:table-cell/>
          <table:table-cell office:value-type="string">
            <text:p>a:k</text:p>
          </table:table-cell>
          <table:table-cell office:value-type="string">
            <text:p>ak</text:p>
          </table:table-cell>
          <table:table-cell table:style-name="ce12"/>
          <table:table-cell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la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s</text:p>
          </table:table-cell>
          <table:table-cell/>
          <table:table-cell table:style-name="ce12"/>
          <table:table-cell/>
          <table:table-cell office:value-type="string">
            <text:p>ak</text:p>
          </table:table-cell>
          <table:table-cell office:value-type="string">
            <text:p>ak</text:p>
          </table:table-cell>
          <table:table-cell table:style-name="ce12"/>
          <table:table-cell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sa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>
            <text:p>c</text:p>
          </table:table-cell>
          <table:table-cell table:style-name="ce12"/>
          <table:table-cell office:value-type="string">
            <text:p>ok</text:p>
          </table:table-cell>
          <table:table-cell table:style-name="ce2" office:value-type="string">
            <text:p>ɛkt</text:p>
          </table:table-cell>
          <table:table-cell office:value-type="string">
            <text:p>ak</text:p>
          </table:table-cell>
          <table:table-cell table:style-name="ce12"/>
          <table:table-cell table:number-columns-repeated="2"/>
          <table:table-cell office:value-type="string">
            <text:p>caːk</text:p>
          </table:table-cell>
          <table:table-cell office:value-type="string">
            <text:p>cakma, caa</text:p>
          </table:table-cell>
        </table:table-row>
        <table:table-row table:style-name="ro2">
          <table:table-cell/>
          <table:table-cell office:value-type="string">
            <text:p>phr</text:p>
          </table:table-cell>
          <table:table-cell office:value-type="string">
            <text:p>ph</text:p>
          </table:table-cell>
          <table:table-cell/>
          <table:table-cell table:style-name="ce12"/>
          <table:table-cell office:value-type="string">
            <text:p>ak</text:p>
          </table:table-cell>
          <table:table-cell/>
          <table:table-cell office:value-type="string">
            <text:p>ak</text:p>
          </table:table-cell>
          <table:table-cell table:style-name="ce12"/>
          <table:table-cell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phaːk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h</text:p>
          </table:table-cell>
          <table:table-cell office:value-type="string">
            <text:p>kh</text:p>
          </table:table-cell>
          <table:table-cell table:style-name="ce12"/>
          <table:table-cell office:value-type="string">
            <text:p>ok</text:p>
          </table:table-cell>
          <table:table-cell/>
          <table:table-cell office:value-type="string">
            <text:p>ak</text:p>
          </table:table-cell>
          <table:table-cell table:style-name="ce12"/>
          <table:table-cell table:number-columns-repeated="2"/>
          <table:table-cell office:value-type="string">
            <text:p>haːp</text:p>
          </table:table-cell>
          <table:table-cell office:value-type="string">
            <text:p>kʰapma, kʰawa</text:p>
          </table:table-cell>
        </table:table-row>
        <table:table-row table:style-name="ro2">
          <table:table-cell/>
          <table:table-cell office:value-type="string">
            <text:p>bhl</text:p>
          </table:table-cell>
          <table:table-cell office:value-type="string">
            <text:p>p</text:p>
          </table:table-cell>
          <table:table-cell/>
          <table:table-cell table:style-name="ce12"/>
          <table:table-cell office:value-type="string">
            <text:p>oŋ</text:p>
          </table:table-cell>
          <table:table-cell office:value-type="string">
            <text:p>akt</text:p>
          </table:table-cell>
          <table:table-cell office:value-type="string">
            <text:p>aks</text:p>
          </table:table-cell>
          <table:table-cell table:style-name="ce12"/>
          <table:table-cell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paːt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m</text:p>
          </table:table-cell>
          <table:table-cell/>
          <table:table-cell table:style-name="ce12"/>
          <table:table-cell/>
          <table:table-cell office:value-type="string">
            <text:p>akt</text:p>
          </table:table-cell>
          <table:table-cell office:value-type="string">
            <text:p>akt</text:p>
          </table:table-cell>
          <table:table-cell table:style-name="ce12"/>
          <table:table-cell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maːt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>
            <text:p>w</text:p>
          </table:table-cell>
          <table:table-cell table:style-name="ce12"/>
          <table:table-cell office:value-type="string">
            <text:p>akt</text:p>
          </table:table-cell>
          <table:table-cell/>
          <table:table-cell office:value-type="string">
            <text:p>akt</text:p>
          </table:table-cell>
          <table:table-cell table:style-name="ce12"/>
          <table:table-cell table:number-columns-repeated="2"/>
          <table:table-cell office:value-type="string">
            <text:p>waːt</text:p>
          </table:table-cell>
          <table:table-cell office:value-type="string">
            <text:p>watma (waru)</text:p>
          </table:table-cell>
        </table:table-row>
        <table:table-row table:style-name="ro2">
          <table:table-cell/>
          <table:table-cell table:number-columns-repeated="3" office:value-type="string">
            <text:p>l</text:p>
          </table:table-cell>
          <table:table-cell table:style-name="ce12"/>
          <table:table-cell office:value-type="string">
            <text:p>om</text:p>
          </table:table-cell>
          <table:table-cell office:value-type="string">
            <text:p>ams</text:p>
          </table:table-cell>
          <table:table-cell office:value-type="string">
            <text:p>ams</text:p>
          </table:table-cell>
          <table:table-cell table:style-name="ce12"/>
          <table:table-cell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ekma, lea</text:p>
          </table:table-cell>
        </table:table-row>
        <table:table-row table:style-name="ro2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2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2"/>
          <table:table-cell table:style-name="ce2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kak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>
            <text:p>y</text:p>
          </table:table-cell>
          <table:table-cell table:style-name="ce12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2"/>
          <table:table-cell table:number-columns-repeated="2"/>
          <table:table-cell office:value-type="string">
            <text:p>yak</text:p>
          </table:table-cell>
          <table:table-cell office:value-type="string">
            <text:p>yakma, yaa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t</text:p>
          </table:table-cell>
          <table:table-cell/>
          <table:table-cell table:style-name="ce12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2"/>
          <table:table-cell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takt</text:p>
          </table:table-cell>
          <table:table-cell/>
        </table:table-row>
        <table:table-row table:style-name="ro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2"/>
          <table:table-cell office:value-type="string">
            <text:p>ɛm</text:p>
          </table:table-cell>
          <table:table-cell/>
          <table:table-cell office:value-type="string">
            <text:p>amt</text:p>
          </table:table-cell>
          <table:table-cell table:style-name="ce12"/>
          <table:table-cell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sakt</text:p>
          </table:table-cell>
          <table:table-cell/>
        </table:table-row>
        <table:table-row table:style-name="ro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2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12"/>
          <table:table-cell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sakt</text:p>
          </table:table-cell>
          <table:table-cell office:value-type="string">
            <text:p>cʰekma (cʰektu) vt </text:p>
          </table:table-cell>
        </table:table-row>
        <table:table-row table:style-name="ro2">
          <table:table-cell/>
          <table:table-cell table:number-columns-repeated="3" office:value-type="string">
            <text:p>m</text:p>
          </table:table-cell>
          <table:table-cell table:style-name="ce12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12"/>
          <table:table-cell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makt</text:p>
          </table:table-cell>
          <table:table-cell office:value-type="string">
            <text:p>makma (maktu)</text:p>
          </table:table-cell>
        </table:table-row>
        <table:table-row table:style-name="ro2">
          <table:table-cell table:number-columns-repeated="2"/>
          <table:table-cell table:number-columns-repeated="2" office:value-type="string">
            <text:p>m</text:p>
          </table:table-cell>
          <table:table-cell table:style-name="ce12"/>
          <table:table-cell office:value-type="string">
            <text:p>on</text:p>
          </table:table-cell>
          <table:table-cell/>
          <table:table-cell office:value-type="string">
            <text:p>ant</text:p>
          </table:table-cell>
          <table:table-cell table:style-name="ce12"/>
          <table:table-cell table:number-columns-repeated="2"/>
          <table:table-cell office:value-type="string">
            <text:p>makt (kha=)</text:p>
          </table:table-cell>
          <table:table-cell office:value-type="string">
            <text:p>makma, makta</text:p>
          </table:table-cell>
        </table:table-row>
        <table:table-row table:style-name="ro2">
          <table:table-cell/>
          <table:table-cell office:value-type="string">
            <text:p>ʔ</text:p>
          </table:table-cell>
          <table:table-cell office:value-type="string">
            <text:p>ʔ</text:p>
          </table:table-cell>
          <table:table-cell/>
          <table:table-cell table:style-name="ce12"/>
          <table:table-cell/>
          <table:table-cell office:value-type="string">
            <text:p>aŋ</text:p>
          </table:table-cell>
          <table:table-cell office:value-type="string">
            <text:p>aŋ</text:p>
          </table:table-cell>
          <table:table-cell table:style-name="ce12"/>
          <table:table-cell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am</text:p>
          </table:table-cell>
          <table:table-cell/>
        </table:table-row>
        <table:table-row table:style-name="ro2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2"/>
          <table:table-cell office:value-type="string">
            <text:p>aŋ</text:p>
          </table:table-cell>
          <table:table-cell/>
          <table:table-cell office:value-type="string">
            <text:p>aŋ</text:p>
          </table:table-cell>
          <table:table-cell table:style-name="ce12"/>
          <table:table-cell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kam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n</text:p>
          </table:table-cell>
          <table:table-cell table:style-name="ce12"/>
          <table:table-cell office:value-type="string">
            <text:p>oŋ</text:p>
          </table:table-cell>
          <table:table-cell/>
          <table:table-cell office:value-type="string">
            <text:p>aŋ</text:p>
          </table:table-cell>
          <table:table-cell table:style-name="ce12"/>
          <table:table-cell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nams</text:p>
          </table:table-cell>
          <table:table-cell office:value-type="string">
            <text:p>namma, nama</text:p>
          </table:table-cell>
        </table:table-row>
        <table:table-row table:style-name="ro2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2"/>
          <table:table-cell/>
          <table:table-cell office:value-type="string">
            <text:p>aŋ</text:p>
          </table:table-cell>
          <table:table-cell office:value-type="string">
            <text:p>aŋs</text:p>
          </table:table-cell>
          <table:table-cell table:style-name="ce12"/>
          <table:table-cell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khamt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h</text:p>
          </table:table-cell>
          <table:table-cell/>
          <table:table-cell table:style-name="ce12"/>
          <table:table-cell office:value-type="string">
            <text:p>aŋ</text:p>
          </table:table-cell>
          <table:table-cell/>
          <table:table-cell office:value-type="string">
            <text:p>aŋs</text:p>
          </table:table-cell>
          <table:table-cell table:style-name="ce12"/>
          <table:table-cell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haŋ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>
            <text:p>y</text:p>
          </table:table-cell>
          <table:table-cell table:style-name="ce12"/>
          <table:table-cell office:value-type="string">
            <text:p>aŋt</text:p>
          </table:table-cell>
          <table:table-cell/>
          <table:table-cell office:value-type="string">
            <text:p>aŋt</text:p>
          </table:table-cell>
          <table:table-cell table:style-name="ce12"/>
          <table:table-cell table:number-columns-repeated="2"/>
          <table:table-cell office:value-type="string">
            <text:p>yaŋyaŋba (adj)</text:p>
          </table:table-cell>
          <table:table-cell office:value-type="string">
            <text:p>yaŋma, yaŋsa</text:p>
          </table:table-cell>
        </table:table-row>
        <table:table-row table:style-name="ro2">
          <table:table-cell table:number-columns-repeated="2"/>
          <table:table-cell table:number-columns-repeated="2" office:value-type="string">
            <text:p>th</text:p>
          </table:table-cell>
          <table:table-cell table:style-name="ce12"/>
          <table:table-cell/>
          <table:table-cell office:value-type="string">
            <text:p>a:p</text:p>
          </table:table-cell>
          <table:table-cell office:value-type="string">
            <text:p>ap</text:p>
          </table:table-cell>
          <table:table-cell table:style-name="ce12"/>
          <table:table-cell table:number-columns-repeated="2"/>
          <table:table-cell office:value-type="string">
            <text:p>thaŋ</text:p>
          </table:table-cell>
          <table:table-cell office:value-type="string">
            <text:p>tʰaŋma, tʰaŋa</text:p>
          </table:table-cell>
        </table:table-row>
        <table:table-row table:style-name="ro2">
          <table:table-cell/>
          <table:table-cell table:number-columns-repeated="2" office:value-type="string">
            <text:p>h</text:p>
          </table:table-cell>
          <table:table-cell/>
          <table:table-cell table:style-name="ce12"/>
          <table:table-cell office:value-type="string">
            <text:p>op</text:p>
          </table:table-cell>
          <table:table-cell office:value-type="string">
            <text:p>ap</text:p>
          </table:table-cell>
          <table:table-cell office:value-type="string">
            <text:p>ap</text:p>
          </table:table-cell>
          <table:table-cell table:style-name="ce12"/>
          <table:table-cell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haŋt</text:p>
          </table:table-cell>
          <table:table-cell/>
        </table:table-row>
        <table:table-row table:style-name="ro2">
          <table:table-cell/>
          <table:table-cell office:value-type="string">
            <text:p>ʔ</text:p>
          </table:table-cell>
          <table:table-cell office:value-type="string">
            <text:p>ʔ</text:p>
          </table:table-cell>
          <table:table-cell office:value-type="string">
            <text:p>ʔ</text:p>
          </table:table-cell>
          <table:table-cell table:style-name="ce12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12"/>
          <table:table-cell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ap</text:p>
          </table:table-cell>
          <table:table-cell office:value-type="string">
            <text:p>apma, au; apma, aptu</text:p>
          </table:table-cell>
        </table:table-row>
        <table:table-row table:style-name="ro2">
          <table:table-cell/>
          <table:table-cell table:number-columns-repeated="2" office:value-type="string">
            <text:p>h</text:p>
          </table:table-cell>
          <table:table-cell/>
          <table:table-cell table:style-name="ce12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12"/>
          <table:table-cell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hap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12"/>
          <table:table-cell/>
          <table:table-cell office:value-type="string">
            <text:p>apt</text:p>
          </table:table-cell>
          <table:table-cell office:value-type="string">
            <text:p>apt</text:p>
          </table:table-cell>
          <table:table-cell table:style-name="ce12"/>
          <table:table-cell table:number-columns-repeated="2"/>
          <table:table-cell office:value-type="string">
            <text:p>napt</text:p>
          </table:table-cell>
          <table:table-cell office:value-type="string">
            <text:p>ŋapma (ŋaptu)</text:p>
          </table:table-cell>
        </table:table-row>
        <table:table-row table:style-name="ro2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2"/>
          <table:table-cell office:value-type="string">
            <text:p>op</text:p>
          </table:table-cell>
          <table:table-cell/>
          <table:table-cell office:value-type="string">
            <text:p>apt</text:p>
          </table:table-cell>
          <table:table-cell table:style-name="ce12"/>
          <table:table-cell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khaˀr</text:p>
          </table:table-cell>
          <table:table-cell/>
        </table:table-row>
        <table:table-row table:style-name="ro2">
          <table:table-cell/>
          <table:table-cell office:value-type="string">
            <text:p>phl</text:p>
          </table:table-cell>
          <table:table-cell table:number-columns-repeated="2" office:value-type="string">
            <text:p>ph</text:p>
          </table:table-cell>
          <table:table-cell table:style-name="ce12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12"/>
          <table:table-cell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phaˀr</text:p>
          </table:table-cell>
          <table:table-cell table:style-name="ce11" office:value-type="string">
            <text:p>pʰama (pʰasu)</text:p>
          </table:table-cell>
        </table:table-row>
        <table:table-row table:style-name="ro2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 office:value-type="string">
            <text:p>kh</text:p>
          </table:table-cell>
          <table:table-cell table:style-name="ce12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12"/>
          <table:table-cell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khe</text:p>
          </table:table-cell>
          <table:table-cell office:value-type="string">
            <text:p>kʰima, kʰiya</text:p>
          </table:table-cell>
        </table:table-row>
        <table:table-row table:style-name="ro2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2"/>
          <table:table-cell office:value-type="string">
            <text:p>o</text:p>
          </table:table-cell>
          <table:table-cell office:value-type="string">
            <text:p>aʔr</text:p>
          </table:table-cell>
          <table:table-cell office:value-type="string">
            <text:p>as</text:p>
          </table:table-cell>
          <table:table-cell table:style-name="ce12"/>
          <table:table-cell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keks</text:p>
          </table:table-cell>
          <table:table-cell/>
        </table:table-row>
        <table:table-row table:style-name="ro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2"/>
          <table:table-cell/>
          <table:table-cell office:value-type="string">
            <text:p>a:t</text:p>
          </table:table-cell>
          <table:table-cell office:value-type="string">
            <text:p>at</text:p>
          </table:table-cell>
          <table:table-cell table:style-name="ce12"/>
          <table:table-cell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sekt</text:p>
          </table:table-cell>
          <table:table-cell/>
        </table:table-row>
        <table:table-row table:style-name="ro2">
          <table:table-cell/>
          <table:table-cell office:value-type="string">
            <text:p>ʔ</text:p>
          </table:table-cell>
          <table:table-cell office:value-type="string">
            <text:p>ʔ</text:p>
          </table:table-cell>
          <table:table-cell office:value-type="string">
            <text:p>ʔ</text:p>
          </table:table-cell>
          <table:table-cell table:style-name="ce12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2"/>
          <table:table-cell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es</text:p>
          </table:table-cell>
          <table:table-cell table:style-name="ce7" office:value-type="string">
            <text:p>ema (<text:span text:style-name="T2">esa</text:span><text:span text:style-name="T4">)</text:span></text:p>
          </table:table-cell>
        </table:table-row>
        <table:table-row table:style-name="ro2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12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2"/>
          <table:table-cell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phes</text:p>
          </table:table-cell>
          <table:table-cell office:value-type="string">
            <text:p>bʰema, bʰesu</text:p>
          </table:table-cell>
        </table:table-row>
        <table:table-row table:style-name="ro2">
          <table:table-cell/>
          <table:table-cell office:value-type="string">
            <text:p>r</text:p>
          </table:table-cell>
          <table:table-cell table:number-columns-repeated="2" office:value-type="string">
            <text:p>y</text:p>
          </table:table-cell>
          <table:table-cell table:style-name="ce12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2"/>
          <table:table-cell office:value-type="string">
            <text:p>ret</text:p>
          </table:table-cell>
          <table:table-cell office:value-type="string">
            <text:p>laugh</text:p>
          </table:table-cell>
          <table:table-cell office:value-type="string">
            <text:p>et</text:p>
          </table:table-cell>
          <table:table-cell office:value-type="string">
            <text:p>ima, iya</text:p>
          </table:table-cell>
        </table:table-row>
        <table:table-row table:style-name="ro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2"/>
          <table:table-cell office:value-type="string">
            <text:p>ott</text:p>
          </table:table-cell>
          <table:table-cell/>
          <table:table-cell office:value-type="string">
            <text:p>at</text:p>
          </table:table-cell>
          <table:table-cell table:style-name="ce12"/>
          <table:table-cell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seˀr</text:p>
          </table:table-cell>
          <table:table-cell office:value-type="string">
            <text:p>cʰenma (cʰensu)</text:p>
          </table:table-cell>
        </table:table-row>
        <table:table-row table:style-name="ro2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12"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12"/>
          <table:table-cell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pɛːr</text:p>
          </table:table-cell>
          <table:table-cell office:value-type="string">
            <text:p>penma, pia</text:p>
          </table:table-cell>
        </table:table-row>
        <table:table-row table:style-name="ro2">
          <table:table-cell/>
          <table:table-cell table:number-columns-repeated="3" office:value-type="string">
            <text:p>h</text:p>
          </table:table-cell>
          <table:table-cell table:style-name="ce12"/>
          <table:table-cell office:value-type="string">
            <text:p>ak</text:p>
          </table:table-cell>
          <table:table-cell office:value-type="string">
            <text:p>ak</text:p>
          </table:table-cell>
          <table:table-cell office:value-type="string">
            <text:p>ek</text:p>
          </table:table-cell>
          <table:table-cell table:style-name="ce12"/>
          <table:table-cell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hɛk</text:p>
          </table:table-cell>
          <table:table-cell office:value-type="string">
            <text:p>hekma (hektu)</text:p>
          </table:table-cell>
        </table:table-row>
        <table:table-row table:style-name="ro2">
          <table:table-cell/>
          <table:table-cell office:value-type="string">
            <text:p>ʔ</text:p>
          </table:table-cell>
          <table:table-cell office:value-type="string">
            <text:p>ʔ</text:p>
          </table:table-cell>
          <table:table-cell/>
          <table:table-cell table:style-name="ce12"/>
          <table:table-cell office:value-type="string">
            <text:p>ekt</text:p>
          </table:table-cell>
          <table:table-cell/>
          <table:table-cell office:value-type="string">
            <text:p>ek</text:p>
          </table:table-cell>
          <table:table-cell table:style-name="ce12"/>
          <table:table-cell table:style-name="ce2" office:value-type="string">
            <text:p>ʔek</text:p>
          </table:table-cell>
          <table:table-cell office:value-type="string">
            <text:p>tear</text:p>
          </table:table-cell>
          <table:table-cell office:value-type="string">
            <text:p>ɛk</text:p>
          </table:table-cell>
          <table:table-cell/>
        </table:table-row>
        <table:table-row table:style-name="ro2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h</text:p>
          </table:table-cell>
          <table:table-cell table:style-name="ce12"/>
          <table:table-cell office:value-type="string">
            <text:p>ekt</text:p>
          </table:table-cell>
          <table:table-cell office:value-type="string">
            <text:p>akt</text:p>
          </table:table-cell>
          <table:table-cell office:value-type="string">
            <text:p>ekt</text:p>
          </table:table-cell>
          <table:table-cell table:style-name="ce12"/>
          <table:table-cell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thɛkt</text:p>
          </table:table-cell>
          <table:table-cell office:value-type="string">
            <text:p>dʰekma (dʰektu)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table:style-name="ce2" office:value-type="string">
            <text:p>t</text:p>
          </table:table-cell>
          <table:table-cell office:value-type="string">
            <text:p>t</text:p>
          </table:table-cell>
          <table:table-cell table:style-name="ce12"/>
          <table:table-cell office:value-type="string">
            <text:p>ek</text:p>
          </table:table-cell>
          <table:table-cell office:value-type="string">
            <text:p>ɛk</text:p>
          </table:table-cell>
          <table:table-cell office:value-type="string">
            <text:p>ekt</text:p>
          </table:table-cell>
          <table:table-cell table:style-name="ce12"/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table:style-name="ce2" office:value-type="string">
            <text:p>tɛkt </text:p>
          </table:table-cell>
          <table:table-cell office:value-type="string">
            <text:p>takma (takta)</text:p>
          </table:table-cell>
        </table:table-row>
        <table:table-row table:style-name="ro2">
          <table:table-cell/>
          <table:table-cell table:number-columns-repeated="3" office:value-type="string">
            <text:p>l</text:p>
          </table:table-cell>
          <table:table-cell table:style-name="ce12"/>
          <table:table-cell office:value-type="string">
            <text:p>ekt</text:p>
          </table:table-cell>
          <table:table-cell office:value-type="string">
            <text:p>ɛkt</text:p>
          </table:table-cell>
          <table:table-cell office:value-type="string">
            <text:p>ekt</text:p>
          </table:table-cell>
          <table:table-cell table:style-name="ce12"/>
          <table:table-cell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lɛm</text:p>
          </table:table-cell>
          <table:table-cell office:value-type="string">
            <text:p>lemma (lemtu)</text:p>
          </table:table-cell>
        </table:table-row>
        <table:table-row table:style-name="ro2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12"/>
          <table:table-cell office:value-type="string">
            <text:p>ek</text:p>
          </table:table-cell>
          <table:table-cell/>
          <table:table-cell office:value-type="string">
            <text:p>ekt</text:p>
          </table:table-cell>
          <table:table-cell table:style-name="ce12"/>
          <table:table-cell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phɛn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s</text:p>
          </table:table-cell>
          <table:table-cell/>
          <table:table-cell table:style-name="ce12"/>
          <table:table-cell office:value-type="string">
            <text:p>el</text:p>
          </table:table-cell>
          <table:table-cell/>
          <table:table-cell office:value-type="string">
            <text:p>el</text:p>
          </table:table-cell>
          <table:table-cell table:style-name="ce12"/>
          <table:table-cell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sɛnt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ph</text:p>
          </table:table-cell>
          <table:table-cell/>
          <table:table-cell table:style-name="ce12"/>
          <table:table-cell office:value-type="string">
            <text:p>ept</text:p>
          </table:table-cell>
          <table:table-cell/>
          <table:table-cell office:value-type="string">
            <text:p>ems</text:p>
          </table:table-cell>
          <table:table-cell table:style-name="ce12"/>
          <table:table-cell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phɛn</text:p>
          </table:table-cell>
          <table:table-cell/>
        </table:table-row>
        <table:table-row table:style-name="ro2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12"/>
          <table:table-cell office:value-type="string">
            <text:p>emt</text:p>
          </table:table-cell>
          <table:table-cell office:value-type="string">
            <text:p>ɛm</text:p>
          </table:table-cell>
          <table:table-cell office:value-type="string">
            <text:p>emt</text:p>
          </table:table-cell>
          <table:table-cell table:style-name="ce12"/>
          <table:table-cell office:value-type="string">
            <text:p>rep</text:p>
          </table:table-cell>
          <table:table-cell office:value-type="string">
            <text:p>stand</text:p>
          </table:table-cell>
          <table:table-cell office:value-type="string">
            <text:p>yɛp 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h</text:p>
          </table:table-cell>
          <table:table-cell table:style-name="ce12"/>
          <table:table-cell office:value-type="string">
            <text:p>ept</text:p>
          </table:table-cell>
          <table:table-cell/>
          <table:table-cell office:value-type="string">
            <text:p>emt</text:p>
          </table:table-cell>
          <table:table-cell table:style-name="ce12"/>
          <table:table-cell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hɛpt</text:p>
          </table:table-cell>
          <table:table-cell office:value-type="string">
            <text:p>hepma (heptu) </text:p>
          </table:table-cell>
        </table:table-row>
        <table:table-row table:style-name="ro2">
          <table:table-cell/>
          <table:table-cell table:number-columns-repeated="3" office:value-type="string">
            <text:p>l</text:p>
          </table:table-cell>
          <table:table-cell table:style-name="ce12"/>
          <table:table-cell office:value-type="string">
            <text:p>er</text:p>
          </table:table-cell>
          <table:table-cell office:value-type="string">
            <text:p>ɛ:r</text:p>
          </table:table-cell>
          <table:table-cell office:value-type="string">
            <text:p>en</text:p>
          </table:table-cell>
          <table:table-cell table:style-name="ce12"/>
          <table:table-cell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lɛt</text:p>
          </table:table-cell>
          <table:table-cell office:value-type="string">
            <text:p>letma (leru)</text:p>
          </table:table-cell>
        </table:table-row>
        <table:table-row table:style-name="ro2">
          <table:table-cell/>
          <table:table-cell table:number-columns-repeated="2" office:value-type="string">
            <text:p>s</text:p>
          </table:table-cell>
          <table:table-cell/>
          <table:table-cell table:style-name="ce12"/>
          <table:table-cell office:value-type="string">
            <text:p>er</text:p>
          </table:table-cell>
          <table:table-cell office:value-type="string">
            <text:p>eʔr</text:p>
          </table:table-cell>
          <table:table-cell office:value-type="string">
            <text:p>en ?</text:p>
          </table:table-cell>
          <table:table-cell table:style-name="ce12"/>
          <table:table-cell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/>
        </table:table-row>
        <table:table-row table:style-name="ro2">
          <table:table-cell office:value-type="string">
            <text:p>?</text:p>
          </table:table-cell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12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2"/>
          <table:table-cell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sɛˀr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2" office:value-type="string">
            <text:p>p</text:p>
          </table:table-cell>
          <table:table-cell table:style-name="ce12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2"/>
          <table:table-cell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pi</text:p>
          </table:table-cell>
          <table:table-cell office:value-type="string">
            <text:p>pɨma (pɨ)</text:p>
          </table:table-cell>
        </table:table-row>
        <table:table-row table:style-name="ro2">
          <table:table-cell table:number-columns-repeated="2"/>
          <table:table-cell table:number-columns-repeated="2" office:value-type="string">
            <text:p>s</text:p>
          </table:table-cell>
          <table:table-cell table:style-name="ce12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2"/>
          <table:table-cell table:number-columns-repeated="2"/>
          <table:table-cell office:value-type="string">
            <text:p>si</text:p>
          </table:table-cell>
          <table:table-cell office:value-type="string">
            <text:p>sɨma, sɨa</text:p>
          </table:table-cell>
        </table:table-row>
        <table:table-row table:style-name="ro2">
          <table:table-cell office:value-type="string">
            <text:p>?</text:p>
          </table:table-cell>
          <table:table-cell office:value-type="string">
            <text:p>s</text:p>
          </table:table-cell>
          <table:table-cell table:number-columns-repeated="2" office:value-type="string">
            <text:p>t</text:p>
          </table:table-cell>
          <table:table-cell table:style-name="ce12"/>
          <table:table-cell office:value-type="string">
            <text:p>eŋ</text:p>
          </table:table-cell>
          <table:table-cell/>
          <table:table-cell office:value-type="string">
            <text:p>eŋ</text:p>
          </table:table-cell>
          <table:table-cell table:style-name="ce12"/>
          <table:table-cell table:style-name="ce2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tiːks</text:p>
          </table:table-cell>
          <table:table-cell office:value-type="string">
            <text:p>tɨkma (tɨu)</text:p>
          </table:table-cell>
        </table:table-row>
        <table:table-row table:style-name="ro2">
          <table:table-cell/>
          <table:table-cell table:number-columns-repeated="2" office:value-type="string">
            <text:p>l</text:p>
          </table:table-cell>
          <table:table-cell/>
          <table:table-cell table:style-name="ce12"/>
          <table:table-cell office:value-type="string">
            <text:p>ept</text:p>
          </table:table-cell>
          <table:table-cell office:value-type="string">
            <text:p>ɛpt</text:p>
          </table:table-cell>
          <table:table-cell office:value-type="string">
            <text:p>ept</text:p>
          </table:table-cell>
          <table:table-cell table:style-name="ce12"/>
          <table:table-cell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liːks</text:p>
          </table:table-cell>
          <table:table-cell/>
        </table:table-row>
        <table:table-row table:style-name="ro2">
          <table:table-cell/>
          <table:table-cell office:value-type="string">
            <text:p>tsh</text:p>
          </table:table-cell>
          <table:table-cell office:value-type="string">
            <text:p>c</text:p>
          </table:table-cell>
          <table:table-cell/>
          <table:table-cell table:style-name="ce12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12"/>
          <table:table-cell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ciːkt </text:p>
          </table:table-cell>
          <table:table-cell/>
        </table:table-row>
        <table:table-row table:style-name="ro2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12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12"/>
          <table:table-cell office:value-type="string">
            <text:p>ti</text:p>
          </table:table-cell>
          <table:table-cell office:value-type="string">
            <text:p>lay an egg</text:p>
          </table:table-cell>
          <table:table-cell office:value-type="string">
            <text:p>thiːnt </text:p>
          </table:table-cell>
          <table:table-cell office:value-type="string">
            <text:p>dinma (dintu) </text:p>
          </table:table-cell>
        </table:table-row>
        <table:table-row table:style-name="ro2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12"/>
          <table:table-cell office:value-type="string">
            <text:p>e</text:p>
          </table:table-cell>
          <table:table-cell table:number-columns-repeated="2" office:value-type="string">
            <text:p>es</text:p>
          </table:table-cell>
          <table:table-cell table:style-name="ce12"/>
          <table:table-cell table:style-name="ce6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phiːnt</text:p>
          </table:table-cell>
          <table:table-cell office:value-type="string">
            <text:p>bʰinma (bʰilu) vt to squeeze (for juice)</text:p>
          </table:table-cell>
        </table:table-row>
        <table:table-row table:style-name="ro2">
          <table:table-cell/>
          <table:table-cell office:value-type="string">
            <text:p>ʔ</text:p>
          </table:table-cell>
          <table:table-cell office:value-type="string">
            <text:p>ʔ</text:p>
          </table:table-cell>
          <table:table-cell/>
          <table:table-cell table:style-name="ce12"/>
          <table:table-cell office:value-type="string">
            <text:p>i</text:p>
          </table:table-cell>
          <table:table-cell table:number-columns-repeated="2" office:value-type="string">
            <text:p>es</text:p>
          </table:table-cell>
          <table:table-cell table:style-name="ce12"/>
          <table:table-cell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iŋ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>
            <text:p>h</text:p>
          </table:table-cell>
          <table:table-cell table:style-name="ce12"/>
          <table:table-cell office:value-type="string">
            <text:p>et</text:p>
          </table:table-cell>
          <table:table-cell office:value-type="string">
            <text:p>ɛt</text:p>
          </table:table-cell>
          <table:table-cell office:value-type="string">
            <text:p>et</text:p>
          </table:table-cell>
          <table:table-cell table:style-name="ce12"/>
          <table:table-cell table:number-columns-repeated="2"/>
          <table:table-cell office:value-type="string">
            <text:p>hiŋ</text:p>
          </table:table-cell>
          <table:table-cell table:style-name="ce7" office:value-type="string">
            <text:p>h<text:span text:style-name="T1">ɨŋ</text:span>ma, <text:span text:style-name="T2">h</text:span><text:span text:style-name="T3">ɨŋ</text:span><text:span text:style-name="T2">a</text:span></text:p>
          </table:table-cell>
        </table:table-row>
        <table:table-row table:style-name="ro2">
          <table:table-cell/>
          <table:table-cell office:value-type="string">
            <text:p>ʔ</text:p>
          </table:table-cell>
          <table:table-cell office:value-type="string">
            <text:p>ʔ</text:p>
          </table:table-cell>
          <table:table-cell office:value-type="string">
            <text:p>ʔ</text:p>
          </table:table-cell>
          <table:table-cell table:style-name="ce12"/>
          <table:table-cell office:value-type="string">
            <text:p>ɛt</text:p>
          </table:table-cell>
          <table:table-cell/>
          <table:table-cell office:value-type="string">
            <text:p>ett</text:p>
          </table:table-cell>
          <table:table-cell table:style-name="ce12"/>
          <table:table-cell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ips</text:p>
          </table:table-cell>
          <table:table-cell office:value-type="string">
            <text:p>imma, imsa</text:p>
          </table:table-cell>
        </table:table-row>
        <table:table-row table:style-name="ro2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2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style-name="ce12"/>
          <table:table-cell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khipt</text:p>
          </table:table-cell>
          <table:table-cell/>
        </table:table-row>
        <table:table-row table:style-name="ro2">
          <table:table-cell/>
          <table:table-cell office:value-type="string">
            <text:p>ŋ</text:p>
          </table:table-cell>
          <table:table-cell office:value-type="string">
            <text:p>n</text:p>
          </table:table-cell>
          <table:table-cell/>
          <table:table-cell table:style-name="ce12"/>
          <table:table-cell table:number-columns-repeated="2" office:value-type="string">
            <text:p>et</text:p>
          </table:table-cell>
          <table:table-cell office:value-type="string">
            <text:p>i</text:p>
          </table:table-cell>
          <table:table-cell table:style-name="ce12"/>
          <table:table-cell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nis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>
            <text:p>k</text:p>
          </table:table-cell>
          <table:table-cell table:style-name="ce12"/>
          <table:table-cell office:value-type="string">
            <text:p>ek</text:p>
          </table:table-cell>
          <table:table-cell/>
          <table:table-cell office:value-type="string">
            <text:p>i</text:p>
          </table:table-cell>
          <table:table-cell table:style-name="ce12"/>
          <table:table-cell table:number-columns-repeated="2"/>
          <table:table-cell office:value-type="string">
            <text:p>kis</text:p>
          </table:table-cell>
          <table:table-cell office:value-type="string">
            <text:p>kɨma, kɨsa ; kitma (kittu) vt (middle)</text:p>
          </table:table-cell>
        </table:table-row>
        <table:table-row table:style-name="ro2">
          <table:table-cell/>
          <table:table-cell office:value-type="string">
            <text:p>j</text:p>
          </table:table-cell>
          <table:table-cell office:value-type="string">
            <text:p>y</text:p>
          </table:table-cell>
          <table:table-cell/>
          <table:table-cell table:style-name="ce12"/>
          <table:table-cell office:value-type="string">
            <text:p>il</text:p>
          </table:table-cell>
          <table:table-cell office:value-type="string">
            <text:p>i:nt</text:p>
          </table:table-cell>
          <table:table-cell office:value-type="string">
            <text:p>il</text:p>
          </table:table-cell>
          <table:table-cell table:style-name="ce12"/>
          <table:table-cell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iˀr</text:p>
          </table:table-cell>
          <table:table-cell/>
        </table:table-row>
        <table:table-row table:style-name="ro2">
          <table:table-cell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12"/>
          <table:table-cell office:value-type="string">
            <text:p>il</text:p>
          </table:table-cell>
          <table:table-cell/>
          <table:table-cell office:value-type="string">
            <text:p>il</text:p>
          </table:table-cell>
          <table:table-cell table:style-name="ce12"/>
          <table:table-cell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bantawa</text:p>
          </table:table-cell>
        </table:table-row>
        <table:table-row table:style-name="ro2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12"/>
          <table:table-cell office:value-type="string">
            <text:p>im</text:p>
          </table:table-cell>
          <table:table-cell/>
          <table:table-cell office:value-type="string">
            <text:p>im</text:p>
          </table:table-cell>
          <table:table-cell table:style-name="ce12"/>
          <table:table-cell table:number-columns-repeated="2"/>
          <table:table-cell office:value-type="string">
            <text:p>nɔ</text:p>
          </table:table-cell>
          <table:table-cell office:value-type="string">
            <text:p>ŋoma (ŋosu)</text:p>
          </table:table-cell>
        </table:table-row>
        <table:table-row table:style-name="ro2">
          <table:table-cell/>
          <table:table-cell office:value-type="string">
            <text:p>ph</text:p>
          </table:table-cell>
          <table:table-cell table:number-columns-repeated="2" office:value-type="string">
            <text:p>p</text:p>
          </table:table-cell>
          <table:table-cell table:style-name="ce12"/>
          <table:table-cell office:value-type="string">
            <text:p>Ip-si</text:p>
          </table:table-cell>
          <table:table-cell office:value-type="string">
            <text:p>ips</text:p>
          </table:table-cell>
          <table:table-cell office:value-type="string">
            <text:p>ims</text:p>
          </table:table-cell>
          <table:table-cell table:style-name="ce12"/>
          <table:table-cell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pok</text:p>
          </table:table-cell>
          <table:table-cell office:value-type="string">
            <text:p>pukma, pua</text:p>
          </table:table-cell>
        </table:table-row>
        <table:table-row table:style-name="ro2">
          <table:table-cell/>
          <table:table-cell table:number-columns-repeated="2" office:value-type="string">
            <text:p>th</text:p>
          </table:table-cell>
          <table:table-cell/>
          <table:table-cell table:style-name="ce12"/>
          <table:table-cell office:value-type="string">
            <text:p>imt</text:p>
          </table:table-cell>
          <table:table-cell/>
          <table:table-cell office:value-type="string">
            <text:p>imt</text:p>
          </table:table-cell>
          <table:table-cell table:style-name="ce12"/>
          <table:table-cell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thoks</text:p>
          </table:table-cell>
          <table:table-cell/>
        </table:table-row>
        <table:table-row table:style-name="ro2">
          <table:table-cell office:value-type="string">
            <text:p>?</text:p>
          </table:table-cell>
          <table:table-cell office:value-type="string">
            <text:p>dh</text:p>
          </table:table-cell>
          <table:table-cell office:value-type="string">
            <text:p>t</text:p>
          </table:table-cell>
          <table:table-cell office:value-type="string">
            <text:p>dh</text:p>
          </table:table-cell>
          <table:table-cell table:style-name="ce12"/>
          <table:table-cell office:value-type="string">
            <text:p>um</text:p>
          </table:table-cell>
          <table:table-cell/>
          <table:table-cell office:value-type="string">
            <text:p>imt</text:p>
          </table:table-cell>
          <table:table-cell table:style-name="ce12"/>
          <table:table-cell office:value-type="string">
            <text:p>dhuk</text:p>
          </table:table-cell>
          <table:table-cell office:value-type="string">
            <text:p>bump into</text:p>
          </table:table-cell>
          <table:table-cell table:style-name="ce2" office:value-type="string">
            <text:p>tokt</text:p>
          </table:table-cell>
          <table:table-cell office:value-type="string">
            <text:p>dʰuŋma, dʰuŋsa</text:p>
          </table:table-cell>
        </table:table-row>
        <table:table-row table:style-name="ro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2"/>
          <table:table-cell office:value-type="string">
            <text:p>in</text:p>
          </table:table-cell>
          <table:table-cell/>
          <table:table-cell office:value-type="string">
            <text:p>in</text:p>
          </table:table-cell>
          <table:table-cell table:style-name="ce12"/>
          <table:table-cell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sokt</text:p>
          </table:table-cell>
          <table:table-cell/>
        </table:table-row>
        <table:table-row table:style-name="ro2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2"/>
          <table:table-cell office:value-type="string">
            <text:p>i</text:p>
          </table:table-cell>
          <table:table-cell office:value-type="string">
            <text:p>i:nt</text:p>
          </table:table-cell>
          <table:table-cell office:value-type="string">
            <text:p>int</text:p>
          </table:table-cell>
          <table:table-cell table:style-name="ce12"/>
          <table:table-cell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tont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h</text:p>
          </table:table-cell>
          <table:table-cell table:style-name="ce12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12"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hopt</text:p>
          </table:table-cell>
          <table:table-cell office:value-type="string">
            <text:p>hopma (hoptu)</text:p>
          </table:table-cell>
        </table:table-row>
        <table:table-row table:style-name="ro2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12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12"/>
          <table:table-cell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por</text:p>
          </table:table-cell>
          <table:table-cell table:style-name="ce10" office:value-type="string">
            <text:p>ponma (poya</text:p>
          </table:table-cell>
        </table:table-row>
        <table:table-row table:style-name="ro2">
          <table:table-cell/>
          <table:table-cell table:number-columns-repeated="3" office:value-type="string">
            <text:p>s</text:p>
          </table:table-cell>
          <table:table-cell table:style-name="ce12"/>
          <table:table-cell office:value-type="string">
            <text:p>ip</text:p>
          </table:table-cell>
          <table:table-cell/>
          <table:table-cell office:value-type="string">
            <text:p>ip</text:p>
          </table:table-cell>
          <table:table-cell table:style-name="ce12"/>
          <table:table-cell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sos</text:p>
          </table:table-cell>
          <table:table-cell office:value-type="string">
            <text:p>suma, susa</text:p>
          </table:table-cell>
        </table:table-row>
        <table:table-row table:style-name="ro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2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12"/>
          <table:table-cell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sos</text:p>
          </table:table-cell>
          <table:table-cell/>
        </table:table-row>
        <table:table-row table:style-name="ro2">
          <table:table-cell/>
          <table:table-cell office:value-type="string">
            <text:p>kh</text:p>
          </table:table-cell>
          <table:table-cell office:value-type="string">
            <text:p>kh</text:p>
          </table:table-cell>
          <table:table-cell office:value-type="string">
            <text:p>kh</text:p>
          </table:table-cell>
          <table:table-cell table:style-name="ce12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12"/>
          <table:table-cell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khott</text:p>
          </table:table-cell>
          <table:table-cell office:value-type="string">
            <text:p>kʰɨtma (kʰɨttu)</text:p>
          </table:table-cell>
        </table:table-row>
        <table:table-row table:style-name="ro2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2"/>
          <table:table-cell office:value-type="string">
            <text:p>e</text:p>
          </table:table-cell>
          <table:table-cell/>
          <table:table-cell office:value-type="string">
            <text:p>is</text:p>
          </table:table-cell>
          <table:table-cell table:style-name="ce12"/>
          <table:table-cell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/>
        </table:table-row>
        <table:table-row table:style-name="ro2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12"/>
          <table:table-cell/>
          <table:table-cell office:value-type="string">
            <text:p>u:t</text:p>
          </table:table-cell>
          <table:table-cell office:value-type="string">
            <text:p>it</text:p>
          </table:table-cell>
          <table:table-cell table:style-name="ce12"/>
          <table:table-cell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phɔ</text:p>
          </table:table-cell>
          <table:table-cell office:value-type="string">
            <text:p>baŋma, baŋtu</text:p>
          </table:table-cell>
        </table:table-row>
        <table:table-row table:style-name="ro2">
          <table:table-cell/>
          <table:table-cell office:value-type="string">
            <text:p>ʔ</text:p>
          </table:table-cell>
          <table:table-cell office:value-type="string">
            <text:p>ʔ</text:p>
          </table:table-cell>
          <table:table-cell office:value-type="string">
            <text:p>ʔ</text:p>
          </table:table-cell>
          <table:table-cell table:style-name="ce12"/>
          <table:table-cell/>
          <table:table-cell office:value-type="string">
            <text:p>i</text:p>
          </table:table-cell>
          <table:table-cell office:value-type="string">
            <text:p>ɨ</text:p>
          </table:table-cell>
          <table:table-cell table:style-name="ce12"/>
          <table:table-cell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ɔːkt</text:p>
          </table:table-cell>
          <table:table-cell office:value-type="string">
            <text:p>okma, oa</text:p>
          </table:table-cell>
        </table:table-row>
        <table:table-row table:style-name="ro2">
          <table:table-cell/>
          <table:table-cell table:number-columns-repeated="3" office:value-type="string">
            <text:p>h</text:p>
          </table:table-cell>
          <table:table-cell table:style-name="ce12"/>
          <table:table-cell office:value-type="string">
            <text:p>ik</text:p>
          </table:table-cell>
          <table:table-cell office:value-type="string">
            <text:p>i:ks</text:p>
          </table:table-cell>
          <table:table-cell office:value-type="string">
            <text:p>ɨk</text:p>
          </table:table-cell>
          <table:table-cell table:style-name="ce12"/>
          <table:table-cell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hɔmt</text:p>
          </table:table-cell>
          <table:table-cell office:value-type="string">
            <text:p>homma, homa</text:p>
          </table:table-cell>
        </table:table-row>
        <table:table-row table:style-name="ro2">
          <table:table-cell/>
          <table:table-cell table:number-columns-repeated="2" office:value-type="string">
            <text:p>h</text:p>
          </table:table-cell>
          <table:table-cell/>
          <table:table-cell table:style-name="ce12"/>
          <table:table-cell office:value-type="string">
            <text:p>ikt</text:p>
          </table:table-cell>
          <table:table-cell/>
          <table:table-cell office:value-type="string">
            <text:p>ɨk</text:p>
          </table:table-cell>
          <table:table-cell table:style-name="ce12"/>
          <table:table-cell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/>
        </table:table-row>
        <table:table-row table:style-name="ro2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2"/>
          <table:table-cell office:value-type="string">
            <text:p>ikt</text:p>
          </table:table-cell>
          <table:table-cell/>
          <table:table-cell office:value-type="string">
            <text:p>ɨkt</text:p>
          </table:table-cell>
          <table:table-cell table:style-name="ce12"/>
          <table:table-cell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tɔŋ</text:p>
          </table:table-cell>
          <table:table-cell/>
        </table:table-row>
        <table:table-row table:style-name="ro2">
          <table:table-cell/>
          <table:table-cell office:value-type="string">
            <text:p>ʔ</text:p>
          </table:table-cell>
          <table:table-cell office:value-type="string">
            <text:p>ʔ</text:p>
          </table:table-cell>
          <table:table-cell/>
          <table:table-cell table:style-name="ce12"/>
          <table:table-cell office:value-type="string">
            <text:p>unt</text:p>
          </table:table-cell>
          <table:table-cell/>
          <table:table-cell office:value-type="string">
            <text:p>ɨnt</text:p>
          </table:table-cell>
          <table:table-cell table:style-name="ce12"/>
          <table:table-cell office:value-type="string">
            <text:p>ʔor</text:p>
          </table:table-cell>
          <table:table-cell office:value-type="string">
            <text:p>break(cob of the corn)</text:p>
          </table:table-cell>
          <table:table-cell table:style-name="ce5" office:value-type="string">
            <text:p>ɔˀr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>
            <text:p>l</text:p>
          </table:table-cell>
          <table:table-cell table:style-name="ce12"/>
          <table:table-cell/>
          <table:table-cell office:value-type="string">
            <text:p>iŋ</text:p>
          </table:table-cell>
          <table:table-cell office:value-type="string">
            <text:p>ɨŋ</text:p>
          </table:table-cell>
          <table:table-cell table:style-name="ce12"/>
          <table:table-cell table:number-columns-repeated="2"/>
          <table:table-cell office:value-type="string">
            <text:p>lɔˀr</text:p>
          </table:table-cell>
          <table:table-cell office:value-type="string">
            <text:p>loma (lo)</text:p>
          </table:table-cell>
        </table:table-row>
        <table:table-row table:style-name="ro2">
          <table:table-cell/>
          <table:table-cell table:number-columns-repeated="3" office:value-type="string">
            <text:p>h</text:p>
          </table:table-cell>
          <table:table-cell table:style-name="ce12"/>
          <table:table-cell office:value-type="string">
            <text:p>ekt</text:p>
          </table:table-cell>
          <table:table-cell/>
          <table:table-cell office:value-type="string">
            <text:p>ɨŋs</text:p>
          </table:table-cell>
          <table:table-cell table:style-name="ce12"/>
          <table:table-cell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huːkt </text:p>
          </table:table-cell>
          <table:table-cell office:value-type="string">
            <text:p>hukma, hukta</text:p>
          </table:table-cell>
        </table:table-row>
        <table:table-row table:style-name="ro2">
          <table:table-cell/>
          <table:table-cell table:number-columns-repeated="3" office:value-type="string">
            <text:p>n</text:p>
          </table:table-cell>
          <table:table-cell table:style-name="ce12"/>
          <table:table-cell office:value-type="string">
            <text:p>ipt</text:p>
          </table:table-cell>
          <table:table-cell/>
          <table:table-cell office:value-type="string">
            <text:p>ɨpt</text:p>
          </table:table-cell>
          <table:table-cell table:style-name="ce12"/>
          <table:table-cell office:value-type="string">
            <text:p>nu</text:p>
          </table:table-cell>
          <table:table-cell office:value-type="string">
            <text:p>be good</text:p>
          </table:table-cell>
          <table:table-cell table:style-name="ce5" office:value-type="string">
            <text:p>nuːr</text:p>
          </table:table-cell>
          <table:table-cell office:value-type="string">
            <text:p>numa</text:p>
          </table:table-cell>
        </table:table-row>
        <table:table-row table:style-name="ro2">
          <table:table-cell office:value-type="string">
            <text:p>?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table:style-name="ce12"/>
          <table:table-cell/>
          <table:table-cell office:value-type="string">
            <text:p>is</text:p>
          </table:table-cell>
          <table:table-cell office:value-type="string">
            <text:p>ɨs</text:p>
          </table:table-cell>
          <table:table-cell table:style-name="ce12"/>
          <table:table-cell table:number-columns-repeated="2"/>
          <table:table-cell office:value-type="string">
            <text:p>suːt</text:p>
          </table:table-cell>
          <table:table-cell office:value-type="string">
            <text:p>citma (cittu)</text:p>
          </table:table-cell>
        </table:table-row>
        <table:table-row table:style-name="ro2">
          <table:table-cell/>
          <table:table-cell office:value-type="string">
            <text:p>bhl</text:p>
          </table:table-cell>
          <table:table-cell table:number-columns-repeated="2" office:value-type="string">
            <text:p>p</text:p>
          </table:table-cell>
          <table:table-cell table:style-name="ce12"/>
          <table:table-cell office:value-type="string">
            <text:p>e</text:p>
          </table:table-cell>
          <table:table-cell/>
          <table:table-cell office:value-type="string">
            <text:p>ɨs</text:p>
          </table:table-cell>
          <table:table-cell table:style-name="ce12"/>
          <table:table-cell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puːtt</text:p>
          </table:table-cell>
          <table:table-cell office:value-type="string">
            <text:p>putma (puttu)</text:p>
          </table:table-cell>
        </table:table-row>
        <table:table-row table:style-name="ro2">
          <table:table-cell/>
          <table:table-cell office:value-type="string">
            <text:p>dzh</text:p>
          </table:table-cell>
          <table:table-cell table:number-columns-repeated="2" office:value-type="string">
            <text:p>s</text:p>
          </table:table-cell>
          <table:table-cell table:style-name="ce12"/>
          <table:table-cell office:value-type="string">
            <text:p>utt</text:p>
          </table:table-cell>
          <table:table-cell office:value-type="string">
            <text:p>ott</text:p>
          </table:table-cell>
          <table:table-cell office:value-type="string">
            <text:p>ɨtt</text:p>
          </table:table-cell>
          <table:table-cell table:style-name="ce12"/>
          <table:table-cell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suːtt</text:p>
          </table:table-cell>
          <table:table-cell office:value-type="string">
            <text:p>sunma, sunta</text:p>
          </table:table-cell>
        </table:table-row>
        <table:table-row table:style-name="ro2">
          <table:table-cell table:number-columns-repeated="2"/>
          <table:table-cell table:number-columns-repeated="2" office:value-type="string">
            <text:p>m</text:p>
          </table:table-cell>
          <table:table-cell table:style-name="ce12"/>
          <table:table-cell office:value-type="string">
            <text:p>ut</text:p>
          </table:table-cell>
          <table:table-cell/>
          <table:table-cell office:value-type="string">
            <text:p>ɨtt</text:p>
          </table:table-cell>
          <table:table-cell table:style-name="ce12"/>
          <table:table-cell table:number-columns-repeated="2"/>
          <table:table-cell office:value-type="string">
            <text:p>muːtt</text:p>
          </table:table-cell>
          <table:table-cell office:value-type="string">
            <text:p>mutma (muttu)</text:p>
          </table:table-cell>
        </table:table-row>
        <table:table-row table:style-name="ro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2"/>
          <table:table-cell office:value-type="string">
            <text:p>ɛnt</text:p>
          </table:table-cell>
          <table:table-cell/>
          <table:table-cell office:value-type="string">
            <text:p>lat</text:p>
          </table:table-cell>
          <table:table-cell table:style-name="ce12"/>
          <table:table-cell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siːpt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l</text:p>
          </table:table-cell>
          <table:table-cell table:style-name="ce12"/>
          <table:table-cell/>
          <table:table-cell office:value-type="string">
            <text:p>nɔ</text:p>
          </table:table-cell>
          <table:table-cell office:value-type="string">
            <text:p>ŋos</text:p>
          </table:table-cell>
          <table:table-cell table:style-name="ce12"/>
          <table:table-cell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luk</text:p>
          </table:table-cell>
          <table:table-cell office:value-type="string">
            <text:p>lukma (luktu)</text:p>
          </table:table-cell>
        </table:table-row>
        <table:table-row table:style-name="ro2">
          <table:table-cell/>
          <table:table-cell table:number-columns-repeated="3" office:value-type="string">
            <text:p>n</text:p>
          </table:table-cell>
          <table:table-cell table:style-name="ce12"/>
          <table:table-cell/>
          <table:table-cell office:value-type="string">
            <text:p>ɔʔr</text:p>
          </table:table-cell>
          <table:table-cell office:value-type="string">
            <text:p>o</text:p>
          </table:table-cell>
          <table:table-cell table:style-name="ce12"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nuk</text:p>
          </table:table-cell>
          <table:table-cell office:value-type="string">
            <text:p>nukma (nuu)</text:p>
          </table:table-cell>
        </table:table-row>
        <table:table-row table:style-name="ro2">
          <table:table-cell table:number-columns-repeated="2"/>
          <table:table-cell table:number-columns-repeated="2" office:value-type="string">
            <text:p>s</text:p>
          </table:table-cell>
          <table:table-cell table:style-name="ce12"/>
          <table:table-cell office:value-type="string">
            <text:p>oŋ</text:p>
          </table:table-cell>
          <table:table-cell/>
          <table:table-cell office:value-type="string">
            <text:p>o</text:p>
          </table:table-cell>
          <table:table-cell table:style-name="ce12"/>
          <table:table-cell table:number-columns-repeated="2"/>
          <table:table-cell office:value-type="string">
            <text:p>suk</text:p>
          </table:table-cell>
          <table:table-cell office:value-type="string">
            <text:p>sukma (suktu)</text:p>
          </table:table-cell>
        </table:table-row>
        <table:table-row table:style-name="ro2">
          <table:table-cell table:number-columns-repeated="2"/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2"/>
          <table:table-cell office:value-type="string">
            <text:p>ok</text:p>
          </table:table-cell>
          <table:table-cell office:value-type="string">
            <text:p>ɔ:kt</text:p>
          </table:table-cell>
          <table:table-cell office:value-type="string">
            <text:p>ok</text:p>
          </table:table-cell>
          <table:table-cell table:style-name="ce12"/>
          <table:table-cell table:number-columns-repeated="2"/>
          <table:table-cell office:value-type="string">
            <text:p>suks</text:p>
          </table:table-cell>
          <table:table-cell office:value-type="string">
            <text:p>cʰuŋma, cʰuŋsa</text:p>
          </table:table-cell>
        </table:table-row>
        <table:table-row table:style-name="ro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2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12"/>
          <table:table-cell table:style-name="ce2" office:value-type="string">
            <text:p>tsikt</text:p>
          </table:table-cell>
          <table:table-cell office:value-type="string">
            <text:p>know</text:p>
          </table:table-cell>
          <table:table-cell office:value-type="string">
            <text:p>sukt</text:p>
          </table:table-cell>
          <table:table-cell/>
        </table:table-row>
        <table:table-row table:style-name="ro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2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12"/>
          <table:table-cell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sukt </text:p>
          </table:table-cell>
          <table:table-cell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12"/>
          <table:table-cell office:value-type="string">
            <text:p>ol</text:p>
          </table:table-cell>
          <table:table-cell/>
          <table:table-cell office:value-type="string">
            <text:p>ol</text:p>
          </table:table-cell>
          <table:table-cell table:style-name="ce12"/>
          <table:table-cell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tum</text:p>
          </table:table-cell>
          <table:table-cell office:value-type="string">
            <text:p>tupma (tuu)</text:p>
          </table:table-cell>
        </table:table-row>
        <table:table-row table:style-name="ro2">
          <table:table-cell/>
          <table:table-cell table:number-columns-repeated="2" office:value-type="string">
            <text:p>h</text:p>
          </table:table-cell>
          <table:table-cell/>
          <table:table-cell table:style-name="ce12"/>
          <table:table-cell office:value-type="string">
            <text:p>om</text:p>
          </table:table-cell>
          <table:table-cell office:value-type="string">
            <text:p>ɔmt</text:p>
          </table:table-cell>
          <table:table-cell office:value-type="string">
            <text:p>om</text:p>
          </table:table-cell>
          <table:table-cell table:style-name="ce12"/>
          <table:table-cell office:value-type="string">
            <text:p>ɦum</text:p>
          </table:table-cell>
          <table:table-cell office:value-type="string">
            <text:p>fall</text:p>
          </table:table-cell>
          <table:table-cell office:value-type="string">
            <text:p>hum</text:p>
          </table:table-cell>
          <table:table-cell/>
        </table:table-row>
        <table:table-row table:style-name="ro2">
          <table:table-cell/>
          <table:table-cell office:value-type="string">
            <text:p>ʔ</text:p>
          </table:table-cell>
          <table:table-cell office:value-type="string">
            <text:p>ʔ</text:p>
          </table:table-cell>
          <table:table-cell office:value-type="string">
            <text:p>ʔ</text:p>
          </table:table-cell>
          <table:table-cell table:style-name="ce12"/>
          <table:table-cell office:value-type="string">
            <text:p>om</text:p>
          </table:table-cell>
          <table:table-cell/>
          <table:table-cell office:value-type="string">
            <text:p>om</text:p>
          </table:table-cell>
          <table:table-cell table:style-name="ce12"/>
          <table:table-cell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ums </text:p>
          </table:table-cell>
          <table:table-cell office:value-type="string">
            <text:p>umma (umtu)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12"/>
          <table:table-cell table:number-columns-repeated="2" office:value-type="string">
            <text:p>or</text:p>
          </table:table-cell>
          <table:table-cell office:value-type="string">
            <text:p>on ?</text:p>
          </table:table-cell>
          <table:table-cell table:style-name="ce12"/>
          <table:table-cell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tums</text:p>
          </table:table-cell>
          <table:table-cell office:value-type="string">
            <text:p>tumma, tuma</text:p>
          </table:table-cell>
        </table:table-row>
        <table:table-row table:style-name="ro2">
          <table:table-cell/>
          <table:table-cell office:value-type="string">
            <text:p>ʔ</text:p>
          </table:table-cell>
          <table:table-cell office:value-type="string">
            <text:p>ʔ</text:p>
          </table:table-cell>
          <table:table-cell/>
          <table:table-cell table:style-name="ce12"/>
          <table:table-cell office:value-type="string">
            <text:p>oŋ</text:p>
          </table:table-cell>
          <table:table-cell/>
          <table:table-cell office:value-type="string">
            <text:p>ont</text:p>
          </table:table-cell>
          <table:table-cell table:style-name="ce12"/>
          <table:table-cell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unt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s</text:p>
          </table:table-cell>
          <table:table-cell/>
          <table:table-cell table:style-name="ce12"/>
          <table:table-cell office:value-type="string">
            <text:p>oŋt</text:p>
          </table:table-cell>
          <table:table-cell/>
          <table:table-cell office:value-type="string">
            <text:p>oŋt</text:p>
          </table:table-cell>
          <table:table-cell table:style-name="ce12"/>
          <table:table-cell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suŋ</text:p>
          </table:table-cell>
          <table:table-cell/>
        </table:table-row>
        <table:table-row table:style-name="ro2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12"/>
          <table:table-cell office:value-type="string">
            <text:p>ɛp</text:p>
          </table:table-cell>
          <table:table-cell/>
          <table:table-cell office:value-type="string">
            <text:p>op</text:p>
          </table:table-cell>
          <table:table-cell table:style-name="ce12"/>
          <table:table-cell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uŋma (duŋu)</text:p>
          </table:table-cell>
        </table:table-row>
        <table:table-row table:style-name="ro2">
          <table:table-cell table:number-columns-repeated="2"/>
          <table:table-cell table:number-columns-repeated="2" office:value-type="string">
            <text:p>y</text:p>
          </table:table-cell>
          <table:table-cell table:style-name="ce12"/>
          <table:table-cell office:value-type="string">
            <text:p>up</text:p>
          </table:table-cell>
          <table:table-cell/>
          <table:table-cell office:value-type="string">
            <text:p>op</text:p>
          </table:table-cell>
          <table:table-cell table:style-name="ce12"/>
          <table:table-cell table:number-columns-repeated="2"/>
          <table:table-cell office:value-type="string">
            <text:p>yuŋ </text:p>
          </table:table-cell>
          <table:table-cell office:value-type="string">
            <text:p>yuŋma</text:p>
          </table:table-cell>
        </table:table-row>
        <table:table-row table:style-name="ro2">
          <table:table-cell table:number-columns-repeated="2"/>
          <table:table-cell table:number-columns-repeated="2" office:value-type="string">
            <text:p>l</text:p>
          </table:table-cell>
          <table:table-cell table:style-name="ce12"/>
          <table:table-cell office:value-type="string">
            <text:p>opt</text:p>
          </table:table-cell>
          <table:table-cell table:style-name="ce3" office:value-type="string">
            <text:p>opt</text:p>
          </table:table-cell>
          <table:table-cell table:style-name="ce3" office:value-type="string">
            <text:p>opt</text:p>
          </table:table-cell>
          <table:table-cell table:style-name="ce12"/>
          <table:table-cell table:style-name="ce5" office:value-type="string">
            <text:p>plum</text:p>
          </table:table-cell>
          <table:table-cell office:value-type="string">
            <text:p>rinse</text:p>
          </table:table-cell>
          <table:table-cell office:value-type="string">
            <text:p>lup</text:p>
          </table:table-cell>
          <table:table-cell office:value-type="string">
            <text:p>lumma (lumtu)</text:p>
          </table:table-cell>
        </table:table-row>
        <table:table-row table:style-name="ro2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 office:value-type="string">
            <text:p>th</text:p>
          </table:table-cell>
          <table:table-cell table:style-name="ce12"/>
          <table:table-cell office:value-type="string">
            <text:p>or</text:p>
          </table:table-cell>
          <table:table-cell/>
          <table:table-cell office:value-type="string">
            <text:p>or</text:p>
          </table:table-cell>
          <table:table-cell table:style-name="ce12"/>
          <table:table-cell office:value-type="string">
            <text:p>tshop</text:p>
          </table:table-cell>
          <table:table-cell office:value-type="string">
            <text:p>gather into a bundle</text:p>
          </table:table-cell>
          <table:table-cell table:style-name="ce5" office:value-type="string">
            <text:p>sups</text:p>
          </table:table-cell>
          <table:table-cell office:value-type="string">
            <text:p>tʰupma (tʰuu</text:p>
          </table:table-cell>
        </table:table-row>
        <table:table-row table:style-name="ro2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12"/>
          <table:table-cell office:value-type="string">
            <text:p>u</text:p>
          </table:table-cell>
          <table:table-cell office:value-type="string">
            <text:p>u:r</text:p>
          </table:table-cell>
          <table:table-cell office:value-type="string">
            <text:p>u</text:p>
          </table:table-cell>
          <table:table-cell table:style-name="ce12"/>
          <table:table-cell office:value-type="string">
            <text:p>r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yups</text:p>
          </table:table-cell>
          <table:table-cell/>
        </table:table-row>
        <table:table-row table:style-name="ro2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12"/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 table:style-name="ce12"/>
          <table:table-cell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sus</text:p>
          </table:table-cell>
          <table:table-cell/>
        </table:table-row>
        <table:table-row table:style-name="ro2">
          <table:table-cell/>
          <table:table-cell office:value-type="string">
            <text:p>k</text:p>
          </table:table-cell>
          <table:table-cell table:number-columns-repeated="2"/>
          <table:table-cell table:style-name="ce12"/>
          <table:table-cell office:value-type="string">
            <text:p>u</text:p>
          </table:table-cell>
          <table:table-cell/>
          <table:table-cell table:style-name="ce3" office:value-type="string">
            <text:p>u</text:p>
          </table:table-cell>
          <table:table-cell table:style-name="ce12"/>
          <table:table-cell office:value-type="string">
            <text:p>ka</text:p>
          </table:table-cell>
          <table:table-cell office:value-type="string">
            <text:p>e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</text:p>
          </table:table-cell>
          <table:table-cell table:number-columns-repeated="2"/>
          <table:table-cell table:style-name="ce12"/>
          <table:table-cell office:value-type="string">
            <text:p>u</text:p>
          </table:table-cell>
          <table:table-cell/>
          <table:table-cell table:style-name="ce3" office:value-type="string">
            <text:p>u</text:p>
          </table:table-cell>
          <table:table-cell table:style-name="ce12"/>
          <table:table-cell office:value-type="string">
            <text:p>ta</text:p>
          </table:table-cell>
          <table:table-cell office:value-type="string">
            <text:p>pu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2"/>
          <table:table-cell office:value-type="string">
            <text:p>uk</text:p>
          </table:table-cell>
          <table:table-cell office:value-type="string">
            <text:p>ok</text:p>
          </table:table-cell>
          <table:table-cell office:value-type="string">
            <text:p>uk</text:p>
          </table:table-cell>
          <table:table-cell table:style-name="ce12"/>
          <table:table-cell office:value-type="string">
            <text:p>ʔak-khot</text:p>
          </table:table-cell>
          <table:table-cell office:value-type="string">
            <text:p>be displeased</text:p>
          </table:table-cell>
          <table:table-cell/>
          <table:table-cell office:value-type="string">
            <text:p>akma, akta</text:p>
          </table:table-cell>
        </table:table-row>
        <table:table-row table:style-name="ro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2"/>
          <table:table-cell office:value-type="string">
            <text:p>uk</text:p>
          </table:table-cell>
          <table:table-cell office:value-type="string">
            <text:p>uk</text:p>
          </table:table-cell>
          <table:table-cell office:value-type="string">
            <text:p>uk</text:p>
          </table:table-cell>
          <table:table-cell table:style-name="ce12"/>
          <table:table-cell office:value-type="string">
            <text:p>lakt</text:p>
          </table:table-cell>
          <table:table-cell office:value-type="string">
            <text:p>put on top of</text:p>
          </table:table-cell>
          <table:table-cell/>
          <table:table-cell office:value-type="string">
            <text:p>lakma (laktu)</text:p>
          </table:table-cell>
        </table:table-row>
        <table:table-row table:style-name="ro2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12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12"/>
          <table:table-cell office:value-type="string">
            <text:p>ghaŋ</text:p>
          </table:table-cell>
          <table:table-cell office:value-type="string">
            <text:p>agree</text:p>
          </table:table-cell>
          <table:table-cell/>
          <table:table-cell office:value-type="string">
            <text:p>kaŋma (kaŋsu)</text:p>
          </table:table-cell>
        </table:table-row>
        <table:table-row table:style-name="ro2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2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12"/>
          <table:table-cell office:value-type="string">
            <text:p>ɦaŋ</text:p>
          </table:table-cell>
          <table:table-cell office:value-type="string">
            <text:p>itch</text:p>
          </table:table-cell>
          <table:table-cell/>
          <table:table-cell office:value-type="string">
            <text:p>haŋma</text:p>
          </table:table-cell>
        </table:table-row>
        <table:table-row table:style-name="ro2">
          <table:table-cell office:value-type="string">
            <text:p>?</text:p>
          </table:table-cell>
          <table:table-cell table:number-columns-repeated="3" office:value-type="string">
            <text:p>k</text:p>
          </table:table-cell>
          <table:table-cell table:style-name="ce12"/>
          <table:table-cell table:number-columns-repeated="2"/>
          <table:table-cell office:value-type="string">
            <text:p>uk</text:p>
          </table:table-cell>
          <table:table-cell table:style-name="ce12"/>
          <table:table-cell office:value-type="string">
            <text:p>kaŋt</text:p>
          </table:table-cell>
          <table:table-cell office:value-type="string">
            <text:p>put over a heat source </text:p>
          </table:table-cell>
          <table:table-cell office:value-type="string">
            <text:p>kaŋ</text:p>
          </table:table-cell>
          <table:table-cell table:style-name="ce7" office:value-type="string">
            <text:p>ka<text:span text:style-name="T1">ŋ</text:span>ma, <text:span text:style-name="T2">ka</text:span><text:span text:style-name="T3">ŋ</text:span><text:span text:style-name="T2">tu</text:span></text:p>
          </table:table-cell>
        </table:table-row>
        <table:table-row table:style-name="ro2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2"/>
          <table:table-cell office:value-type="string">
            <text:p>uk</text:p>
          </table:table-cell>
          <table:table-cell office:value-type="string">
            <text:p>u:kt</text:p>
          </table:table-cell>
          <table:table-cell office:value-type="string">
            <text:p>ukt</text:p>
          </table:table-cell>
          <table:table-cell table:style-name="ce12"/>
          <table:table-cell office:value-type="string">
            <text:p>khe</text:p>
          </table:table-cell>
          <table:table-cell office:value-type="string">
            <text:p>steal</text:p>
          </table:table-cell>
          <table:table-cell/>
          <table:table-cell office:value-type="string">
            <text:p>kʰɨma (kʰɨsu)</text:p>
          </table:table-cell>
        </table:table-row>
        <table:table-row table:style-name="ro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2"/>
          <table:table-cell office:value-type="string">
            <text:p>uk</text:p>
          </table:table-cell>
          <table:table-cell office:value-type="string">
            <text:p>uk</text:p>
          </table:table-cell>
          <table:table-cell office:value-type="string">
            <text:p>ukt</text:p>
          </table:table-cell>
          <table:table-cell table:style-name="ce12"/>
          <table:table-cell office:value-type="string">
            <text:p>le</text:p>
          </table:table-cell>
          <table:table-cell office:value-type="string">
            <text:p>to have intercourse</text:p>
          </table:table-cell>
          <table:table-cell/>
          <table:table-cell office:value-type="string">
            <text:p>lɨma (lɨsu)</text:p>
          </table:table-cell>
        </table:table-row>
        <table:table-row table:style-name="ro2">
          <table:table-cell office:value-type="string">
            <text:p>?</text:p>
          </table:table-cell>
          <table:table-cell office:value-type="string">
            <text:p>g</text:p>
          </table:table-cell>
          <table:table-cell/>
          <table:table-cell office:value-type="string">
            <text:p>kh</text:p>
          </table:table-cell>
          <table:table-cell table:style-name="ce12"/>
          <table:table-cell/>
          <table:table-cell office:value-type="string">
            <text:p>uk</text:p>
          </table:table-cell>
          <table:table-cell office:value-type="string">
            <text:p>ukt</text:p>
          </table:table-cell>
          <table:table-cell table:style-name="ce12"/>
          <table:table-cell office:value-type="string">
            <text:p>gek</text:p>
          </table:table-cell>
          <table:table-cell office:value-type="string">
            <text:p>hatch</text:p>
          </table:table-cell>
          <table:table-cell/>
          <table:table-cell office:value-type="string">
            <text:p>kʰekma (kʰektu)</text:p>
          </table:table-cell>
        </table:table-row>
        <table:table-row table:style-name="ro2">
          <table:table-cell/>
          <table:table-cell office:value-type="string">
            <text:p>j</text:p>
          </table:table-cell>
          <table:table-cell/>
          <table:table-cell office:value-type="string">
            <text:p>y</text:p>
          </table:table-cell>
          <table:table-cell table:style-name="ce12"/>
          <table:table-cell office:value-type="string">
            <text:p>umt</text:p>
          </table:table-cell>
          <table:table-cell office:value-type="string">
            <text:p>ums</text:p>
          </table:table-cell>
          <table:table-cell office:value-type="string">
            <text:p>um</text:p>
          </table:table-cell>
          <table:table-cell table:style-name="ce12"/>
          <table:table-cell office:value-type="string">
            <text:p>je</text:p>
          </table:table-cell>
          <table:table-cell office:value-type="string">
            <text:p>come down</text:p>
          </table:table-cell>
          <table:table-cell/>
          <table:table-cell office:value-type="string">
            <text:p>yima, yua</text:p>
          </table:table-cell>
        </table:table-row>
        <table:table-row table:style-name="ro2">
          <table:table-cell/>
          <table:table-cell office:value-type="string">
            <text:p>dzh</text:p>
          </table:table-cell>
          <table:table-cell/>
          <table:table-cell office:value-type="string">
            <text:p>c</text:p>
          </table:table-cell>
          <table:table-cell table:style-name="ce12"/>
          <table:table-cell office:value-type="string">
            <text:p>um</text:p>
          </table:table-cell>
          <table:table-cell/>
          <table:table-cell office:value-type="string">
            <text:p>ums</text:p>
          </table:table-cell>
          <table:table-cell table:style-name="ce12"/>
          <table:table-cell office:value-type="string">
            <text:p>ʣhekt</text:p>
          </table:table-cell>
          <table:table-cell office:value-type="string">
            <text:p>cut (halfway)</text:p>
          </table:table-cell>
          <table:table-cell/>
          <table:table-cell office:value-type="string">
            <text:p>cekma (cektu) </text:p>
          </table:table-cell>
        </table:table-row>
        <table:table-row table:style-name="ro2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12"/>
          <table:table-cell office:value-type="string">
            <text:p>up</text:p>
          </table:table-cell>
          <table:table-cell/>
          <table:table-cell office:value-type="string">
            <text:p>ums</text:p>
          </table:table-cell>
          <table:table-cell table:style-name="ce12"/>
          <table:table-cell office:value-type="string">
            <text:p>khekt</text:p>
          </table:table-cell>
          <table:table-cell office:value-type="string">
            <text:p>hang</text:p>
          </table:table-cell>
          <table:table-cell/>
          <table:table-cell office:value-type="string">
            <text:p>kɨŋma (kɨŋsu) vt (middle)</text:p>
          </table:table-cell>
        </table:table-row>
        <table:table-row table:style-name="ro2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2"/>
          <table:table-cell office:value-type="string">
            <text:p>um</text:p>
          </table:table-cell>
          <table:table-cell office:value-type="string">
            <text:p>ums</text:p>
          </table:table-cell>
          <table:table-cell office:value-type="string">
            <text:p>umt</text:p>
          </table:table-cell>
          <table:table-cell table:style-name="ce12"/>
          <table:table-cell office:value-type="string">
            <text:p>tel</text:p>
          </table:table-cell>
          <table:table-cell office:value-type="string">
            <text:p>uproot</text:p>
          </table:table-cell>
          <table:table-cell/>
          <table:table-cell office:value-type="string">
            <text:p>dʰenma (dʰelu)</text:p>
          </table:table-cell>
        </table:table-row>
        <table:table-row table:style-name="ro2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12"/>
          <table:table-cell/>
          <table:table-cell office:value-type="string">
            <text:p>up</text:p>
          </table:table-cell>
          <table:table-cell office:value-type="string">
            <text:p>umt</text:p>
          </table:table-cell>
          <table:table-cell table:style-name="ce12"/>
          <table:table-cell office:value-type="string">
            <text:p>gent</text:p>
          </table:table-cell>
          <table:table-cell office:value-type="string">
            <text:p>keep</text:p>
          </table:table-cell>
          <table:table-cell/>
          <table:table-cell office:value-type="string">
            <text:p>kenma (kentu)</text:p>
          </table:table-cell>
        </table:table-row>
        <table:table-row table:style-name="ro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2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12"/>
          <table:table-cell office:value-type="string">
            <text:p>lent</text:p>
          </table:table-cell>
          <table:table-cell office:value-type="string">
            <text:p>swallow, pour down</text:p>
          </table:table-cell>
          <table:table-cell/>
          <table:table-cell office:value-type="string">
            <text:p>lenma (lentu)</text:p>
          </table:table-cell>
        </table:table-row>
        <table:table-row table:style-name="ro2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12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12"/>
          <table:table-cell office:value-type="string">
            <text:p>sent</text:p>
          </table:table-cell>
          <table:table-cell office:value-type="string">
            <text:p>see</text:p>
          </table:table-cell>
          <table:table-cell/>
          <table:table-cell office:value-type="string">
            <text:p>sinma (sintu)</text:p>
          </table:table-cell>
        </table:table-row>
        <table:table-row table:style-name="ro2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12"/>
          <table:table-cell office:value-type="string">
            <text:p>umt</text:p>
          </table:table-cell>
          <table:table-cell/>
          <table:table-cell office:value-type="string">
            <text:p>umt</text:p>
          </table:table-cell>
          <table:table-cell table:style-name="ce12"/>
          <table:table-cell office:value-type="string">
            <text:p>thent</text:p>
          </table:table-cell>
          <table:table-cell office:value-type="string">
            <text:p>raise up, lift, stimulate, entice</text:p>
          </table:table-cell>
          <table:table-cell/>
          <table:table-cell office:value-type="string">
            <text:p>tʰenma (tʰentu)</text:p>
          </table:table-cell>
        </table:table-row>
        <table:table-row table:style-name="ro2">
          <table:table-cell/>
          <table:table-cell office:value-type="string">
            <text:p>ts</text:p>
          </table:table-cell>
          <table:table-cell/>
          <table:table-cell office:value-type="string">
            <text:p>s</text:p>
          </table:table-cell>
          <table:table-cell table:style-name="ce12"/>
          <table:table-cell office:value-type="string">
            <text:p>ur</text:p>
          </table:table-cell>
          <table:table-cell/>
          <table:table-cell office:value-type="string">
            <text:p>un ?</text:p>
          </table:table-cell>
          <table:table-cell table:style-name="ce12"/>
          <table:table-cell office:value-type="string">
            <text:p>ʦent</text:p>
          </table:table-cell>
          <table:table-cell office:value-type="string">
            <text:p>teach</text:p>
          </table:table-cell>
          <table:table-cell/>
          <table:table-cell office:value-type="string">
            <text:p>cinma(cintu)</text:p>
          </table:table-cell>
        </table:table-row>
        <table:table-row table:style-name="ro2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2"/>
          <table:table-cell office:value-type="string">
            <text:p>ur</text:p>
          </table:table-cell>
          <table:table-cell office:value-type="string">
            <text:p>u:tt</text:p>
          </table:table-cell>
          <table:table-cell office:value-type="string">
            <text:p>unt</text:p>
          </table:table-cell>
          <table:table-cell table:style-name="ce12"/>
          <table:table-cell office:value-type="string">
            <text:p>keŋ</text:p>
          </table:table-cell>
          <table:table-cell office:value-type="string">
            <text:p>cool <text:s/>down</text:p>
          </table:table-cell>
          <table:table-cell/>
          <table:table-cell office:value-type="string">
            <text:p>keŋma (keŋa)</text:p>
          </table:table-cell>
        </table:table-row>
        <table:table-row table:style-name="ro2">
          <table:table-cell/>
          <table:table-cell office:value-type="string">
            <text:p>bhl</text:p>
          </table:table-cell>
          <table:table-cell/>
          <table:table-cell office:value-type="string">
            <text:p>p</text:p>
          </table:table-cell>
          <table:table-cell table:style-name="ce12"/>
          <table:table-cell office:value-type="string">
            <text:p>uŋ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uŋ</text:p>
          </table:table-cell>
          <table:table-cell table:style-name="ce12"/>
          <table:table-cell table:style-name="ce3" office:value-type="string">
            <text:p>bhlept</text:p>
          </table:table-cell>
          <table:table-cell office:value-type="string">
            <text:p>flatten tothe ground</text:p>
          </table:table-cell>
          <table:table-cell/>
          <table:table-cell office:value-type="string">
            <text:p>pemma (pemtu)</text:p>
          </table:table-cell>
        </table:table-row>
        <table:table-row table:style-name="ro2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2"/>
          <table:table-cell/>
          <table:table-cell office:value-type="string">
            <text:p>uŋ</text:p>
          </table:table-cell>
          <table:table-cell office:value-type="string">
            <text:p>uŋ</text:p>
          </table:table-cell>
          <table:table-cell table:style-name="ce12"/>
          <table:table-cell office:value-type="string">
            <text:p>kept</text:p>
          </table:table-cell>
          <table:table-cell office:value-type="string">
            <text:p>sting</text:p>
          </table:table-cell>
          <table:table-cell/>
          <table:table-cell office:value-type="string">
            <text:p>kepma (keptu)</text:p>
          </table:table-cell>
        </table:table-row>
        <table:table-row table:style-name="ro2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2"/>
          <table:table-cell office:value-type="string">
            <text:p>uk</text:p>
          </table:table-cell>
          <table:table-cell office:value-type="string">
            <text:p>okt</text:p>
          </table:table-cell>
          <table:table-cell office:value-type="string">
            <text:p>uŋs</text:p>
          </table:table-cell>
          <table:table-cell table:style-name="ce12"/>
          <table:table-cell office:value-type="string">
            <text:p>kept</text:p>
          </table:table-cell>
          <table:table-cell office:value-type="string">
            <text:p>stick</text:p>
          </table:table-cell>
          <table:table-cell/>
          <table:table-cell office:value-type="string">
            <text:p>kʰepma (kʰeptu)</text:p>
          </table:table-cell>
        </table:table-row>
        <table:table-row table:style-name="ro2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2"/>
          <table:table-cell/>
          <table:table-cell office:value-type="string">
            <text:p>uks</text:p>
          </table:table-cell>
          <table:table-cell office:value-type="string">
            <text:p>uŋs</text:p>
          </table:table-cell>
          <table:table-cell table:style-name="ce12"/>
          <table:table-cell office:value-type="string">
            <text:p>ʦept</text:p>
          </table:table-cell>
          <table:table-cell office:value-type="string">
            <text:p>taste (liquid)</text:p>
          </table:table-cell>
          <table:table-cell/>
          <table:table-cell office:value-type="string">
            <text:p>cʰemma (cʰemsu) </text:p>
          </table:table-cell>
        </table:table-row>
        <table:table-row table:style-name="ro2">
          <table:table-cell/>
          <table:table-cell office:value-type="string">
            <text:p>kh</text:p>
          </table:table-cell>
          <table:table-cell table:number-columns-repeated="2"/>
          <table:table-cell table:style-name="ce12"/>
          <table:table-cell office:value-type="string">
            <text:p>uŋ</text:p>
          </table:table-cell>
          <table:table-cell/>
          <table:table-cell office:value-type="string">
            <text:p>uŋs</text:p>
          </table:table-cell>
          <table:table-cell table:style-name="ce12"/>
          <table:table-cell office:value-type="string">
            <text:p>khɛ</text:p>
          </table:table-cell>
          <table:table-cell office:value-type="string">
            <text:p>be bitt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p</text:p>
          </table:table-cell>
          <table:table-cell table:style-name="ce12"/>
          <table:table-cell office:value-type="string">
            <text:p>uŋt</text:p>
          </table:table-cell>
          <table:table-cell/>
          <table:table-cell office:value-type="string">
            <text:p>uŋs</text:p>
          </table:table-cell>
          <table:table-cell table:style-name="ce12"/>
          <table:table-cell office:value-type="string">
            <text:p>prɛm</text:p>
          </table:table-cell>
          <table:table-cell office:value-type="string">
            <text:p>scratch, claw</text:p>
          </table:table-cell>
          <table:table-cell/>
          <table:table-cell office:value-type="string">
            <text:p>pamma (pamtu)</text:p>
          </table:table-cell>
        </table:table-row>
        <table:table-row table:style-name="ro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2"/>
          <table:table-cell office:value-type="string">
            <text:p>uk</text:p>
          </table:table-cell>
          <table:table-cell/>
          <table:table-cell office:value-type="string">
            <text:p>uŋt</text:p>
          </table:table-cell>
          <table:table-cell table:style-name="ce12"/>
          <table:table-cell office:value-type="string">
            <text:p>lɛn</text:p>
          </table:table-cell>
          <table:table-cell office:value-type="string">
            <text:p>come out</text:p>
          </table:table-cell>
          <table:table-cell/>
          <table:table-cell office:value-type="string">
            <text:p>latma (laru) vt</text:p>
          </table:table-cell>
        </table:table-row>
        <table:table-row table:style-name="ro2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12"/>
          <table:table-cell office:value-type="string">
            <text:p>um</text:p>
          </table:table-cell>
          <table:table-cell office:value-type="string">
            <text:p>um</text:p>
          </table:table-cell>
          <table:table-cell office:value-type="string">
            <text:p>up</text:p>
          </table:table-cell>
          <table:table-cell table:style-name="ce12"/>
          <table:table-cell office:value-type="string">
            <text:p>phɛnt</text:p>
          </table:table-cell>
          <table:table-cell office:value-type="string">
            <text:p>exchange (for something new)</text:p>
          </table:table-cell>
          <table:table-cell/>
          <table:table-cell office:value-type="string">
            <text:p>pʰanma (pʰantu)</text:p>
          </table:table-cell>
        </table:table-row>
        <table:table-row table:style-name="ro2">
          <table:table-cell/>
          <table:table-cell office:value-type="string">
            <text:p>t</text:p>
          </table:table-cell>
          <table:table-cell/>
          <table:table-cell office:value-type="string">
            <text:p>d,dh</text:p>
          </table:table-cell>
          <table:table-cell table:style-name="ce12"/>
          <table:table-cell office:value-type="string">
            <text:p>op</text:p>
          </table:table-cell>
          <table:table-cell office:value-type="string">
            <text:p>ups</text:p>
          </table:table-cell>
          <table:table-cell office:value-type="string">
            <text:p>up</text:p>
          </table:table-cell>
          <table:table-cell table:style-name="ce12"/>
          <table:table-cell office:value-type="string">
            <text:p>tɛn</text:p>
          </table:table-cell>
          <table:table-cell office:value-type="string">
            <text:p>drop, fall</text:p>
          </table:table-cell>
          <table:table-cell/>
          <table:table-cell office:value-type="string">
            <text:p>danma (dantu) ; <text:s/>dʰanma (dʰantu)</text:p>
          </table:table-cell>
        </table:table-row>
        <table:table-row table:style-name="ro2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12"/>
          <table:table-cell office:value-type="string">
            <text:p>up</text:p>
          </table:table-cell>
          <table:table-cell/>
          <table:table-cell office:value-type="string">
            <text:p>up</text:p>
          </table:table-cell>
          <table:table-cell table:style-name="ce12"/>
          <table:table-cell office:value-type="string">
            <text:p>wɛp</text:p>
          </table:table-cell>
          <table:table-cell office:value-type="string">
            <text:p>scoop</text:p>
          </table:table-cell>
          <table:table-cell/>
          <table:table-cell office:value-type="string">
            <text:p>opma (ou)</text:p>
          </table:table-cell>
        </table:table-row>
        <table:table-row table:style-name="ro2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2"/>
          <table:table-cell office:value-type="string">
            <text:p>opt</text:p>
          </table:table-cell>
          <table:table-cell/>
          <table:table-cell office:value-type="string">
            <text:p>upt</text:p>
          </table:table-cell>
          <table:table-cell table:style-name="ce12"/>
          <table:table-cell office:value-type="string">
            <text:p>ʔɛt</text:p>
          </table:table-cell>
          <table:table-cell office:value-type="string">
            <text:p>say</text:p>
          </table:table-cell>
          <table:table-cell/>
          <table:table-cell office:value-type="string">
            <text:p>etma (ettu)</text:p>
          </table:table-cell>
        </table:table-row>
        <table:table-row table:style-name="ro2">
          <table:table-cell/>
          <table:table-cell office:value-type="string">
            <text:p>dz</text:p>
          </table:table-cell>
          <table:table-cell/>
          <table:table-cell office:value-type="string">
            <text:p>c</text:p>
          </table:table-cell>
          <table:table-cell table:style-name="ce12"/>
          <table:table-cell office:value-type="string">
            <text:p>umt</text:p>
          </table:table-cell>
          <table:table-cell/>
          <table:table-cell office:value-type="string">
            <text:p>upt</text:p>
          </table:table-cell>
          <table:table-cell table:style-name="ce12"/>
          <table:table-cell office:value-type="string">
            <text:p>ʣikt</text:p>
          </table:table-cell>
          <table:table-cell office:value-type="string">
            <text:p>paint, dye</text:p>
          </table:table-cell>
          <table:table-cell/>
          <table:table-cell office:value-type="string">
            <text:p>cɨkma (cɨktu)</text:p>
          </table:table-cell>
        </table:table-row>
        <table:table-row table:style-name="ro2">
          <table:table-cell/>
          <table:table-cell office:value-type="string">
            <text:p>ghr</text:p>
          </table:table-cell>
          <table:table-cell/>
          <table:table-cell office:value-type="string">
            <text:p>k</text:p>
          </table:table-cell>
          <table:table-cell table:style-name="ce12"/>
          <table:table-cell office:value-type="string">
            <text:p>u</text:p>
          </table:table-cell>
          <table:table-cell office:value-type="string">
            <text:p>os</text:p>
          </table:table-cell>
          <table:table-cell office:value-type="string">
            <text:p>us</text:p>
          </table:table-cell>
          <table:table-cell table:style-name="ce12"/>
          <table:table-cell office:value-type="string">
            <text:p>ghrikt</text:p>
          </table:table-cell>
          <table:table-cell office:value-type="string">
            <text:p>take, hold on</text:p>
          </table:table-cell>
          <table:table-cell/>
          <table:table-cell office:value-type="string">
            <text:p>kɨkma (kɨktu)</text:p>
          </table:table-cell>
        </table:table-row>
        <table:table-row table:style-name="ro2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2"/>
          <table:table-cell office:value-type="string">
            <text:p>itt</text:p>
          </table:table-cell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12"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/>
          <table:table-cell office:value-type="string">
            <text:p>hinma (hila) </text:p>
          </table:table-cell>
        </table:table-row>
        <table:table-row table:style-name="ro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2"/>
          <table:table-cell/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12"/>
          <table:table-cell office:value-type="string">
            <text:p>lim</text:p>
          </table:table-cell>
          <table:table-cell office:value-type="string">
            <text:p>sprout</text:p>
          </table:table-cell>
          <table:table-cell/>
          <table:table-cell office:value-type="string">
            <text:p>limma, lima</text:p>
          </table:table-cell>
        </table:table-row>
        <table:table-row table:style-name="ro2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12"/>
          <table:table-cell office:value-type="string">
            <text:p>ut</text:p>
          </table:table-cell>
          <table:table-cell/>
          <table:table-cell office:value-type="string">
            <text:p>utt</text:p>
          </table:table-cell>
          <table:table-cell table:style-name="ce12"/>
          <table:table-cell office:value-type="string">
            <text:p>sʌmt</text:p>
          </table:table-cell>
          <table:table-cell office:value-type="string">
            <text:p>become numb (due to lack of circulation)</text:p>
          </table:table-cell>
          <table:table-cell/>
          <table:table-cell office:value-type="string">
            <text:p>simma (simtu)</text:p>
          </table:table-cell>
        </table:table-row>
        <table:table-row table:style-name="ro2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12"/>
          <table:table-cell table:number-columns-repeated="2" office:value-type="string">
            <text:p>a</text:p>
          </table:table-cell>
          <table:table-cell/>
          <table:table-cell table:style-name="ce12"/>
          <table:table-cell office:value-type="string">
            <text:p>thin</text:p>
          </table:table-cell>
          <table:table-cell office:value-type="string">
            <text:p>wake up</text:p>
          </table:table-cell>
          <table:table-cell/>
          <table:table-cell office:value-type="string">
            <text:p>tʰinma (tʰinta) ; tʰinma (tʰintu)</text:p>
          </table:table-cell>
        </table:table-row>
        <table:table-row table:style-name="ro2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2"/>
          <table:table-cell table:number-columns-repeated="2" office:value-type="string">
            <text:p>a</text:p>
          </table:table-cell>
          <table:table-cell/>
          <table:table-cell table:style-name="ce12"/>
          <table:table-cell office:value-type="string">
            <text:p>ɦip</text:p>
          </table:table-cell>
          <table:table-cell office:value-type="string">
            <text:p>cut with a swiping motion</text:p>
          </table:table-cell>
          <table:table-cell/>
          <table:table-cell office:value-type="string">
            <text:p>hipma (hiu)</text:p>
          </table:table-cell>
        </table:table-row>
        <table:table-row table:style-name="ro2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12"/>
          <table:table-cell office:value-type="string">
            <text:p>ok</text:p>
          </table:table-cell>
          <table:table-cell office:value-type="string">
            <text:p>a:ks</text:p>
          </table:table-cell>
          <table:table-cell/>
          <table:table-cell table:style-name="ce12"/>
          <table:table-cell office:value-type="string">
            <text:p>phipt</text:p>
          </table:table-cell>
          <table:table-cell office:value-type="string">
            <text:p>suck out from, suck in</text:p>
          </table:table-cell>
          <table:table-cell/>
          <table:table-cell office:value-type="string">
            <text:p>pʰɨpma (pʰɨptu)</text:p>
          </table:table-cell>
        </table:table-row>
        <table:table-row table:style-name="ro2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2"/>
          <table:table-cell office:value-type="string">
            <text:p>ɛtt</text:p>
          </table:table-cell>
          <table:table-cell office:value-type="string">
            <text:p>a:t</text:p>
          </table:table-cell>
          <table:table-cell/>
          <table:table-cell table:style-name="ce12"/>
          <table:table-cell office:value-type="string">
            <text:p>ript</text:p>
          </table:table-cell>
          <table:table-cell office:value-type="string">
            <text:p>twist</text:p>
          </table:table-cell>
          <table:table-cell/>
          <table:table-cell office:value-type="string">
            <text:p>ripma (riptu</text:p>
          </table:table-cell>
        </table:table-row>
        <table:table-row table:style-name="ro2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2"/>
          <table:table-cell office:value-type="string">
            <text:p>ot</text:p>
          </table:table-cell>
          <table:table-cell office:value-type="string">
            <text:p>a:t</text:p>
          </table:table-cell>
          <table:table-cell/>
          <table:table-cell table:style-name="ce12"/>
          <table:table-cell office:value-type="string">
            <text:p>ʔipt</text:p>
          </table:table-cell>
          <table:table-cell office:value-type="string">
            <text:p>cheat</text:p>
          </table:table-cell>
          <table:table-cell/>
          <table:table-cell office:value-type="string">
            <text:p>ipma (iptu)</text:p>
          </table:table-cell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/>
          <table:table-cell table:style-name="ce12"/>
          <table:table-cell office:value-type="string">
            <text:p>ekt</text:p>
          </table:table-cell>
          <table:table-cell office:value-type="string">
            <text:p>ak</text:p>
          </table:table-cell>
          <table:table-cell/>
          <table:table-cell table:style-name="ce12"/>
          <table:table-cell office:value-type="string">
            <text:p>mit</text:p>
          </table:table-cell>
          <table:table-cell office:value-type="string">
            <text:p>di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</text:p>
          </table:table-cell>
          <table:table-cell/>
          <table:table-cell office:value-type="string">
            <text:p>th</text:p>
          </table:table-cell>
          <table:table-cell table:style-name="ce12"/>
          <table:table-cell office:value-type="string">
            <text:p>aŋt</text:p>
          </table:table-cell>
          <table:table-cell office:value-type="string">
            <text:p>akt</text:p>
          </table:table-cell>
          <table:table-cell/>
          <table:table-cell table:style-name="ce12"/>
          <table:table-cell table:number-columns-repeated="2"/>
          <table:table-cell office:value-type="string">
            <text:p>thak</text:p>
          </table:table-cell>
          <table:table-cell/>
        </table:table-row>
        <table:table-row table:style-name="ro2">
          <table:table-cell office:value-type="string">
            <text:p>emprunt ?</text:p>
          </table:table-cell>
          <table:table-cell office:value-type="string">
            <text:p>bh</text:p>
          </table:table-cell>
          <table:table-cell/>
          <table:table-cell office:value-type="string">
            <text:p>bh</text:p>
          </table:table-cell>
          <table:table-cell table:style-name="ce12"/>
          <table:table-cell office:value-type="string">
            <text:p>ek</text:p>
          </table:table-cell>
          <table:table-cell office:value-type="string">
            <text:p>akt</text:p>
          </table:table-cell>
          <table:table-cell/>
          <table:table-cell table:style-name="ce12"/>
          <table:table-cell office:value-type="string">
            <text:p>bhokt</text:p>
          </table:table-cell>
          <table:table-cell office:value-type="string">
            <text:p>patch</text:p>
          </table:table-cell>
          <table:table-cell/>
          <table:table-cell table:style-name="ce9" office:value-type="string">
            <text:p>bʰokma (bʰoktu)</text:p>
          </table:table-cell>
        </table:table-row>
        <table:table-row table:style-name="ro2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2"/>
          <table:table-cell office:value-type="string">
            <text:p>emt</text:p>
          </table:table-cell>
          <table:table-cell office:value-type="string">
            <text:p>am</text:p>
          </table:table-cell>
          <table:table-cell/>
          <table:table-cell table:style-name="ce12"/>
          <table:table-cell office:value-type="string">
            <text:p>kokt</text:p>
          </table:table-cell>
          <table:table-cell office:value-type="string">
            <text:p>cut</text:p>
          </table:table-cell>
          <table:table-cell/>
          <table:table-cell office:value-type="string">
            <text:p>kʰokma (kʰoktu)</text:p>
          </table:table-cell>
        </table:table-row>
        <table:table-row table:style-name="ro2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2"/>
          <table:table-cell office:value-type="string">
            <text:p>ɛm</text:p>
          </table:table-cell>
          <table:table-cell office:value-type="string">
            <text:p>am</text:p>
          </table:table-cell>
          <table:table-cell/>
          <table:table-cell table:style-name="ce12"/>
          <table:table-cell office:value-type="string">
            <text:p>khol</text:p>
          </table:table-cell>
          <table:table-cell office:value-type="string">
            <text:p>transport</text:p>
          </table:table-cell>
          <table:table-cell/>
          <table:table-cell table:style-name="ce3" office:value-type="string">
            <text:p>kʰonma (kʰolu)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/>
          <table:table-cell office:value-type="string">
            <text:p>t</text:p>
          </table:table-cell>
          <table:table-cell table:style-name="ce12"/>
          <table:table-cell office:value-type="string">
            <text:p>ɛm</text:p>
          </table:table-cell>
          <table:table-cell office:value-type="string">
            <text:p>amt</text:p>
          </table:table-cell>
          <table:table-cell/>
          <table:table-cell table:style-name="ce12"/>
          <table:table-cell office:value-type="string">
            <text:p>dom</text:p>
          </table:table-cell>
          <table:table-cell office:value-type="string">
            <text:p>collect</text:p>
          </table:table-cell>
          <table:table-cell/>
          <table:table-cell office:value-type="string">
            <text:p>tamma (tamsu)</text:p>
          </table:table-cell>
        </table:table-row>
        <table:table-row table:style-name="ro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2"/>
          <table:table-cell office:value-type="string">
            <text:p>oŋ</text:p>
          </table:table-cell>
          <table:table-cell office:value-type="string">
            <text:p>aŋ</text:p>
          </table:table-cell>
          <table:table-cell/>
          <table:table-cell table:style-name="ce12"/>
          <table:table-cell office:value-type="string">
            <text:p>lom</text:p>
          </table:table-cell>
          <table:table-cell office:value-type="string">
            <text:p>search for</text:p>
          </table:table-cell>
          <table:table-cell/>
          <table:table-cell office:value-type="string">
            <text:p>lamma (lamu)</text:p>
          </table:table-cell>
        </table:table-row>
        <table:table-row table:style-name="ro2">
          <table:table-cell/>
          <table:table-cell office:value-type="string">
            <text:p>tsh</text:p>
          </table:table-cell>
          <table:table-cell/>
          <table:table-cell office:value-type="string">
            <text:p>th</text:p>
          </table:table-cell>
          <table:table-cell table:style-name="ce12"/>
          <table:table-cell office:value-type="string">
            <text:p>aŋ</text:p>
          </table:table-cell>
          <table:table-cell table:style-name="ce3" office:value-type="string">
            <text:p>aŋt</text:p>
          </table:table-cell>
          <table:table-cell/>
          <table:table-cell table:style-name="ce12"/>
          <table:table-cell office:value-type="string">
            <text:p>tshom</text:p>
          </table:table-cell>
          <table:table-cell office:value-type="string">
            <text:p>dance</text:p>
          </table:table-cell>
          <table:table-cell/>
          <table:table-cell office:value-type="string">
            <text:p>tʰomma (tʰoma)</text:p>
          </table:table-cell>
        </table:table-row>
        <table:table-row table:style-name="ro2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2"/>
          <table:table-cell office:value-type="string">
            <text:p>ɛpt</text:p>
          </table:table-cell>
          <table:table-cell office:value-type="string">
            <text:p>apt</text:p>
          </table:table-cell>
          <table:table-cell/>
          <table:table-cell table:style-name="ce12"/>
          <table:table-cell office:value-type="string">
            <text:p>ʦom</text:p>
          </table:table-cell>
          <table:table-cell office:value-type="string">
            <text:p>chop</text:p>
          </table:table-cell>
          <table:table-cell/>
          <table:table-cell office:value-type="string">
            <text:p>cʰamma (cʰamsu)</text:p>
          </table:table-cell>
        </table:table-row>
        <table:table-row table:style-name="ro2">
          <table:table-cell/>
          <table:table-cell office:value-type="string">
            <text:p>ts</text:p>
          </table:table-cell>
          <table:table-cell/>
          <table:table-cell office:value-type="string">
            <text:p>t</text:p>
          </table:table-cell>
          <table:table-cell table:style-name="ce12"/>
          <table:table-cell office:value-type="string">
            <text:p>ɛl</text:p>
          </table:table-cell>
          <table:table-cell office:value-type="string">
            <text:p>aʔr</text:p>
          </table:table-cell>
          <table:table-cell/>
          <table:table-cell table:style-name="ce12"/>
          <table:table-cell office:value-type="string">
            <text:p>ʦon</text:p>
          </table:table-cell>
          <table:table-cell office:value-type="string">
            <text:p>jump</text:p>
          </table:table-cell>
          <table:table-cell/>
          <table:table-cell office:value-type="string">
            <text:p>tanma (tanta</text:p>
          </table:table-cell>
        </table:table-row>
        <table:table-row table:style-name="ro2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12"/>
          <table:table-cell office:value-type="string">
            <text:p>ik</text:p>
          </table:table-cell>
          <table:table-cell office:value-type="string">
            <text:p>eks</text:p>
          </table:table-cell>
          <table:table-cell/>
          <table:table-cell table:style-name="ce12"/>
          <table:table-cell office:value-type="string">
            <text:p>ʣhoŋ</text:p>
          </table:table-cell>
          <table:table-cell office:value-type="string">
            <text:p>plough</text:p>
          </table:table-cell>
          <table:table-cell/>
          <table:table-cell office:value-type="string">
            <text:p>cʰoma (cʰou)</text:p>
          </table:table-cell>
        </table:table-row>
        <table:table-row table:style-name="ro2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2"/>
          <table:table-cell office:value-type="string">
            <text:p>ek</text:p>
          </table:table-cell>
          <table:table-cell office:value-type="string">
            <text:p>ekt</text:p>
          </table:table-cell>
          <table:table-cell/>
          <table:table-cell table:style-name="ce12"/>
          <table:table-cell office:value-type="string">
            <text:p>khoŋ</text:p>
          </table:table-cell>
          <table:table-cell office:value-type="string">
            <text:p>come from below</text:p>
          </table:table-cell>
          <table:table-cell/>
          <table:table-cell table:style-name="ce10" office:value-type="string">
            <text:p>kʰonma, kʰonta</text:p>
          </table:table-cell>
        </table:table-row>
        <table:table-row table:style-name="ro2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12"/>
          <table:table-cell office:value-type="string">
            <text:p>ek</text:p>
          </table:table-cell>
          <table:table-cell office:value-type="string">
            <text:p>ɛk</text:p>
          </table:table-cell>
          <table:table-cell/>
          <table:table-cell table:style-name="ce12"/>
          <table:table-cell office:value-type="string">
            <text:p>woŋ</text:p>
          </table:table-cell>
          <table:table-cell office:value-type="string">
            <text:p>enter</text:p>
          </table:table-cell>
          <table:table-cell/>
          <table:table-cell office:value-type="string">
            <text:p>waŋma, waŋa</text:p>
          </table:table-cell>
        </table:table-row>
        <table:table-row table:style-name="ro2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2"/>
          <table:table-cell office:value-type="string">
            <text:p>i</text:p>
          </table:table-cell>
          <table:table-cell office:value-type="string">
            <text:p>ɛn</text:p>
          </table:table-cell>
          <table:table-cell/>
          <table:table-cell table:style-name="ce12"/>
          <table:table-cell office:value-type="string">
            <text:p>koŋt</text:p>
          </table:table-cell>
          <table:table-cell office:value-type="string">
            <text:p>freeze</text:p>
          </table:table-cell>
          <table:table-cell/>
          <table:table-cell office:value-type="string">
            <text:p>kʰoŋma (kʰoŋtu)</text:p>
          </table:table-cell>
        </table:table-row>
        <table:table-row table:style-name="ro2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12"/>
          <table:table-cell office:value-type="string">
            <text:p>el</text:p>
          </table:table-cell>
          <table:table-cell office:value-type="string">
            <text:p>ɛnt</text:p>
          </table:table-cell>
          <table:table-cell/>
          <table:table-cell table:style-name="ce12"/>
          <table:table-cell office:value-type="string">
            <text:p>khop</text:p>
          </table:table-cell>
          <table:table-cell office:value-type="string">
            <text:p>gather</text:p>
          </table:table-cell>
          <table:table-cell/>
          <table:table-cell table:style-name="ce7" office:value-type="string">
            <text:p>kapma, <text:span text:style-name="T2">kaptu</text:span></text:p>
          </table:table-cell>
        </table:table-row>
        <table:table-row table:style-name="ro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2"/>
          <table:table-cell office:value-type="string">
            <text:p>i</text:p>
          </table:table-cell>
          <table:table-cell office:value-type="string">
            <text:p>ɛnt</text:p>
          </table:table-cell>
          <table:table-cell/>
          <table:table-cell table:style-name="ce12"/>
          <table:table-cell office:value-type="string">
            <text:p>lop</text:p>
          </table:table-cell>
          <table:table-cell office:value-type="string">
            <text:p>catch</text:p>
          </table:table-cell>
          <table:table-cell/>
          <table:table-cell office:value-type="string">
            <text:p>lapma (lau)</text:p>
          </table:table-cell>
        </table:table-row>
        <table:table-row table:style-name="ro2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2"/>
          <table:table-cell office:value-type="string">
            <text:p>ep</text:p>
          </table:table-cell>
          <table:table-cell office:value-type="string">
            <text:p>ɛp</text:p>
          </table:table-cell>
          <table:table-cell/>
          <table:table-cell table:style-name="ce12"/>
          <table:table-cell office:value-type="string">
            <text:p>mop</text:p>
          </table:table-cell>
          <table:table-cell office:value-type="string">
            <text:p>grope</text:p>
          </table:table-cell>
          <table:table-cell/>
          <table:table-cell office:value-type="string">
            <text:p>mapma</text:p>
          </table:table-cell>
        </table:table-row>
        <table:table-row table:style-name="ro2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 office:value-type="string">
            <text:p>kh</text:p>
          </table:table-cell>
          <table:table-cell table:style-name="ce12"/>
          <table:table-cell office:value-type="string">
            <text:p>et</text:p>
          </table:table-cell>
          <table:table-cell office:value-type="string">
            <text:p>ɛt</text:p>
          </table:table-cell>
          <table:table-cell/>
          <table:table-cell table:style-name="ce12"/>
          <table:table-cell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khaps</text:p>
          </table:table-cell>
          <table:table-cell office:value-type="string">
            <text:p>kʰapma (kʰaptu) </text:p>
          </table:table-cell>
        </table:table-row>
        <table:table-row table:style-name="ro2">
          <table:table-cell office:value-type="string">
            <text:p>?</text:p>
          </table:table-cell>
          <table:table-cell office:value-type="string">
            <text:p>th</text:p>
          </table:table-cell>
          <table:table-cell/>
          <table:table-cell office:value-type="string">
            <text:p>dh</text:p>
          </table:table-cell>
          <table:table-cell table:style-name="ce12"/>
          <table:table-cell office:value-type="string">
            <text:p>elt</text:p>
          </table:table-cell>
          <table:table-cell office:value-type="string">
            <text:p>ɛʔr</text:p>
          </table:table-cell>
          <table:table-cell/>
          <table:table-cell table:style-name="ce12"/>
          <table:table-cell office:value-type="string">
            <text:p>thopt</text:p>
          </table:table-cell>
          <table:table-cell office:value-type="string">
            <text:p>beat</text:p>
          </table:table-cell>
          <table:table-cell/>
          <table:table-cell office:value-type="string">
            <text:p>dʰapma (dʰaptu)</text:p>
          </table:table-cell>
        </table:table-row>
        <table:table-row table:style-name="ro2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2"/>
          <table:table-cell table:number-columns-repeated="2" office:value-type="string">
            <text:p>i</text:p>
          </table:table-cell>
          <table:table-cell/>
          <table:table-cell table:style-name="ce12"/>
          <table:table-cell office:value-type="string">
            <text:p>ʔopt</text:p>
          </table:table-cell>
          <table:table-cell office:value-type="string">
            <text:p>rise (sun)</text:p>
          </table:table-cell>
          <table:table-cell/>
          <table:table-cell office:value-type="string">
            <text:p>upma (uptu)</text:p>
          </table:table-cell>
        </table:table-row>
        <table:table-row table:style-name="ro2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2"/>
          <table:table-cell office:value-type="string">
            <text:p>iŋ</text:p>
          </table:table-cell>
          <table:table-cell office:value-type="string">
            <text:p>i:ks</text:p>
          </table:table-cell>
          <table:table-cell/>
          <table:table-cell table:style-name="ce12"/>
          <table:table-cell office:value-type="string">
            <text:p>ʦor</text:p>
          </table:table-cell>
          <table:table-cell office:value-type="string">
            <text:p>pay</text:p>
          </table:table-cell>
          <table:table-cell/>
          <table:table-cell office:value-type="string">
            <text:p>cʰonma (cʰoru)</text:p>
          </table:table-cell>
        </table:table-row>
        <table:table-row table:style-name="ro2">
          <table:table-cell/>
          <table:table-cell office:value-type="string">
            <text:p>bhr</text:p>
          </table:table-cell>
          <table:table-cell/>
          <table:table-cell office:value-type="string">
            <text:p>p</text:p>
          </table:table-cell>
          <table:table-cell table:style-name="ce12"/>
          <table:table-cell office:value-type="string">
            <text:p>ik</text:p>
          </table:table-cell>
          <table:table-cell office:value-type="string">
            <text:p>i:kt</text:p>
          </table:table-cell>
          <table:table-cell/>
          <table:table-cell table:style-name="ce12"/>
          <table:table-cell office:value-type="string">
            <text:p>bhrot</text:p>
          </table:table-cell>
          <table:table-cell office:value-type="string">
            <text:p>shout</text:p>
          </table:table-cell>
          <table:table-cell/>
          <table:table-cell table:style-name="ce3" office:value-type="string">
            <text:p>patma, para / butma (buttu) « to call »</text:p>
          </table:table-cell>
        </table:table-row>
        <table:table-row table:style-name="ro2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2"/>
          <table:table-cell office:value-type="string">
            <text:p>iŋ</text:p>
          </table:table-cell>
          <table:table-cell office:value-type="string">
            <text:p>iŋ</text:p>
          </table:table-cell>
          <table:table-cell/>
          <table:table-cell table:style-name="ce12"/>
          <table:table-cell office:value-type="string">
            <text:p>khot</text:p>
          </table:table-cell>
          <table:table-cell office:value-type="string">
            <text:p>go</text:p>
          </table:table-cell>
          <table:table-cell/>
          <table:table-cell office:value-type="string">
            <text:p>kʰatma (kʰara)</text:p>
          </table:table-cell>
        </table:table-row>
        <table:table-row table:style-name="ro2">
          <table:table-cell/>
          <table:table-cell office:value-type="string">
            <text:p>t</text:p>
          </table:table-cell>
          <table:table-cell/>
          <table:table-cell office:value-type="string">
            <text:p>d</text:p>
          </table:table-cell>
          <table:table-cell table:style-name="ce12"/>
          <table:table-cell office:value-type="string">
            <text:p>ept</text:p>
          </table:table-cell>
          <table:table-cell office:value-type="string">
            <text:p>ipt</text:p>
          </table:table-cell>
          <table:table-cell/>
          <table:table-cell table:style-name="ce12"/>
          <table:table-cell office:value-type="string">
            <text:p>tot</text:p>
          </table:table-cell>
          <table:table-cell office:value-type="string">
            <text:p>be visible</text:p>
          </table:table-cell>
          <table:table-cell/>
          <table:table-cell office:value-type="string">
            <text:p>datma, dara</text:p>
          </table:table-cell>
        </table:table-row>
        <table:table-row table:style-name="ro2">
          <table:table-cell/>
          <table:table-cell office:value-type="string">
            <text:p>p</text:p>
          </table:table-cell>
          <table:table-cell/>
          <table:table-cell office:value-type="string">
            <text:p>b</text:p>
          </table:table-cell>
          <table:table-cell table:style-name="ce12"/>
          <table:table-cell office:value-type="string">
            <text:p>i</text:p>
          </table:table-cell>
          <table:table-cell office:value-type="string">
            <text:p>is</text:p>
          </table:table-cell>
          <table:table-cell/>
          <table:table-cell table:style-name="ce12"/>
          <table:table-cell table:style-name="ce2" office:value-type="string">
            <text:p>pott</text:p>
          </table:table-cell>
          <table:table-cell office:value-type="string">
            <text:p>blossom</text:p>
          </table:table-cell>
          <table:table-cell table:style-name="ce2"/>
          <table:table-cell office:value-type="string">
            <text:p>batma, bara</text:p>
          </table:table-cell>
        </table:table-row>
        <table:table-row table:style-name="ro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2"/>
          <table:table-cell office:value-type="string">
            <text:p>il</text:p>
          </table:table-cell>
          <table:table-cell office:value-type="string">
            <text:p>iʔr</text:p>
          </table:table-cell>
          <table:table-cell/>
          <table:table-cell table:style-name="ce12"/>
          <table:table-cell office:value-type="string">
            <text:p>lu</text:p>
          </table:table-cell>
          <table:table-cell office:value-type="string">
            <text:p>feel</text:p>
          </table:table-cell>
          <table:table-cell/>
          <table:table-cell office:value-type="string">
            <text:p>luma, luwa</text:p>
          </table:table-cell>
        </table:table-row>
        <table:table-row table:style-name="ro2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2"/>
          <table:table-cell office:value-type="string">
            <text:p>uŋt</text:p>
          </table:table-cell>
          <table:table-cell office:value-type="string">
            <text:p>oks</text:p>
          </table:table-cell>
          <table:table-cell/>
          <table:table-cell table:style-name="ce12"/>
          <table:table-cell office:value-type="string">
            <text:p>mu</text:p>
          </table:table-cell>
          <table:table-cell office:value-type="string">
            <text:p>be</text:p>
          </table:table-cell>
          <table:table-cell/>
          <table:table-cell office:value-type="string">
            <text:p>muma</text:p>
          </table:table-cell>
        </table:table-row>
        <table:table-row table:style-name="ro2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2"/>
          <table:table-cell office:value-type="string">
            <text:p>ukt</text:p>
          </table:table-cell>
          <table:table-cell office:value-type="string">
            <text:p>okt</text:p>
          </table:table-cell>
          <table:table-cell/>
          <table:table-cell table:style-name="ce12"/>
          <table:table-cell office:value-type="string">
            <text:p>mu</text:p>
          </table:table-cell>
          <table:table-cell office:value-type="string">
            <text:p>do</text:p>
          </table:table-cell>
          <table:table-cell/>
          <table:table-cell office:value-type="string">
            <text:p>muma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/>
          <table:table-cell office:value-type="string">
            <text:p>p</text:p>
          </table:table-cell>
          <table:table-cell table:style-name="ce12"/>
          <table:table-cell table:number-columns-repeated="2" office:value-type="string">
            <text:p>ont</text:p>
          </table:table-cell>
          <table:table-cell/>
          <table:table-cell table:style-name="ce12"/>
          <table:table-cell office:value-type="string">
            <text:p>buk</text:p>
          </table:table-cell>
          <table:table-cell office:value-type="string">
            <text:p>give birth</text:p>
          </table:table-cell>
          <table:table-cell/>
          <table:table-cell office:value-type="string">
            <text:p>pukma, pua</text:p>
          </table:table-cell>
        </table:table-row>
        <table:table-row table:style-name="ro2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12"/>
          <table:table-cell office:value-type="string">
            <text:p>u</text:p>
          </table:table-cell>
          <table:table-cell office:value-type="string">
            <text:p>os</text:p>
          </table:table-cell>
          <table:table-cell/>
          <table:table-cell table:style-name="ce12"/>
          <table:table-cell office:value-type="string">
            <text:p>ʣhuk</text:p>
          </table:table-cell>
          <table:table-cell office:value-type="string">
            <text:p>jump down, escape</text:p>
          </table:table-cell>
          <table:table-cell/>
          <table:table-cell office:value-type="string">
            <text:p>cʰukma (cʰukta)</text:p>
          </table:table-cell>
        </table:table-row>
        <table:table-row table:style-name="ro2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12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12"/>
          <table:table-cell office:value-type="string">
            <text:p>kukt</text:p>
          </table:table-cell>
          <table:table-cell office:value-type="string">
            <text:p>bend</text:p>
          </table:table-cell>
          <table:table-cell/>
          <table:table-cell office:value-type="string">
            <text:p>kuŋma (kuŋtu)</text:p>
          </table:table-cell>
        </table:table-row>
        <table:table-row table:style-name="ro2">
          <table:table-cell/>
          <table:table-cell office:value-type="string">
            <text:p>dh</text:p>
          </table:table-cell>
          <table:table-cell/>
          <table:table-cell office:value-type="string">
            <text:p>t</text:p>
          </table:table-cell>
          <table:table-cell table:style-name="ce12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12"/>
          <table:table-cell office:value-type="string">
            <text:p>dhum</text:p>
          </table:table-cell>
          <table:table-cell office:value-type="string">
            <text:p>fit together, be in good terms</text:p>
          </table:table-cell>
          <table:table-cell/>
          <table:table-cell office:value-type="string">
            <text:p>tumma (tumsu)</text:p>
          </table:table-cell>
        </table:table-row>
        <table:table-row table:style-name="ro2">
          <table:table-cell/>
          <table:table-cell office:value-type="string">
            <text:p>khl</text:p>
          </table:table-cell>
          <table:table-cell/>
          <table:table-cell office:value-type="string">
            <text:p>kh</text:p>
          </table:table-cell>
          <table:table-cell table:style-name="ce12"/>
          <table:table-cell office:value-type="string">
            <text:p>ol</text:p>
          </table:table-cell>
          <table:table-cell office:value-type="string">
            <text:p>ɔnt</text:p>
          </table:table-cell>
          <table:table-cell/>
          <table:table-cell table:style-name="ce12"/>
          <table:table-cell office:value-type="string">
            <text:p>khlum</text:p>
          </table:table-cell>
          <table:table-cell office:value-type="string">
            <text:p>bury</text:p>
          </table:table-cell>
          <table:table-cell/>
          <table:table-cell office:value-type="string">
            <text:p>kʰumma (kʰumtu)</text:p>
          </table:table-cell>
        </table:table-row>
        <table:table-row table:style-name="ro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2"/>
          <table:table-cell office:value-type="string">
            <text:p>oŋ</text:p>
          </table:table-cell>
          <table:table-cell office:value-type="string">
            <text:p>ɔŋ</text:p>
          </table:table-cell>
          <table:table-cell/>
          <table:table-cell table:style-name="ce12"/>
          <table:table-cell office:value-type="string">
            <text:p>lum</text:p>
          </table:table-cell>
          <table:table-cell office:value-type="string">
            <text:p>parboil</text:p>
          </table:table-cell>
          <table:table-cell/>
          <table:table-cell office:value-type="string">
            <text:p>limma, limta</text:p>
          </table:table-cell>
        </table:table-row>
        <table:table-row table:style-name="ro2"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style-name="ce12"/>
          <table:table-cell office:value-type="string">
            <text:p>or</text:p>
          </table:table-cell>
          <table:table-cell office:value-type="string">
            <text:p>ɔʔr</text:p>
          </table:table-cell>
          <table:table-cell/>
          <table:table-cell table:style-name="ce12"/>
          <table:table-cell office:value-type="string">
            <text:p>pum</text:p>
          </table:table-cell>
          <table:table-cell office:value-type="string">
            <text:p>hold in one's fist, make a fist</text:p>
          </table:table-cell>
          <table:table-cell/>
          <table:table-cell office:value-type="string">
            <text:p>pumma (pumtu)</text:p>
          </table:table-cell>
        </table:table-row>
        <table:table-row table:style-name="ro2">
          <table:table-cell/>
          <table:table-cell office:value-type="string">
            <text:p>gl</text:p>
          </table:table-cell>
          <table:table-cell/>
          <table:table-cell office:value-type="string">
            <text:p>k</text:p>
          </table:table-cell>
          <table:table-cell table:style-name="ce12"/>
          <table:table-cell office:value-type="string">
            <text:p>im</text:p>
          </table:table-cell>
          <table:table-cell office:value-type="string">
            <text:p>ui:pt</text:p>
          </table:table-cell>
          <table:table-cell/>
          <table:table-cell table:style-name="ce12"/>
          <table:table-cell office:value-type="string">
            <text:p>glumt</text:p>
          </table:table-cell>
          <table:table-cell office:value-type="string">
            <text:p>brood</text:p>
          </table:table-cell>
          <table:table-cell/>
          <table:table-cell office:value-type="string">
            <text:p>kupma (kuptu)</text:p>
          </table:table-cell>
        </table:table-row>
        <table:table-row table:style-name="ro2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2"/>
          <table:table-cell office:value-type="string">
            <text:p>ikt</text:p>
          </table:table-cell>
          <table:table-cell office:value-type="string">
            <text:p>ukt</text:p>
          </table:table-cell>
          <table:table-cell/>
          <table:table-cell table:style-name="ce12"/>
          <table:table-cell office:value-type="string">
            <text:p>tumt</text:p>
          </table:table-cell>
          <table:table-cell office:value-type="string">
            <text:p>track</text:p>
          </table:table-cell>
          <table:table-cell/>
          <table:table-cell office:value-type="string">
            <text:p>dʰumma (dʰumtu)</text:p>
          </table:table-cell>
        </table:table-row>
        <table:table-row table:style-name="ro2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2"/>
          <table:table-cell office:value-type="string">
            <text:p>ok</text:p>
          </table:table-cell>
          <table:table-cell office:value-type="string">
            <text:p>ukt</text:p>
          </table:table-cell>
          <table:table-cell/>
          <table:table-cell table:style-name="ce12"/>
          <table:table-cell office:value-type="string">
            <text:p>kunt</text:p>
          </table:table-cell>
          <table:table-cell office:value-type="string">
            <text:p>stretch</text:p>
          </table:table-cell>
          <table:table-cell/>
          <table:table-cell office:value-type="string">
            <text:p>kʰɨnma (kʰɨnta) ;kʰɨnma (kʰɨntu)</text:p>
          </table:table-cell>
        </table:table-row>
        <table:table-row table:style-name="ro2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2"/>
          <table:table-cell office:value-type="string">
            <text:p>um</text:p>
          </table:table-cell>
          <table:table-cell office:value-type="string">
            <text:p>um</text:p>
          </table:table-cell>
          <table:table-cell/>
          <table:table-cell table:style-name="ce12"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table:style-name="ce4"/>
          <table:table-cell office:value-type="string">
            <text:p>huŋma (huŋu)</text:p>
          </table:table-cell>
        </table:table-row>
        <table:table-row table:style-name="ro2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2"/>
          <table:table-cell office:value-type="string">
            <text:p>utt</text:p>
          </table:table-cell>
          <table:table-cell office:value-type="string">
            <text:p>unt</text:p>
          </table:table-cell>
          <table:table-cell/>
          <table:table-cell table:style-name="ce12"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table:style-name="ce2" office:value-type="string">
            <text:p>yuːnt</text:p>
          </table:table-cell>
          <table:table-cell office:value-type="string">
            <text:p>ruŋma (ruŋsu)</text:p>
          </table:table-cell>
        </table:table-row>
        <table:table-row table:style-name="ro2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12"/>
          <table:table-cell office:value-type="string">
            <text:p>uŋ</text:p>
          </table:table-cell>
          <table:table-cell table:style-name="ce3" office:value-type="string">
            <text:p>uŋ</text:p>
          </table:table-cell>
          <table:table-cell/>
          <table:table-cell table:style-name="ce12"/>
          <table:table-cell office:value-type="string">
            <text:p>gup</text:p>
          </table:table-cell>
          <table:table-cell office:value-type="string">
            <text:p>hide</text:p>
          </table:table-cell>
          <table:table-cell/>
          <table:table-cell office:value-type="string">
            <text:p>kumma, kumsu</text:p>
          </table:table-cell>
        </table:table-row>
        <table:table-row table:style-name="ro2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2"/>
          <table:table-cell office:value-type="string">
            <text:p>umt</text:p>
          </table:table-cell>
          <table:table-cell office:value-type="string">
            <text:p>ups</text:p>
          </table:table-cell>
          <table:table-cell/>
          <table:table-cell table:style-name="ce12"/>
          <table:table-cell office:value-type="string">
            <text:p>rup</text:p>
          </table:table-cell>
          <table:table-cell office:value-type="string">
            <text:p>cut into pieces</text:p>
          </table:table-cell>
          <table:table-cell/>
          <table:table-cell office:value-type="string">
            <text:p>ropma (rou)</text:p>
          </table:table-cell>
        </table:table-row>
        <table:table-row table:style-name="ro2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2"/>
          <table:table-cell office:value-type="string">
            <text:p>u</text:p>
          </table:table-cell>
          <table:table-cell office:value-type="string">
            <text:p>us</text:p>
          </table:table-cell>
          <table:table-cell/>
          <table:table-cell table:style-name="ce12"/>
          <table:table-cell office:value-type="string">
            <text:p>tup</text:p>
          </table:table-cell>
          <table:table-cell office:value-type="string">
            <text:p>play music, beat metal</text:p>
          </table:table-cell>
          <table:table-cell/>
          <table:table-cell office:value-type="string">
            <text:p>kadʰuppa</text:p>
          </table:table-cell>
        </table:table-row>
        <table:table-row table:style-name="ro2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2"/>
          <table:table-cell office:value-type="string">
            <text:p>a</text:p>
          </table:table-cell>
          <table:table-cell table:number-columns-repeated="2"/>
          <table:table-cell table:style-name="ce12"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table:style-name="ce5" office:value-type="string">
            <text:p>ku</text:p>
          </table:table-cell>
          <table:table-cell office:value-type="string">
            <text:p>kʰunma (kʰuyu)</text:p>
          </table:table-cell>
        </table:table-row>
        <table:table-row table:style-name="ro2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2"/>
          <table:table-cell office:value-type="string">
            <text:p>a</text:p>
          </table:table-cell>
          <table:table-cell table:number-columns-repeated="2"/>
          <table:table-cell table:style-name="ce12"/>
          <table:table-cell office:value-type="string">
            <text:p>ɦut</text:p>
          </table:table-cell>
          <table:table-cell office:value-type="string">
            <text:p>burn</text:p>
          </table:table-cell>
          <table:table-cell table:style-name="ce7"/>
          <table:table-cell table:style-name="ce7" office:value-type="string">
            <text:p>h<text:span text:style-name="T1">ɨ</text:span>tma, <text:span text:style-name="T2">h</text:span><text:span text:style-name="T3">ɨ</text:span><text:span text:style-name="T2">ttu</text:span></text:p>
          </table:table-cell>
        </table:table-row>
        <table:table-row table:style-name="ro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2"/>
          <table:table-cell office:value-type="string">
            <text:p>ɛ</text:p>
          </table:table-cell>
          <table:table-cell table:number-columns-repeated="2"/>
          <table:table-cell table:style-name="ce12"/>
          <table:table-cell office:value-type="string">
            <text:p>lut</text:p>
          </table:table-cell>
          <table:table-cell office:value-type="string">
            <text:p>tell</text:p>
          </table:table-cell>
          <table:table-cell/>
          <table:table-cell office:value-type="string">
            <text:p>lutma (luttu)</text:p>
          </table:table-cell>
        </table:table-row>
        <table:table-row table:style-name="ro2">
          <table:table-cell table:number-columns-repeated="3"/>
          <table:table-cell office:value-type="string">
            <text:p>t</text:p>
          </table:table-cell>
          <table:table-cell table:style-name="ce12"/>
          <table:table-cell office:value-type="string">
            <text:p>it</text:p>
          </table:table-cell>
          <table:table-cell table:number-columns-repeated="2"/>
          <table:table-cell table:style-name="ce12"/>
          <table:table-cell table:number-columns-repeated="3"/>
          <table:table-cell office:value-type="string">
            <text:p>tukma, tua</text:p>
          </table:table-cell>
        </table:table-row>
        <table:table-row table:style-name="ro2">
          <table:table-cell table:number-columns-repeated="4"/>
          <table:table-cell table:style-name="ce12"/>
          <table:table-cell table:number-columns-repeated="3"/>
          <table:table-cell table:style-name="ce12"/>
          <table:table-cell office:value-type="string">
            <text:p>khri</text:p>
          </table:table-cell>
          <table:table-cell office:value-type="string">
            <text:p>help to walk from behing (a child)</text:p>
          </table:table-cell>
          <table:table-cell table:number-columns-repeated="2"/>
        </table:table-row>
        <table:table-row table:style-name="ro2" table:number-rows-repeated="104837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euille2.F1:Feuille2.H19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tium1" svg:font-family="Gentium"/>
    <style:font-face style:name="Gentium-Italic1" svg:font-family="Gentium-Italic" style:font-family-generic="script"/>
    <style:font-face style:name="Gentium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18/02/2016</text:date>, <text:time>12:3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2-18T12:36:57.03</dc:date>
    <meta:editing-duration>PT16H4M38S</meta:editing-duration>
    <meta:editing-cycles>244</meta:editing-cycles>
    <meta:generator>OpenOffice/4.0.1$Win32 OpenOffice.org_project/401m5$Build-9714</meta:generator>
    <dc:creator>Guillaume Jacques</dc:creator>
    <meta:document-statistic meta:table-count="3" meta:cell-count="3779" meta:object-count="0"/>
    <meta:user-defined meta:name="Info 1"/>
    <meta:user-defined meta:name="Info 2"/>
    <meta:user-defined meta:name="Info 3"/>
    <meta:user-defined meta:name="Info 4"/>
  </office:meta>
</office:document-meta>
</file>